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pt"/>
    </style:style>
    <style:style style:name="co3" style:family="table-column">
      <style:table-column-properties fo:break-before="auto" style:column-width="120.3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23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123"/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2"/>
    <style:style style:name="ce48" style:family="table-cell" style:parent-style-name="Default" style:data-style-name="N123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="0.06pt solid #000000"/>
    </style:style>
    <style:style style:name="ce52" style:family="table-cell" style:parent-style-name="Default" style:data-style-name="N2">
      <style:table-cell-properties fo:border="0.06pt solid #000000"/>
    </style:style>
    <style:style style:name="ce54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61"/>
    <style:style style:name="ce5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5" style:family="table-cell" style:parent-style-name="Default" style:data-style-name="N123">
      <style:table-cell-properties fo:border="0.06pt solid #000000"/>
    </style:style>
    <style:style style:name="ce53" style:family="table-cell" style:parent-style-name="Default" style:data-style-name="N123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453.51pt" svg:height="255.09pt" svg:x="148.79pt" svg:y="2550.78pt">
            <draw:object draw:notify-on-update-of-ranges="CEC17.B197:CEC17.M197 CEC17.A198:CEC17.A198 CEC17.B198:CEC17.M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6"/>
          <table:table-cell table:style-name="ce19"/>
          <table:table-cell/>
          <table:table-cell table:style-name="ce24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34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Worst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string" calcext:value-type="string">
            <text:p>$f_1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string" calcext:value-type="string">
            <text:p>$f_2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string" calcext:value-type="string">
            <text:p>$f_3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1" calcext:value-type="float">
            <text:p>1</text:p>
          </table:table-cell>
          <table:table-cell table:style-name="ce6" office:value-type="string" calcext:value-type="string">
            <text:p>$f_4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0.975450470588236" calcext:value-type="float">
            <text:p>0.98</text:p>
          </table:table-cell>
          <table:table-cell table:style-name="ce25" office:value-type="float" office:value="1.24270505803063" calcext:value-type="float">
            <text:p>1.24</text:p>
          </table:table-cell>
          <table:table-cell table:style-name="ce25" office:value-type="float" office:value="0.254901960784314" calcext:value-type="float">
            <text:p>0.25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3" calcext:value-type="float">
            <text:p>3</text:p>
          </table:table-cell>
          <table:table-cell table:style-name="ce6" office:value-type="string" calcext:value-type="string">
            <text:p>$f_5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string" calcext:value-type="string">
            <text:p>$f_6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25" office:value-type="float" office:value="10.366921" calcext:value-type="float">
            <text:p>10.37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10.7274" calcext:value-type="float">
            <text:p>10.73</text:p>
          </table:table-cell>
          <table:table-cell table:style-name="ce25" office:value-type="float" office:value="12.4819" calcext:value-type="float">
            <text:p>12.48</text:p>
          </table:table-cell>
          <table:table-cell table:style-name="ce25" office:value-type="float" office:value="11.5976" calcext:value-type="float">
            <text:p>11.60</text:p>
          </table:table-cell>
          <table:table-cell table:style-name="ce25" office:value-type="float" office:value="11.6172862745098" calcext:value-type="float">
            <text:p>11.62</text:p>
          </table:table-cell>
          <table:table-cell table:style-name="ce25" office:value-type="float" office:value="0.455419587852785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3" calcext:value-type="float">
            <text:p>3</text:p>
          </table:table-cell>
          <table:table-cell table:style-name="ce6" office:value-type="string" calcext:value-type="string">
            <text:p>$f_7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1.13152254901961" calcext:value-type="float">
            <text:p>1.13</text:p>
          </table:table-cell>
          <table:table-cell table:style-name="ce25" office:value-type="float" office:value="0.644807992553768" calcext:value-type="float">
            <text:p>0.64</text:p>
          </table:table-cell>
          <table:table-cell table:style-name="ce25" office:value-type="float" office:value="0.137254901960784" calcext:value-type="float">
            <text:p>0.14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3" calcext:value-type="float">
            <text:p>3</text:p>
          </table:table-cell>
          <table:table-cell table:style-name="ce6" office:value-type="string" calcext:value-type="string">
            <text:p>$f_8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1" calcext:value-type="float">
            <text:p>1</text:p>
          </table:table-cell>
          <table:table-cell table:style-name="ce6" office:value-type="string" calcext:value-type="string">
            <text:p>$f_9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25.21" calcext:value-type="float">
            <text:p>125.21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7.98941176470588" calcext:value-type="float">
            <text:p>7.9894</text:p>
          </table:table-cell>
          <table:table-cell table:style-name="ce12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float" office:value="0.18736332" calcext:value-type="float">
            <text:p>0.19</text:p>
          </table:table-cell>
          <table:table-cell table:style-name="ce25" office:value-type="float" office:value="122.10311" calcext:value-type="float">
            <text:p>122.10</text:p>
          </table:table-cell>
          <table:table-cell table:style-name="ce25" office:value-type="float" office:value="3.602324" calcext:value-type="float">
            <text:p>3.60</text:p>
          </table:table-cell>
          <table:table-cell table:style-name="ce25" office:value-type="float" office:value="9.64394709784314" calcext:value-type="float">
            <text:p>9.64</text:p>
          </table:table-cell>
          <table:table-cell table:style-name="ce25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2.103" calcext:value-type="float">
            <text:p>122.10</text:p>
          </table:table-cell>
          <table:table-cell table:style-name="ce25" office:value-type="float" office:value="3.41496" calcext:value-type="float">
            <text:p>3.41</text:p>
          </table:table-cell>
          <table:table-cell table:style-name="ce25" office:value-type="float" office:value="5.47935031372549" calcext:value-type="float">
            <text:p>5.48</text:p>
          </table:table-cell>
          <table:table-cell table:style-name="ce25" office:value-type="float" office:value="17.9128770662709" calcext:value-type="float">
            <text:p>17.91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2" calcext:value-type="float">
            <text:p>2</text:p>
          </table:table-cell>
          <table:table-cell table:style-name="ce6" office:value-type="string" calcext:value-type="string">
            <text:p>$f_{10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120000000000005" calcext:value-type="float">
            <text:p>1.2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164705882352814" calcext:value-type="float">
            <text:p>1.65E-02</text:p>
          </table:table-cell>
          <table:table-cell table:style-name="ce56" office:value-type="float" office:value="0.0339411254969314" calcext:value-type="float">
            <text:p>3.39E-02</text:p>
          </table:table-cell>
          <table:table-cell table:style-name="ce57" office:value-type="float" office:value="0.745098039215686" calcext:value-type="float">
            <text:p>7.45E-01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1" calcext:value-type="float">
            <text:p>1</text:p>
          </table:table-cell>
          <table:table-cell table:style-name="ce6" office:value-type="string" calcext:value-type="string">
            <text:p>$f_{11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49.34916" calcext:value-type="float">
            <text:p>249.35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54.6669249935294" calcext:value-type="float">
            <text:p>54.67</text:p>
          </table:table-cell>
          <table:table-cell table:style-name="ce25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08143" calcext:value-type="float">
            <text:p>0.2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204061764705882" calcext:value-type="float">
            <text:p>0.02</text:p>
          </table:table-cell>
          <table:table-cell table:style-name="ce25" office:value-type="float" office:value="0.0658205959020427" calcext:value-type="float">
            <text:p>0.07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1" calcext:value-type="float">
            <text:p>1</text:p>
          </table:table-cell>
          <table:table-cell table:style-name="ce6" office:value-type="string" calcext:value-type="string">
            <text:p>$f_{12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220000000000027" calcext:value-type="float">
            <text:p>2.2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637254901960874" calcext:value-type="float">
            <text:p>6.37E-02</text:p>
          </table:table-cell>
          <table:table-cell table:style-name="ce56" office:value-type="float" office:value="0.176363261480421" calcext:value-type="float">
            <text:p>1.76E-01</text:p>
          </table:table-cell>
          <table:table-cell table:style-name="ce57" office:value-type="float" office:value="0.666666666666667" calcext:value-type="float">
            <text:p>6.67E-01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2.98000000000002" calcext:value-type="float">
            <text:p>2.9800</text:p>
          </table:table-cell>
          <table:table-cell table:style-name="ce12" office:value-type="float" office:value="0.990000000000009" calcext:value-type="float">
            <text:p>0.9900</text:p>
          </table:table-cell>
          <table:table-cell table:style-name="ce12" office:value-type="float" office:value="0.641176470588241" calcext:value-type="float">
            <text:p>0.6412</text:p>
          </table:table-cell>
          <table:table-cell table:style-name="ce12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369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80347682748425" calcext:value-type="float">
            <text:p>1.80</text:p>
          </table:table-cell>
          <table:table-cell table:style-name="ce25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4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15765958823529" calcext:value-type="float">
            <text:p>1.16</text:p>
          </table:table-cell>
          <table:table-cell table:style-name="ce25" office:value-type="float" office:value="4.25178419786696" calcext:value-type="float">
            <text:p>4.25</text:p>
          </table:table-cell>
          <table:table-cell table:style-name="ce25" office:value-type="float" office:value="0.745098039215686" calcext:value-type="float">
            <text:p>0.75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2" calcext:value-type="float">
            <text:p>2</text:p>
          </table:table-cell>
          <table:table-cell table:style-name="ce6" office:value-type="string" calcext:value-type="string">
            <text:p>$f_{13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.99000000000001" calcext:value-type="float">
            <text:p>1.99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4980392156863" calcext:value-type="float">
            <text:p>0.3498</text:p>
          </table:table-cell>
          <table:table-cell table:style-name="ce12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1" calcext:value-type="float">
            <text:p>1</text:p>
          </table:table-cell>
          <table:table-cell table:style-name="ce6" office:value-type="string" calcext:value-type="string">
            <text:p>$f_{14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000050572701" calcext:value-type="float">
            <text:p>0.00</text:p>
          </table:table-cell>
          <table:table-cell table:style-name="ce25" office:value-type="float" office:value="0.24218567" calcext:value-type="float">
            <text:p>0.24</text:p>
          </table:table-cell>
          <table:table-cell table:style-name="ce25" office:value-type="float" office:value="0.0027067424" calcext:value-type="float">
            <text:p>0.00</text:p>
          </table:table-cell>
          <table:table-cell table:style-name="ce25" office:value-type="float" office:value="0.0428600026346059" calcext:value-type="float">
            <text:p>0.04</text:p>
          </table:table-cell>
          <table:table-cell table:style-name="ce25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81756" calcext:value-type="float">
            <text:p>0.38</text:p>
          </table:table-cell>
          <table:table-cell table:style-name="ce25" office:value-type="float" office:value="0.000000234898" calcext:value-type="float">
            <text:p>0.00</text:p>
          </table:table-cell>
          <table:table-cell table:style-name="ce25" office:value-type="float" office:value="0.0271439570959118" calcext:value-type="float">
            <text:p>0.03</text:p>
          </table:table-cell>
          <table:table-cell table:style-name="ce25" office:value-type="float" office:value="0.0767267055472543" calcext:value-type="float">
            <text:p>0.08</text:p>
          </table:table-cell>
          <table:table-cell table:style-name="ce25" office:value-type="float" office:value="0.156862745098039" calcext:value-type="float">
            <text:p>0.16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2" calcext:value-type="float">
            <text:p>2</text:p>
          </table:table-cell>
          <table:table-cell table:style-name="ce6" office:value-type="string" calcext:value-type="string">
            <text:p>$f_{15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1800000000001" calcext:value-type="float">
            <text:p>11.18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396078431372577" calcext:value-type="float">
            <text:p>0.3961</text:p>
          </table:table-cell>
          <table:table-cell table:style-name="ce12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011096577" calcext:value-type="float">
            <text:p>0.00</text:p>
          </table:table-cell>
          <table:table-cell table:style-name="ce25" office:value-type="float" office:value="0.22457627" calcext:value-type="float">
            <text:p>0.22</text:p>
          </table:table-cell>
          <table:table-cell table:style-name="ce25" office:value-type="float" office:value="0.0062445907" calcext:value-type="float">
            <text:p>0.01</text:p>
          </table:table-cell>
          <table:table-cell table:style-name="ce25" office:value-type="float" office:value="0.0155119171156863" calcext:value-type="float">
            <text:p>0.02</text:p>
          </table:table-cell>
          <table:table-cell table:style-name="ce25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00000966563" calcext:value-type="float">
            <text:p>0.00</text:p>
          </table:table-cell>
          <table:table-cell table:style-name="ce25" office:value-type="float" office:value="0.499986" calcext:value-type="float">
            <text:p>0.50</text:p>
          </table:table-cell>
          <table:table-cell table:style-name="ce25" office:value-type="float" office:value="0.00141919" calcext:value-type="float">
            <text:p>0.00</text:p>
          </table:table-cell>
          <table:table-cell table:style-name="ce25" office:value-type="float" office:value="0.171269600369863" calcext:value-type="float">
            <text:p>0.17</text:p>
          </table:table-cell>
          <table:table-cell table:style-name="ce25" office:value-type="float" office:value="0.267883110280078" calcext:value-type="float">
            <text:p>0.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string" calcext:value-type="string">
            <text:p>$f_{16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210000000000036" calcext:value-type="float">
            <text:p>2.1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247058823529455" calcext:value-type="float">
            <text:p>2.47E-02</text:p>
          </table:table-cell>
          <table:table-cell table:style-name="ce56" office:value-type="float" office:value="0.0727461339179055" calcext:value-type="float">
            <text:p>7.27E-02</text:p>
          </table:table-cell>
          <table:table-cell table:style-name="ce57" office:value-type="float" office:value="0.882352941176471" calcext:value-type="float">
            <text:p>8.82E-01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1.15137254901958" calcext:value-type="float">
            <text:p>1.1514</text:p>
          </table:table-cell>
          <table:table-cell table:style-name="ce12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190378" calcext:value-type="float">
            <text:p>0.33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.0349426849803921" calcext:value-type="float">
            <text:p>0.03</text:p>
          </table:table-cell>
          <table:table-cell table:style-name="ce25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0.0197293" calcext:value-type="float">
            <text:p>0.02</text:p>
          </table:table-cell>
          <table:table-cell table:style-name="ce25" office:value-type="float" office:value="0.01083396" calcext:value-type="float">
            <text:p>0.01</text:p>
          </table:table-cell>
          <table:table-cell table:style-name="ce25" office:value-type="float" office:value="0.0146331489311083" calcext:value-type="float">
            <text:p>0.01</text:p>
          </table:table-cell>
          <table:table-cell table:style-name="ce25" office:value-type="float" office:value="0.431372549019608" calcext:value-type="float">
            <text:p>0.43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2" calcext:value-type="float">
            <text:p>2</text:p>
          </table:table-cell>
          <table:table-cell table:style-name="ce6" office:value-type="string" calcext:value-type="string">
            <text:p>$f_{17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0040927" calcext:value-type="float">
            <text:p>0.00</text:p>
          </table:table-cell>
          <table:table-cell table:style-name="ce25" office:value-type="float" office:value="0.31835015" calcext:value-type="float">
            <text:p>0.32</text:p>
          </table:table-cell>
          <table:table-cell table:style-name="ce25" office:value-type="float" office:value="0.0022772925" calcext:value-type="float">
            <text:p>0.00</text:p>
          </table:table-cell>
          <table:table-cell table:style-name="ce25" office:value-type="float" office:value="0.0375467616959216" calcext:value-type="float">
            <text:p>0.04</text:p>
          </table:table-cell>
          <table:table-cell table:style-name="ce25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3868" calcext:value-type="float">
            <text:p>0.33</text:p>
          </table:table-cell>
          <table:table-cell table:style-name="ce25" office:value-type="float" office:value="0.0000000716175" calcext:value-type="float">
            <text:p>0.00</text:p>
          </table:table-cell>
          <table:table-cell table:style-name="ce25" office:value-type="float" office:value="0.0383209377904981" calcext:value-type="float">
            <text:p>0.04</text:p>
          </table:table-cell>
          <table:table-cell table:style-name="ce25" office:value-type="float" office:value="0.105607865724504" calcext:value-type="float">
            <text:p>0.11</text:p>
          </table:table-cell>
          <table:table-cell table:style-name="ce25" office:value-type="float" office:value="0.196078431372549" calcext:value-type="float">
            <text:p>0.2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string" calcext:value-type="string">
            <text:p>$f_{18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999999999999091" calcext:value-type="float">
            <text:p>1.00E-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196078431372371" calcext:value-type="float">
            <text:p>1.96E-03</text:p>
          </table:table-cell>
          <table:table-cell table:style-name="ce56" office:value-type="float" office:value="0.00447213595499551" calcext:value-type="float">
            <text:p>4.47E-03</text:p>
          </table:table-cell>
          <table:table-cell table:style-name="ce57" office:value-type="float" office:value="0.803921568627451" calcext:value-type="float">
            <text:p>8.04E-01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196078431372371" calcext:value-type="float">
            <text:p>0.0020</text:p>
          </table:table-cell>
          <table:table-cell table:style-name="ce12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55184146577843" calcext:value-type="float">
            <text:p>0.00</text:p>
          </table:table-cell>
          <table:table-cell table:style-name="ce25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0386849019607843" calcext:value-type="float">
            <text:p>0.00</text:p>
          </table:table-cell>
          <table:table-cell table:style-name="ce25" office:value-type="float" office:value="0.00279014436361275" calcext:value-type="float">
            <text:p>0.00</text:p>
          </table:table-cell>
          <table:table-cell table:style-name="ce25" office:value-type="float" office:value="0.980392156862745" calcext:value-type="float">
            <text:p>0.98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2" calcext:value-type="float">
            <text:p>2</text:p>
          </table:table-cell>
          <table:table-cell table:style-name="ce6" office:value-type="string" calcext:value-type="string">
            <text:p>$f_{19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716862745097985" calcext:value-type="float">
            <text:p>0.7169</text:p>
          </table:table-cell>
          <table:table-cell table:style-name="ce12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12173" calcext:value-type="float">
            <text:p>0.3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306051960784314" calcext:value-type="float">
            <text:p>0.03</text:p>
          </table:table-cell>
          <table:table-cell table:style-name="ce25" office:value-type="float" office:value="0.0987177704007743" calcext:value-type="float">
            <text:p>0.10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string" calcext:value-type="string">
            <text:p>$f_{20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149.019607843137" calcext:value-type="float">
            <text:p>149.0196</text:p>
          </table:table-cell>
          <table:table-cell table:style-name="ce12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764705882353" calcext:value-type="float">
            <text:p>111.76</text:p>
          </table:table-cell>
          <table:table-cell table:style-name="ce25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4.833" calcext:value-type="float">
            <text:p>204.8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32.329921568627" calcext:value-type="float">
            <text:p>132.33</text:p>
          </table:table-cell>
          <table:table-cell table:style-name="ce25" office:value-type="float" office:value="58.2961053162216" calcext:value-type="float">
            <text:p>58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string" calcext:value-type="string">
            <text:p>$f_{21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00.35" calcext:value-type="float">
            <text:p>100.35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86.2813725490196" calcext:value-type="float">
            <text:p>86.2814</text:p>
          </table:table-cell>
          <table:table-cell table:style-name="ce12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25.162" calcext:value-type="float">
            <text:p>25.16</text:p>
          </table:table-cell>
          <table:table-cell table:number-columns-repeated="2" table:style-name="ce25" office:value-type="float" office:value="100" calcext:value-type="float">
            <text:p>100.00</text:p>
          </table:table-cell>
          <table:table-cell table:style-name="ce25" office:value-type="float" office:value="96.7141980392157" calcext:value-type="float">
            <text:p>96.71</text:p>
          </table:table-cell>
          <table:table-cell table:style-name="ce25" office:value-type="float" office:value="14.0725023750931" calcext:value-type="float">
            <text:p>14.0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2" calcext:value-type="float">
            <text:p>2</text:p>
          </table:table-cell>
          <table:table-cell table:style-name="ce6" office:value-type="string" calcext:value-type="string">
            <text:p>$f_{22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00" calcext:value-type="float">
            <text:p>3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string" calcext:value-type="string">
            <text:p>$f_{23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00" calcext:value-type="float">
            <text:p>3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4.9007843137255" calcext:value-type="float">
            <text:p>3.49E+01</text:p>
          </table:table-cell>
          <table:table-cell table:style-name="ce56" office:value-type="float" office:value="102.797510047666" calcext:value-type="float">
            <text:p>1.03E+02</text:p>
          </table:table-cell>
          <table:table-cell table:style-name="ce57" office:value-type="float" office:value="0.882352941176471" calcext:value-type="float">
            <text:p>8.82E-01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23.529411764706" calcext:value-type="float">
            <text:p>223.5294</text:p>
          </table:table-cell>
          <table:table-cell table:style-name="ce12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6862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0.000011656549" calcext:value-type="float">
            <text:p>0.00</text:p>
          </table:table-cell>
          <table:table-cell table:style-name="ce25" office:value-type="float" office:value="329.54432" calcext:value-type="float">
            <text:p>329.5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28.899273365815" calcext:value-type="float">
            <text:p>128.90</text:p>
          </table:table-cell>
          <table:table-cell table:style-name="ce25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330.941" calcext:value-type="float">
            <text:p>330.94</text:p>
          </table:table-cell>
          <table:table-cell table:style-name="ce25" office:value-type="float" office:value="326.056" calcext:value-type="float">
            <text:p>326.06</text:p>
          </table:table-cell>
          <table:table-cell table:style-name="ce25" office:value-type="float" office:value="250.888058823529" calcext:value-type="float">
            <text:p>250.89</text:p>
          </table:table-cell>
          <table:table-cell table:style-name="ce25" office:value-type="float" office:value="187.087704220935" calcext:value-type="float">
            <text:p>187.09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string" calcext:value-type="string">
            <text:p>$f_{24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float" office:value="100.03" calcext:value-type="float">
            <text:p>100.0300</text:p>
          </table:table-cell>
          <table:table-cell table:number-columns-repeated="2" table:style-name="ce12" office:value-type="float" office:value="397.74" calcext:value-type="float">
            <text:p>397.7400</text:p>
          </table:table-cell>
          <table:table-cell table:style-name="ce12" office:value-type="float" office:value="368.554901960784" calcext:value-type="float">
            <text:p>368.5549</text:p>
          </table:table-cell>
          <table:table-cell table:style-name="ce12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397.74287" calcext:value-type="float">
            <text:p>397.74</text:p>
          </table:table-cell>
          <table:table-cell table:style-name="ce25" office:value-type="float" office:value="443.36511" calcext:value-type="float">
            <text:p>443.37</text:p>
          </table:table-cell>
          <table:table-cell table:style-name="ce25" office:value-type="float" office:value="400.34261" calcext:value-type="float">
            <text:p>400.34</text:p>
          </table:table-cell>
          <table:table-cell table:style-name="ce25" office:value-type="float" office:value="419.498358431372" calcext:value-type="float">
            <text:p>419.50</text:p>
          </table:table-cell>
          <table:table-cell table:style-name="ce25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397.743" calcext:value-type="float">
            <text:p>397.74</text:p>
          </table:table-cell>
          <table:table-cell table:style-name="ce25" office:value-type="float" office:value="443.33" calcext:value-type="float">
            <text:p>443.33</text:p>
          </table:table-cell>
          <table:table-cell table:style-name="ce25" office:value-type="float" office:value="398.009" calcext:value-type="float">
            <text:p>398.01</text:p>
          </table:table-cell>
          <table:table-cell table:style-name="ce25" office:value-type="float" office:value="404.166941176471" calcext:value-type="float">
            <text:p>404.17</text:p>
          </table:table-cell>
          <table:table-cell table:style-name="ce25" office:value-type="float" office:value="17.0584208970233" calcext:value-type="float">
            <text:p>17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2" calcext:value-type="float">
            <text:p>2</text:p>
          </table:table-cell>
          <table:table-cell table:style-name="ce6" office:value-type="string" calcext:value-type="string">
            <text:p>$f_{25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100.04" calcext:value-type="float">
            <text:p>1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.92254901960785" calcext:value-type="float">
            <text:p>3.92E+00</text:p>
          </table:table-cell>
          <table:table-cell table:style-name="ce56" office:value-type="float" office:value="20.0050002249438" calcext:value-type="float">
            <text:p>2.00E+01</text:p>
          </table:table-cell>
          <table:table-cell table:style-name="ce57" office:value-type="float" office:value="0.96078431372549" calcext:value-type="float">
            <text:p>9.61E-01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64.705882352941" calcext:value-type="float">
            <text:p>264.7059</text:p>
          </table:table-cell>
          <table:table-cell table:style-name="ce12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300" calcext:value-type="float">
            <text:p>300.00</text:p>
          </table:table-cell>
          <table:table-cell table:style-name="ce25" office:value-type="float" office:value="286.274510392157" calcext:value-type="float">
            <text:p>286.27</text:p>
          </table:table-cell>
          <table:table-cell table:style-name="ce25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3" calcext:value-type="float">
            <text:p>3</text:p>
          </table:table-cell>
          <table:table-cell table:style-name="ce6" office:value-type="string" calcext:value-type="string">
            <text:p>$f_{26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12" office:value-type="float" office:value="386.89" calcext:value-type="float">
            <text:p>386.89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389.00553" calcext:value-type="float">
            <text:p>389.01</text:p>
          </table:table-cell>
          <table:table-cell table:style-name="ce25" office:value-type="float" office:value="395.98477" calcext:value-type="float">
            <text:p>395.98</text:p>
          </table:table-cell>
          <table:table-cell table:style-name="ce25" office:value-type="float" office:value="390.7519" calcext:value-type="float">
            <text:p>390.75</text:p>
          </table:table-cell>
          <table:table-cell table:style-name="ce25" office:value-type="float" office:value="391.526004901961" calcext:value-type="float">
            <text:p>391.53</text:p>
          </table:table-cell>
          <table:table-cell table:style-name="ce25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389.006" calcext:value-type="float">
            <text:p>389.01</text:p>
          </table:table-cell>
          <table:table-cell table:number-columns-repeated="2" table:style-name="ce25" office:value-type="float" office:value="389.518" calcext:value-type="float">
            <text:p>389.52</text:p>
          </table:table-cell>
          <table:table-cell table:style-name="ce25" office:value-type="float" office:value="389.347333333333" calcext:value-type="float">
            <text:p>389.35</text:p>
          </table:table-cell>
          <table:table-cell table:style-name="ce25" office:value-type="float" office:value="0.29854473701608" calcext:value-type="float">
            <text:p>0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2" calcext:value-type="float">
            <text:p>2</text:p>
          </table:table-cell>
          <table:table-cell table:style-name="ce6" office:value-type="string" calcext:value-type="string">
            <text:p>$f_{27}$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2" table:style-name="ce56" office:value-type="float" office:value="386.89" calcext:value-type="float">
            <text:p>3.87E+02</text:p>
          </table:table-cell>
          <table:table-cell table:style-name="ce56" office:value-type="float" office:value="204.657450980392" calcext:value-type="float">
            <text:p>2.05E+02</text:p>
          </table:table-cell>
          <table:table-cell table:style-name="ce56" office:value-type="float" office:value="268.018067435761" calcext:value-type="float">
            <text:p>2.68E+02</text:p>
          </table:table-cell>
          <table:table-cell table:style-name="ce57" office:value-type="float" office:value="0.0196078431372549" calcext:value-type="float">
            <text:p>1.96E-02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88.235294117647" calcext:value-type="float">
            <text:p>288.2353</text:p>
          </table:table-cell>
          <table:table-cell table:style-name="ce12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583.745" calcext:value-type="float">
            <text:p>583.75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315.720705882353" calcext:value-type="float">
            <text:p>315.72</text:p>
          </table:table-cell>
          <table:table-cell table:style-name="ce25" office:value-type="float" office:value="61.3943064405813" calcext:value-type="float">
            <text:p>61.3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3" calcext:value-type="float">
            <text:p>3</text:p>
          </table:table-cell>
          <table:table-cell table:style-name="ce6" office:value-type="string" calcext:value-type="string">
            <text:p>$f_{28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225.8" calcext:value-type="float">
            <text:p>225.8000</text:p>
          </table:table-cell>
          <table:table-cell table:style-name="ce12" office:value-type="float" office:value="224.17" calcext:value-type="float">
            <text:p>224.1700</text:p>
          </table:table-cell>
          <table:table-cell table:style-name="ce12" office:value-type="float" office:value="220.676862745098" calcext:value-type="float">
            <text:p>220.6769</text:p>
          </table:table-cell>
          <table:table-cell table:style-name="ce12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225.42502" calcext:value-type="float">
            <text:p>225.43</text:p>
          </table:table-cell>
          <table:table-cell table:style-name="ce25" office:value-type="float" office:value="238.92174" calcext:value-type="float">
            <text:p>238.92</text:p>
          </table:table-cell>
          <table:table-cell table:style-name="ce25" office:value-type="float" office:value="227.058" calcext:value-type="float">
            <text:p>227.06</text:p>
          </table:table-cell>
          <table:table-cell table:style-name="ce25" office:value-type="float" office:value="227.322821568627" calcext:value-type="float">
            <text:p>227.32</text:p>
          </table:table-cell>
          <table:table-cell table:style-name="ce25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223.562" calcext:value-type="float">
            <text:p>223.56</text:p>
          </table:table-cell>
          <table:table-cell table:style-name="ce25" office:value-type="float" office:value="231.58" calcext:value-type="float">
            <text:p>231.58</text:p>
          </table:table-cell>
          <table:table-cell table:style-name="ce25" office:value-type="float" office:value="227.974" calcext:value-type="float">
            <text:p>227.97</text:p>
          </table:table-cell>
          <table:table-cell table:style-name="ce25" office:value-type="float" office:value="228.109588235294" calcext:value-type="float">
            <text:p>228.11</text:p>
          </table:table-cell>
          <table:table-cell table:style-name="ce25" office:value-type="float" office:value="1.43751438253675" calcext:value-type="float">
            <text:p>1.4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3" calcext:value-type="float">
            <text:p>3</text:p>
          </table:table-cell>
          <table:table-cell table:style-name="ce6" office:value-type="string" calcext:value-type="string">
            <text:p>$f_{29}$</text:p>
          </table:table-cell>
          <table:table-cell table:style-name="ce56" office:value-type="float" office:value="145.49" calcext:value-type="float">
            <text:p>1.45E+02</text:p>
          </table:table-cell>
          <table:table-cell table:style-name="ce56" office:value-type="float" office:value="226.44" calcext:value-type="float">
            <text:p>2.26E+02</text:p>
          </table:table-cell>
          <table:table-cell table:style-name="ce56" office:value-type="float" office:value="217.92" calcext:value-type="float">
            <text:p>2.18E+02</text:p>
          </table:table-cell>
          <table:table-cell table:style-name="ce56" office:value-type="float" office:value="199.180392156863" calcext:value-type="float">
            <text:p>1.99E+02</text:p>
          </table:table-cell>
          <table:table-cell table:style-name="ce56" office:value-type="float" office:value="42.122724389574" calcext:value-type="float">
            <text:p>4.21E+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1" calcext:value-type="float">
            <text:p>394.510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00588235294" calcext:value-type="float">
            <text:p>394.5006</text:p>
          </table:table-cell>
          <table:table-cell table:style-name="ce12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394.50077" calcext:value-type="float">
            <text:p>394.50</text:p>
          </table:table-cell>
          <table:table-cell table:style-name="ce25" office:value-type="float" office:value="817578.06" calcext:value-type="float">
            <text:p>817578.06</text:p>
          </table:table-cell>
          <table:table-cell table:style-name="ce25" office:value-type="float" office:value="394.51484" calcext:value-type="float">
            <text:p>394.51</text:p>
          </table:table-cell>
          <table:table-cell table:style-name="ce25" office:value-type="float" office:value="16426.9199101961" calcext:value-type="float">
            <text:p>16426.92</text:p>
          </table:table-cell>
          <table:table-cell table:style-name="ce25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665" calcext:value-type="float">
            <text:p>394.67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50831372549" calcext:value-type="float">
            <text:p>394.51</text:p>
          </table:table-cell>
          <table:table-cell table:style-name="ce25" office:value-type="float" office:value="0.0243421445234506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1" calcext:value-type="float">
            <text:p>1</text:p>
          </table:table-cell>
          <table:table-cell table:style-name="ce6" office:value-type="string" calcext:value-type="string">
            <text:p>$f_{30}$</text:p>
          </table:table-cell>
          <table:table-cell table:style-name="ce56" office:value-type="float" office:value="394.5" calcext:value-type="float">
            <text:p>3.95E+02</text:p>
          </table:table-cell>
          <table:table-cell table:style-name="ce56" office:value-type="float" office:value="395.04" calcext:value-type="float">
            <text:p>3.95E+02</text:p>
          </table:table-cell>
          <table:table-cell table:style-name="ce56" office:value-type="float" office:value="394.65" calcext:value-type="float">
            <text:p>3.95E+02</text:p>
          </table:table-cell>
          <table:table-cell table:style-name="ce56" office:value-type="float" office:value="394.673529411765" calcext:value-type="float">
            <text:p>3.95E+02</text:p>
          </table:table-cell>
          <table:table-cell table:style-name="ce56" office:value-type="float" office:value="0.209623471968195" calcext:value-type="float">
            <text:p>2.10E-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/>
          <table:table-cell table:style-name="ce11" table:formula="of:=AVERAGE([.B3:.B32])" office:value-type="float" office:value="49.3806666666667" calcext:value-type="float">
            <text:p>49.3806666666667</text:p>
          </table:table-cell>
          <table:table-cell table:style-name="ce11" table:formula="of:=AVERAGE([.C3:.C32])" office:value-type="float" office:value="102.673" calcext:value-type="float">
            <text:p>102.673</text:p>
          </table:table-cell>
          <table:table-cell table:style-name="ce11" table:formula="of:=AVERAGE([.D3:.D32])" office:value-type="float" office:value="93.508" calcext:value-type="float">
            <text:p>93.508</text:p>
          </table:table-cell>
          <table:table-cell table:style-name="ce11" table:formula="of:=AVERAGE([.E3:.E32])" office:value-type="float" office:value="89.7880196078431" calcext:value-type="float">
            <text:p>89.7880196078431</text:p>
          </table:table-cell>
          <table:table-cell table:style-name="ce11" table:formula="of:=AVERAGE([.F3:.F32])" office:value-type="float" office:value="18.9793083466851" calcext:value-type="float">
            <text:p>18.9793083466851</text:p>
          </table:table-cell>
          <table:table-cell table:style-name="ce11" table:formula="of:=AVERAGE([.G3:.G32])" office:value-type="float" office:value="0.549673202614379" calcext:value-type="float">
            <text:p>0.549673202614379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951176470588" calcext:value-type="float">
            <text:p>66.2951176470588</text:p>
          </table:table-cell>
          <table:table-cell table:style-name="Default" table:formula="of:=AVERAGE([.M3:.M32])" office:value-type="float" office:value="26.1882135760405" calcext:value-type="float">
            <text:p>26.1882135760405</text:p>
          </table:table-cell>
          <table:table-cell table:style-name="Default" table:formula="of:=AVERAGE([.N3:.N32])" office:value-type="float" office:value="0.702614379084967" calcext:value-type="float">
            <text:p>0.702614379084967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16666666667" calcext:value-type="float">
            <text:p>53.5316666666667</text:p>
          </table:table-cell>
          <table:table-cell table:style-name="Default" table:formula="of:=AVERAGE([.S3:.S32])" office:value-type="float" office:value="53.6824183006536" calcext:value-type="float">
            <text:p>53.6824183006536</text:p>
          </table:table-cell>
          <table:table-cell table:style-name="Default" table:formula="of:=AVERAGE([.T3:.T32])" office:value-type="float" office:value="3.67618719625565" calcext:value-type="float">
            <text:p>3.67618719625565</text:p>
          </table:table-cell>
          <table:table-cell table:style-name="Default" table:formula="of:=AVERAGE([.U3:.U32])" office:value-type="float" office:value="0.758169934640523" calcext:value-type="float">
            <text:p>0.758169934640523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6667</text:p>
          </table:table-cell>
          <table:table-cell table:style-name="Default" table:formula="of:=AVERAGE([.Z3:.Z32])" office:value-type="float" office:value="53.0327516339869" calcext:value-type="float">
            <text:p>53.0327516339869</text:p>
          </table:table-cell>
          <table:table-cell table:style-name="Default" table:formula="of:=AVERAGE([.AA3:.AA32])" office:value-type="float" office:value="2.68359530562934" calcext:value-type="float">
            <text:p>2.68359530562934</text:p>
          </table:table-cell>
          <table:table-cell table:style-name="Default" table:formula="of:=AVERAGE([.AB3:.AB32])" office:value-type="float" office:value="0.728104575163399" calcext:value-type="float">
            <text:p>0.728104575163399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80.5743203577482" calcext:value-type="float">
            <text:p>80.57</text:p>
          </table:table-cell>
          <table:table-cell table:style-name="ce25" table:formula="of:=AVERAGE([.AF3:.AF32])" office:value-type="float" office:value="27352.4556337705" calcext:value-type="float">
            <text:p>27352.46</text:p>
          </table:table-cell>
          <table:table-cell table:style-name="ce25" table:formula="of:=AVERAGE([.AG3:.AG32])" office:value-type="float" office:value="87.56252319832" calcext:value-type="float">
            <text:p>87.56</text:p>
          </table:table-cell>
          <table:table-cell table:style-name="ce25" table:formula="of:=AVERAGE([.AH3:.AH32])" office:value-type="float" office:value="625.627308928838" calcext:value-type="float">
            <text:p>625.63</text:p>
          </table:table-cell>
          <table:table-cell table:style-name="ce25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25" table:formula="of:=AVERAGE([.AN3:.AN32])" office:value-type="float" office:value="81.3567133655521" calcext:value-type="float">
            <text:p>81.36</text:p>
          </table:table-cell>
          <table:table-cell table:style-name="ce25" table:formula="of:=AVERAGE([.AO3:.AO32])" office:value-type="float" office:value="114.12630882" calcext:value-type="float">
            <text:p>114.13</text:p>
          </table:table-cell>
          <table:table-cell table:style-name="ce25" table:formula="of:=AVERAGE([.AP3:.AP32])" office:value-type="float" office:value="95.1027208932172" calcext:value-type="float">
            <text:p>95.10</text:p>
          </table:table-cell>
          <table:table-cell table:style-name="ce25" table:formula="of:=AVERAGE([.AQ3:.AQ32])" office:value-type="float" office:value="94.4148432219072" calcext:value-type="float">
            <text:p>94.41</text:p>
          </table:table-cell>
          <table:table-cell table:style-name="ce25" table:formula="of:=AVERAGE([.AR3:.AR32])" office:value-type="float" office:value="12.1603071252552" calcext:value-type="float">
            <text:p>12.16</text:p>
          </table:table-cell>
          <table:table-cell table:style-name="ce25" table:formula="of:=AVERAGE([.AS3:.AS32])" office:value-type="float" office:value="0.42483660130719" calcext:value-type="float">
            <text:p>0.42</text:p>
          </table:table-cell>
          <table:table-cell table:style-name="ce25" table:number-columns-repeated="2"/>
          <table:table-cell/>
          <table:table-cell table:style-name="ce25" table:formula="of:=AVERAGE([.AW3:.AW32])" office:value-type="float" office:value="17.9996666666667" calcext:value-type="float">
            <text:p>18.00</text:p>
          </table:table-cell>
          <table:table-cell table:style-name="ce25" table:formula="of:=AVERAGE([.AX3:.AX32])" office:value-type="float" office:value="46.9656666666667" calcext:value-type="float">
            <text:p>46.97</text:p>
          </table:table-cell>
          <table:table-cell table:style-name="ce25" table:formula="of:=AVERAGE([.AY3:.AY32])" office:value-type="float" office:value="33.3153333333333" calcext:value-type="float">
            <text:p>33.32</text:p>
          </table:table-cell>
          <table:table-cell table:style-name="ce25" table:formula="of:=AVERAGE([.AZ3:.AZ32])" office:value-type="float" office:value="27.9147189542484" calcext:value-type="float">
            <text:p>27.91</text:p>
          </table:table-cell>
          <table:table-cell table:style-name="ce25" table:formula="of:=AVERAGE([.BA3:.BA32])" office:value-type="float" office:value="14.4480149408921" calcext:value-type="float">
            <text:p>14.45</text:p>
          </table:table-cell>
          <table:table-cell table:style-name="ce25" table:formula="of:=AVERAGE([.BB3:.BB32])" office:value-type="float" office:value="0.865359477124183" calcext:value-type="float">
            <text:p>0.87</text:p>
          </table:table-cell>
          <table:table-cell table:number-columns-repeated="34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:.Z3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34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4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4902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8" calcext:value-type="float">
            <text:p>58</text:p>
          </table:table-cell>
          <table:table-cell/>
          <table:table-cell table:formula="of:=SUM([.AN3:.AN32])" office:value-type="float" office:value="2440.70140096656" calcext:value-type="float">
            <text:p>2440.7014009665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1" calcext:value-type="float">
            <text:p>2853.08162679651</text:p>
          </table:table-cell>
          <table:table-cell table:formula="of:=SUM([.AQ3:.AQ32])" office:value-type="float" office:value="2832.44529665722" calcext:value-type="float">
            <text:p>2832.44529665722</text:p>
          </table:table-cell>
          <table:table-cell table:formula="of:=SUM([.AR3:.AR32])" office:value-type="float" office:value="364.809213757655" calcext:value-type="float">
            <text:p>364.809213757655</text:p>
          </table:table-cell>
          <table:table-cell table:formula="of:=SUM([.AS3:.AS32])" office:value-type="float" office:value="12.7450980392157" calcext:value-type="float">
            <text:p>12.7450980392157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1" calcext:value-type="float">
            <text:p>61</text:p>
          </table:table-cell>
          <table:table-cell/>
          <table:table-cell table:formula="of:=SUM([.AW3:.AW32])" office:value-type="float" office:value="539.99" calcext:value-type="float">
            <text:p>539.99</text:p>
          </table:table-cell>
          <table:table-cell table:formula="of:=SUM([.AX3:.AX32])" office:value-type="float" office:value="1408.97" calcext:value-type="float">
            <text:p>1408.97</text:p>
          </table:table-cell>
          <table:table-cell table:formula="of:=SUM([.AY3:.AY32])" office:value-type="float" office:value="999.46" calcext:value-type="float">
            <text:p>999.46</text:p>
          </table:table-cell>
          <table:table-cell table:formula="of:=SUM([.AZ3:.AZ32])" office:value-type="float" office:value="837.441568627451" calcext:value-type="float">
            <text:p>837.441568627451</text:p>
          </table:table-cell>
          <table:table-cell table:formula="of:=SUM([.BA3:.BA32])" office:value-type="float" office:value="433.440448226763" calcext:value-type="float">
            <text:p>433.440448226763</text:p>
          </table:table-cell>
          <table:table-cell table:formula="of:=SUM([.BB3:.BB32])" office:value-type="float" office:value="25.9607843137255" calcext:value-type="float">
            <text:p>25.9607843137255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3" calcext:value-type="float">
            <text:p>33</text:p>
          </table:table-cell>
          <table:table-cell table:number-columns-repeated="32"/>
        </table:table-row>
        <table:table-row table:style-name="ro1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6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33" calcext:value-type="float">
            <text:p>33.00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28.448275862069" calcext:value-type="float">
            <text:p>28.448275862069</text:p>
          </table:table-cell>
          <table:table-cell table:formula="of:=(1-([.AU35]-[.AG40])/[.AU35])*50" office:value-type="float" office:value="27.0491803278688" calcext:value-type="float">
            <text:p>27.0491803278688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30.679214198348" calcext:value-type="float">
            <text:p>30.679214198348</text:p>
          </table:table-cell>
          <table:table-cell table:formula="of:=[.AJ44]+[.AP44]" office:value-type="float" office:value="41.8321943125657" calcext:value-type="float">
            <text:p>41.8321943125657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table:style-name="ce11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568627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/>
          <table:table-cell table:style-name="ce14"/>
          <table:table-cell table:style-name="ce48" office:value-type="string" calcext:value-type="string" table:number-columns-spanned="1" table:number-rows-spanned="2">
            <text:p>Algorithm</text:p>
          </table:table-cell>
          <table:table-cell table:style-name="ce42" office:value-type="string" calcext:value-type="string" table:number-columns-spanned="1" table:number-rows-spanned="2">
            <text:p>Always Solved</text:p>
          </table:table-cell>
          <table:table-cell table:style-name="ce42" office:value-type="string" calcext:value-type="string" table:number-columns-spanned="1" table:number-rows-spanned="2">
            <text:p>At least one time solved</text:p>
          </table:table-cell>
          <table:table-cell table:style-name="ce42" office:value-type="string" calcext:value-type="string" table:number-columns-spanned="1" table:number-rows-spanned="2">
            <text:p>Score</text:p>
          </table:table-cell>
          <table:table-cell table:style-name="ce54" office:value-type="string" calcext:value-type="string" table:number-columns-spanned="3" table:number-rows-spanned="1">
            <text:p>Statistical tests</text:p>
          </table:table-cell>
          <table:covered-table-cell table:style-name="ce54"/>
          <table:covered-table-cell table:style-name="ce48"/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17647</text:p>
          </table:table-cell>
          <table:table-cell/>
          <table:table-cell table:style-name="ce14"/>
          <table:covered-table-cell table:style-name="ce48"/>
          <table:covered-table-cell table:number-columns-repeated="3" table:style-name="ce43"/>
          <table:table-cell table:style-name="ce55" office:value-type="string" calcext:value-type="string">
            <text:p>$\uparrow$</text:p>
          </table:table-cell>
          <table:table-cell table:style-name="ce55" office:value-type="string" calcext:value-type="string">
            <text:p>$\downarrow$</text:p>
          </table:table-cell>
          <table:table-cell table:style-name="ce55" office:value-type="string" calcext:value-type="string">
            <text:p>$\longleftrightarrow$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8" office:value-type="string" calcext:value-type="string">
            <text:p>EBOwithCMAR</text:p>
          </table:table-cell>
          <table:table-cell table:style-name="ce44" table:formula="of:=COUNTIF([.AH3:.AH32];&quot;0&quot;)" office:value-type="float" office:value="11" calcext:value-type="float">
            <text:p>11</text:p>
          </table:table-cell>
          <table:table-cell table:style-name="ce44" table:formula="of:=COUNTIF([.AE3:.AE32];&quot;0&quot;)" office:value-type="float" office:value="15" calcext:value-type="float">
            <text:p>15</text:p>
          </table:table-cell>
          <table:table-cell table:style-name="ce52" table:formula="of:=[.AK49]" office:value-type="float" office:value="30.679214198348" calcext:value-type="float">
            <text:p>30.68</text:p>
          </table:table-cell>
          <table:table-cell table:style-name="ce44" table:formula="of:=[.T229]" office:value-type="float" office:value="22" calcext:value-type="float">
            <text:p>22</text:p>
          </table:table-cell>
          <table:table-cell table:style-name="ce44" table:formula="of:=[.U229]" office:value-type="float" office:value="32" calcext:value-type="float">
            <text:p>32</text:p>
          </table:table-cell>
          <table:table-cell table:style-name="ce44" table:formula="of:=[.V229]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8" office:value-type="string" calcext:value-type="string">
            <text:p>JSO</text:p>
          </table:table-cell>
          <table:table-cell table:style-name="ce44" table:formula="of:=COUNTIF([.AQ3:.AQ32];&quot;0&quot;)" office:value-type="float" office:value="8" calcext:value-type="float">
            <text:p>8</text:p>
          </table:table-cell>
          <table:table-cell table:style-name="ce44" table:formula="of:=COUNTIF([.AN3:.AN32];&quot;0&quot;)" office:value-type="float" office:value="19" calcext:value-type="float">
            <text:p>19</text:p>
          </table:table-cell>
          <table:table-cell table:style-name="ce52" table:formula="of:=[.AL49]" office:value-type="float" office:value="41.8321943125657" calcext:value-type="float">
            <text:p>41.83</text:p>
          </table:table-cell>
          <table:table-cell table:style-name="ce44" table:formula="of:=[.W229]" office:value-type="float" office:value="25" calcext:value-type="float">
            <text:p>25</text:p>
          </table:table-cell>
          <table:table-cell table:style-name="ce44" table:formula="of:=[.X229]" office:value-type="float" office:value="29" calcext:value-type="float">
            <text:p>29</text:p>
          </table:table-cell>
          <table:table-cell table:style-name="ce44" table:formula="of:=[.Y229]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8" office:value-type="string" calcext:value-type="string">
            <text:p>Proposal</text:p>
          </table:table-cell>
          <table:table-cell table:style-name="ce44" table:formula="of:=COUNTIF([.AZ3:.AZ32];&quot;0&quot;)" office:value-type="float" office:value="21" calcext:value-type="float">
            <text:p>21</text:p>
          </table:table-cell>
          <table:table-cell table:style-name="ce44" table:formula="of:=COUNTIF([.AW3:.AW32];&quot;0&quot;)" office:value-type="float" office:value="28" calcext:value-type="float">
            <text:p>28</text:p>
          </table:table-cell>
          <table:table-cell table:style-name="ce52" table:formula="of:=[.AM49]" office:value-type="float" office:value="100" calcext:value-type="float">
            <text:p>100.00</text:p>
          </table:table-cell>
          <table:table-cell table:style-name="ce44" table:formula="of:=[.Q229]" office:value-type="float" office:value="36" calcext:value-type="float">
            <text:p>36</text:p>
          </table:table-cell>
          <table:table-cell table:style-name="ce44" table:formula="of:=[.R229]" office:value-type="float" office:value="22" calcext:value-type="float">
            <text:p>22</text:p>
          </table:table-cell>
          <table:table-cell table:style-name="ce44" table:formula="of:=[.S229]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6086666666667" calcext:value-type="float">
            <text:p>46.6086666666667</text:p>
          </table:table-cell>
          <table:table-cell table:style-name="Default" table:formula="of:=AVERAGE([.E38:.E67])" office:value-type="float" office:value="42.5675692810458" calcext:value-type="float">
            <text:p>42.5675692810458</text:p>
          </table:table-cell>
          <table:table-cell table:style-name="Default" table:formula="of:=AVERAGE([.F38:.F67])" office:value-type="float" office:value="13.228651925558" calcext:value-type="float">
            <text:p>13.228651925558</text:p>
          </table:table-cell>
          <table:table-cell table:style-name="Default" table:formula="of:=AVERAGE([.G38:.G67])" office:value-type="float" office:value="0.728104575163399" calcext:value-type="float">
            <text:p>0.728104575163399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73333333333" calcext:value-type="float">
            <text:p>20.3673333333333</text:p>
          </table:table-cell>
          <table:table-cell table:style-name="Default" table:formula="of:=AVERAGE([.L38:.L67])" office:value-type="float" office:value="24.6878888888889" calcext:value-type="float">
            <text:p>24.6878888888889</text:p>
          </table:table-cell>
          <table:table-cell table:style-name="Default" table:formula="of:=AVERAGE([.M38:.M67])" office:value-type="float" office:value="17.103258408875" calcext:value-type="float">
            <text:p>17.103258408875</text:p>
          </table:table-cell>
          <table:table-cell table:style-name="Default" table:formula="of:=AVERAGE([.N38:.N67])" office:value-type="float" office:value="0.852941176470588" calcext:value-type="float">
            <text:p>0.852941176470588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54666666667" calcext:value-type="float">
            <text:p>47.2754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821862745098" calcext:value-type="float">
            <text:p>21.4821862745098</text:p>
          </table:table-cell>
          <table:table-cell table:style-name="Default" table:formula="of:=AVERAGE([.T38:.T67])" office:value-type="float" office:value="8.49018659609973" calcext:value-type="float">
            <text:p>8.49018659609973</text:p>
          </table:table-cell>
          <table:table-cell table:style-name="Default" table:formula="of:=AVERAGE([.U38:.U67])" office:value-type="float" office:value="0.825490196078431" calcext:value-type="float">
            <text:p>0.82549019607843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0654</text:p>
          </table:table-cell>
          <table:table-cell table:style-name="Default" table:formula="of:=AVERAGE([.AA38:.AA67])" office:value-type="float" office:value="4.6546818219662" calcext:value-type="float">
            <text:p>4.6546818219662</text:p>
          </table:table-cell>
          <table:table-cell table:style-name="Default" table:formula="of:=AVERAGE([.AB38:.AB67])" office:value-type="float" office:value="0.80718954248366" calcext:value-type="float">
            <text:p>0.80718954248366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7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15686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019608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254902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986666666667" calcext:value-type="float">
            <text:p>46.6986666666667</text:p>
          </table:table-cell>
          <table:table-cell table:style-name="Default" table:formula="of:=AVERAGE([.E73:.E102])" office:value-type="float" office:value="43.5940339869281" calcext:value-type="float">
            <text:p>43.5940339869281</text:p>
          </table:table-cell>
          <table:table-cell table:style-name="Default" table:formula="of:=AVERAGE([.F73:.F102])" office:value-type="float" office:value="20.7529621701546" calcext:value-type="float">
            <text:p>20.7529621701546</text:p>
          </table:table-cell>
          <table:table-cell table:style-name="Default" table:formula="of:=AVERAGE([.G73:.G102])" office:value-type="float" office:value="0.698039215686274" calcext:value-type="float">
            <text:p>0.698039215686274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0261</text:p>
          </table:table-cell>
          <table:table-cell table:style-name="Default" table:formula="of:=AVERAGE([.M73:.M102])" office:value-type="float" office:value="17.6878856281697" calcext:value-type="float">
            <text:p>17.6878856281697</text:p>
          </table:table-cell>
          <table:table-cell table:style-name="Default" table:formula="of:=AVERAGE([.N73:.N102])" office:value-type="float" office:value="0.769934640522876" calcext:value-type="float">
            <text:p>0.769934640522876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397333333333" calcext:value-type="float">
            <text:p>47.5397333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255</text:p>
          </table:table-cell>
          <table:table-cell table:style-name="Default" table:formula="of:=AVERAGE([.T73:.T102])" office:value-type="float" office:value="17.3989378102746" calcext:value-type="float">
            <text:p>17.3989378102746</text:p>
          </table:table-cell>
          <table:table-cell table:style-name="Default" table:formula="of:=AVERAGE([.U73:.U102])" office:value-type="float" office:value="0.780392156862745" calcext:value-type="float">
            <text:p>0.780392156862745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039</text:p>
          </table:table-cell>
          <table:table-cell table:style-name="Default" table:formula="of:=AVERAGE([.AA73:.AA102])" office:value-type="float" office:value="9.83704380451695" calcext:value-type="float">
            <text:p>9.83704380451695</text:p>
          </table:table-cell>
          <table:table-cell table:style-name="Default" table:formula="of:=AVERAGE([.AB73:.AB102])" office:value-type="float" office:value="0.766013071895425" calcext:value-type="float">
            <text:p>0.766013071895425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73:.E103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73:.L10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73:.S10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73:.Z10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6"/>
          <table:table-cell table:style-name="ce19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372549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196078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098039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294118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3333333334" calcext:value-type="float">
            <text:p>46.2283333333334</text:p>
          </table:table-cell>
          <table:table-cell table:style-name="Default" table:formula="of:=AVERAGE([.E107:.E136])" office:value-type="float" office:value="45.4749535947712" calcext:value-type="float">
            <text:p>45.4749535947712</text:p>
          </table:table-cell>
          <table:table-cell table:style-name="Default" table:formula="of:=AVERAGE([.F107:.F136])" office:value-type="float" office:value="14.6822610690661" calcext:value-type="float">
            <text:p>14.6822610690661</text:p>
          </table:table-cell>
          <table:table-cell table:style-name="Default" table:formula="of:=AVERAGE([.G107:.G136])" office:value-type="float" office:value="0.680392156862745" calcext:value-type="float">
            <text:p>0.680392156862745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43333333333" calcext:value-type="float">
            <text:p>33.1843333333333</text:p>
          </table:table-cell>
          <table:table-cell table:style-name="Default" table:formula="of:=AVERAGE([.L107:.L136])" office:value-type="float" office:value="32.65267124183" calcext:value-type="float">
            <text:p>32.65267124183</text:p>
          </table:table-cell>
          <table:table-cell table:style-name="Default" table:formula="of:=AVERAGE([.M107:.M136])" office:value-type="float" office:value="18.2337469135649" calcext:value-type="float">
            <text:p>18.2337469135649</text:p>
          </table:table-cell>
          <table:table-cell table:style-name="Default" table:formula="of:=AVERAGE([.N107:.N136])" office:value-type="float" office:value="0.741176470588235" calcext:value-type="float">
            <text:p>0.741176470588235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333</text:p>
          </table:table-cell>
          <table:table-cell table:style-name="Default" table:formula="of:=AVERAGE([.R107:.R136])" office:value-type="float" office:value="20.0870666666667" calcext:value-type="float">
            <text:p>20.0870666666667</text:p>
          </table:table-cell>
          <table:table-cell table:style-name="Default" table:formula="of:=AVERAGE([.S107:.S136])" office:value-type="float" office:value="27.5111732026144" calcext:value-type="float">
            <text:p>27.5111732026144</text:p>
          </table:table-cell>
          <table:table-cell table:style-name="Default" table:formula="of:=AVERAGE([.T107:.T136])" office:value-type="float" office:value="16.8170474152484" calcext:value-type="float">
            <text:p>16.8170474152484</text:p>
          </table:table-cell>
          <table:table-cell table:style-name="Default" table:formula="of:=AVERAGE([.U107:.U136])" office:value-type="float" office:value="0.758823529411765" calcext:value-type="float">
            <text:p>0.758823529411765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5751</text:p>
          </table:table-cell>
          <table:table-cell table:style-name="Default" table:formula="of:=AVERAGE([.AA107:.AA136])" office:value-type="float" office:value="10.0763654124562" calcext:value-type="float">
            <text:p>10.0763654124562</text:p>
          </table:table-cell>
          <table:table-cell table:style-name="Default" table:formula="of:=AVERAGE([.AB107:.AB136])" office:value-type="float" office:value="0.715686274509804" calcext:value-type="float">
            <text:p>0.715686274509804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07:.E137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07:.L137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07:.S137];&quot;0&quot;)" office:value-type="float" office:value="16" calcext:value-type="float">
            <text:p>16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07:.Z137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11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12"/>
          <table:table-cell table:number-columns-repeated="4"/>
          <table:table-cell table:style-name="ce14" table:number-columns-repeated="2"/>
          <table:table-cell table:number-columns-repeated="5"/>
          <table:table-cell table:style-name="ce14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6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20000000000056" calcext:value-type="float">
            <text:p>0.02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431372549019717" calcext:value-type="float">
            <text:p>0.0004</text:p>
          </table:table-cell>
          <table:table-cell table:style-name="ce14" office:value-type="float" office:value="0.0031112698372216" calcext:value-type="float">
            <text:p>0.0031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00000000000011" calcext:value-type="float">
            <text:p>0.00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588235294117669" calcext:value-type="float">
            <text:p>0.0001</text:p>
          </table:table-cell>
          <table:table-cell table:style-name="ce14" office:value-type="float" office:value="0.000424264068711945" calcext:value-type="float">
            <text:p>0.0004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8000000000052" calcext:value-type="float">
            <text:p>0.61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81568627450999" calcext:value-type="float">
            <text:p>0.0882</text:p>
          </table:table-cell>
          <table:table-cell table:style-name="ce14" office:value-type="float" office:value="0.225799025684351" calcext:value-type="float">
            <text:p>0.2258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61199999999997" calcext:value-type="float">
            <text:p>1.6120</text:p>
          </table:table-cell>
          <table:table-cell table:style-name="ce14" office:value-type="float" office:value="0.509000000000015" calcext:value-type="float">
            <text:p>0.5090</text:p>
          </table:table-cell>
          <table:table-cell table:style-name="ce14" office:value-type="float" office:value="0.422843137254903" calcext:value-type="float">
            <text:p>0.4228</text:p>
          </table:table-cell>
          <table:table-cell table:style-name="ce14" office:value-type="float" office:value="0.733231750540035" calcext:value-type="float">
            <text:p>0.7332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0.995000000000005" calcext:value-type="float">
            <text:p>0.9950</text:p>
          </table:table-cell>
          <table:table-cell table:style-name="ce14" office:value-type="float" office:value="0.996352941176472" calcext:value-type="float">
            <text:p>0.9964</text:p>
          </table:table-cell>
          <table:table-cell table:style-name="ce14" office:value-type="float" office:value="1.17012583938652" calcext:value-type="float">
            <text:p>1.1701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1.25800000000004" calcext:value-type="float">
            <text:p>1.2580</text:p>
          </table:table-cell>
          <table:table-cell table:style-name="ce14" office:value-type="float" office:value="1.21415686274511" calcext:value-type="float">
            <text:p>1.2142</text:p>
          </table:table-cell>
          <table:table-cell table:style-name="ce14" office:value-type="float" office:value="0.655959770107894" calcext:value-type="float">
            <text:p>0.656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98500000000001" calcext:value-type="float">
            <text:p>2.9850</text:p>
          </table:table-cell>
          <table:table-cell table:style-name="ce14" office:value-type="float" office:value="1.62599999999998" calcext:value-type="float">
            <text:p>1.6260</text:p>
          </table:table-cell>
          <table:table-cell table:style-name="ce14" office:value-type="float" office:value="1.7406274509804" calcext:value-type="float">
            <text:p>1.7406</text:p>
          </table:table-cell>
          <table:table-cell table:style-name="ce14" office:value-type="float" office:value="0.636667762651767" calcext:value-type="float">
            <text:p>0.6367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629000000000019" calcext:value-type="float">
            <text:p>0.6290</text:p>
          </table:table-cell>
          <table:table-cell table:style-name="ce14" office:value-type="float" office:value="3.82100000000003" calcext:value-type="float">
            <text:p>3.8210</text:p>
          </table:table-cell>
          <table:table-cell table:style-name="ce14" office:value-type="float" office:value="1.99000000000001" calcext:value-type="float">
            <text:p>1.9900</text:p>
          </table:table-cell>
          <table:table-cell table:style-name="ce14" office:value-type="float" office:value="2.02401960784314" calcext:value-type="float">
            <text:p>2.0240</text:p>
          </table:table-cell>
          <table:table-cell table:style-name="ce14" office:value-type="float" office:value="0.937996492530736" calcext:value-type="float">
            <text:p>0.938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72199999999998" calcext:value-type="float">
            <text:p>0.7220</text:p>
          </table:table-cell>
          <table:table-cell table:style-name="ce14" office:value-type="float" office:value="3.49400000000003" calcext:value-type="float">
            <text:p>3.4940</text:p>
          </table:table-cell>
          <table:table-cell table:style-name="ce14" office:value-type="float" office:value="2.25300000000004" calcext:value-type="float">
            <text:p>2.2530</text:p>
          </table:table-cell>
          <table:table-cell table:style-name="ce14" office:value-type="float" office:value="2.16152941176471" calcext:value-type="float">
            <text:p>2.1615</text:p>
          </table:table-cell>
          <table:table-cell table:style-name="ce14" office:value-type="float" office:value="1.16907610530705" calcext:value-type="float">
            <text:p>1.169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4313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01960784313653" calcext:value-type="float">
            <text:p>0.0202</text:p>
          </table:table-cell>
          <table:table-cell table:style-name="ce14" office:value-type="float" office:value="0.0579827560572614" calcext:value-type="float">
            <text:p>0.058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415686274509604" calcext:value-type="float">
            <text:p>0.0416</text:p>
          </table:table-cell>
          <table:table-cell table:style-name="ce14" office:value-type="float" office:value="0.0675573830162025" calcext:value-type="float">
            <text:p>0.0676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13725490195899" calcext:value-type="float">
            <text:p>0.0614</text:p>
          </table:table-cell>
          <table:table-cell table:style-name="ce14" office:value-type="float" office:value="0.0795864310043043" calcext:value-type="float">
            <text:p>0.0796</text:p>
          </table:table-cell>
          <table:table-cell table:style-name="ce20" office:value-type="float" office:value="0.294117647058824" calcext:value-type="float">
            <text:p>0.294117647058824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190784313725488" calcext:value-type="float">
            <text:p>0.1908</text:p>
          </table:table-cell>
          <table:table-cell table:style-name="ce14" office:value-type="float" office:value="0.466844727934244" calcext:value-type="float">
            <text:p>0.466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297254901960773" calcext:value-type="float">
            <text:p>0.2973</text:p>
          </table:table-cell>
          <table:table-cell table:style-name="ce14" office:value-type="float" office:value="0.642337917298982" calcext:value-type="float">
            <text:p>0.6423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118.56" calcext:value-type="float">
            <text:p>118.56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2.88254901960785" calcext:value-type="float">
            <text:p>2.8825</text:p>
          </table:table-cell>
          <table:table-cell table:style-name="ce14" office:value-type="float" office:value="16.7727488504419" calcext:value-type="float">
            <text:p>16.77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470000000000027" calcext:value-type="float">
            <text:p>0.47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274901960784313" calcext:value-type="float">
            <text:p>0.2749</text:p>
          </table:table-cell>
          <table:table-cell table:style-name="ce14" office:value-type="float" office:value="0.175385290147141" calcext:value-type="float">
            <text:p>0.175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119.18" calcext:value-type="float">
            <text:p>119.18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3.24254901960785" calcext:value-type="float">
            <text:p>3.2425</text:p>
          </table:table-cell>
          <table:table-cell table:style-name="ce14" office:value-type="float" office:value="16.9700746610025" calcext:value-type="float">
            <text:p>16.970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666667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30000000000064" calcext:value-type="float">
            <text:p>0.43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31372549019627" calcext:value-type="float">
            <text:p>0.1314</text:p>
          </table:table-cell>
          <table:table-cell table:style-name="ce14" office:value-type="float" office:value="0.160031246948868" calcext:value-type="float">
            <text:p>0.1600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48431372549045" calcext:value-type="float">
            <text:p>0.1484</text:p>
          </table:table-cell>
          <table:table-cell table:style-name="ce14" office:value-type="float" office:value="0.201429888546894" calcext:value-type="float">
            <text:p>0.2014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9607843137287" calcext:value-type="float">
            <text:p>0.2196</text:p>
          </table:table-cell>
          <table:table-cell table:style-name="ce14" office:value-type="float" office:value="0.156006410124729" calcext:value-type="float">
            <text:p>0.1560</text:p>
          </table:table-cell>
          <table:table-cell table:style-name="ce20" office:value-type="float" office:value="0.196078431372549" calcext:value-type="float">
            <text:p>0.19607843137254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4313725490229" calcext:value-type="float">
            <text:p>0.2143</text:p>
          </table:table-cell>
          <table:table-cell table:style-name="ce14" office:value-type="float" office:value="0.439624840062397" calcext:value-type="float">
            <text:p>0.4396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5098039215718" calcext:value-type="float">
            <text:p>0.2151</text:p>
          </table:table-cell>
          <table:table-cell table:style-name="ce14" office:value-type="float" office:value="0.262819329578359" calcext:value-type="float">
            <text:p>0.262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30196078431404" calcext:value-type="float">
            <text:p>0.2302</text:p>
          </table:table-cell>
          <table:table-cell table:style-name="ce14" office:value-type="float" office:value="0.171470114014096" calcext:value-type="float">
            <text:p>0.1715</text:p>
          </table:table-cell>
          <table:table-cell table:style-name="ce20" office:value-type="float" office:value="0.235294117647059" calcext:value-type="float">
            <text:p>0.23529411764705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59999999999991" calcext:value-type="float">
            <text:p>0.7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61960784313755" calcext:value-type="float">
            <text:p>0.2620</text:p>
          </table:table-cell>
          <table:table-cell table:style-name="ce14" office:value-type="float" office:value="0.319167667535447" calcext:value-type="float">
            <text:p>0.3192</text:p>
          </table:table-cell>
          <table:table-cell table:style-name="ce20" office:value-type="float" office:value="0.176470588235294" calcext:value-type="float">
            <text:p>0.17647058823529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56470588235328" calcext:value-type="float">
            <text:p>0.2565</text:p>
          </table:table-cell>
          <table:table-cell table:style-name="ce14" office:value-type="float" office:value="0.221042982245567" calcext:value-type="float">
            <text:p>0.2210</text:p>
          </table:table-cell>
          <table:table-cell table:style-name="ce20"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244948974278095" calcext:value-type="float">
            <text:p>0.002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2371" calcext:value-type="float">
            <text:p>0.0002</text:p>
          </table:table-cell>
          <table:table-cell table:style-name="ce14" office:value-type="float" office:value="0.00141421356237181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980392156861853" calcext:value-type="float">
            <text:p>0.0010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01960784313726" calcext:value-type="float">
            <text:p>0.901960784313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84313725490289" calcext:value-type="float">
            <text:p>0.0584</text:p>
          </table:table-cell>
          <table:table-cell table:style-name="ce14" office:value-type="float" office:value="0.111157545852741" calcext:value-type="float">
            <text:p>0.1112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20000000000027" calcext:value-type="float">
            <text:p>0.2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05882352941251" calcext:value-type="float">
            <text:p>0.0506</text:p>
          </table:table-cell>
          <table:table-cell table:style-name="ce14" office:value-type="float" office:value="0.103363436475398" calcext:value-type="float">
            <text:p>0.1034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4509803921577" calcext:value-type="float">
            <text:p>0.0545</text:p>
          </table:table-cell>
          <table:table-cell table:style-name="ce14" office:value-type="float" office:value="0.187419315973601" calcext:value-type="float">
            <text:p>0.18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72549019607943" calcext:value-type="float">
            <text:p>0.0773</text:p>
          </table:table-cell>
          <table:table-cell table:style-name="ce14" office:value-type="float" office:value="0.168053562889963" calcext:value-type="float">
            <text:p>0.1681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0000000000037" calcext:value-type="float">
            <text:p>0.0400</text:p>
          </table:table-cell>
          <table:table-cell table:style-name="ce14" office:value-type="float" office:value="0.0833066623986528" calcext:value-type="float">
            <text:p>0.0833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1568627451041" calcext:value-type="float">
            <text:p>0.0522</text:p>
          </table:table-cell>
          <table:table-cell table:style-name="ce14" office:value-type="float" office:value="0.112089250153635" calcext:value-type="float">
            <text:p>0.1121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15686274509865" calcext:value-type="float">
            <text:p>0.0816</text:p>
          </table:table-cell>
          <table:table-cell table:style-name="ce14" office:value-type="float" office:value="0.139842768851323" calcext:value-type="float">
            <text:p>0.1398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21568627450995" calcext:value-type="float">
            <text:p>0.0622</text:p>
          </table:table-cell>
          <table:table-cell table:style-name="ce14" office:value-type="float" office:value="0.112915897906375" calcext:value-type="float">
            <text:p>0.1129</text:p>
          </table:table-cell>
          <table:table-cell table:style-name="ce20" office:value-type="float" office:value="0.431372549019608" calcext:value-type="float">
            <text:p>0.431372549019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2745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905538513812918" calcext:value-type="float">
            <text:p>0.0091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54901960784082" calcext:value-type="float">
            <text:p>0.0025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99999999999454" calcext:value-type="float">
            <text:p>0.006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16441400296337" calcext:value-type="float">
            <text:p>0.0062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21110255092142" calcext:value-type="float">
            <text:p>0.0072</text:p>
          </table:table-cell>
          <table:table-cell table:style-name="ce20" office:value-type="float" office:value="0.725490196078431" calcext:value-type="float">
            <text:p>0.725490196078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37254901960659" calcext:value-type="float">
            <text:p>0.0014</text:p>
          </table:table-cell>
          <table:table-cell table:style-name="ce14" office:value-type="float" office:value="0.00509901951358815" calcext:value-type="float">
            <text:p>0.0051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583095189484" calcext:value-type="float">
            <text:p>0.0058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761577310585698" calcext:value-type="float">
            <text:p>0.0076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68627450979875" calcext:value-type="float">
            <text:p>0.0057</text:p>
          </table:table-cell>
          <table:table-cell table:style-name="ce14" office:value-type="float" office:value="0.0106770782520216" calcext:value-type="float">
            <text:p>0.0107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3297" calcext:value-type="float">
            <text:p>0.0069</text:p>
          </table:table-cell>
          <table:table-cell table:style-name="ce14" office:value-type="float" office:value="0.0163095064302853" calcext:value-type="float">
            <text:p>0.0163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28823" calcext:value-type="float">
            <text:p>0.0065</text:p>
          </table:table-cell>
          <table:table-cell table:style-name="ce14" office:value-type="float" office:value="0.0112249721603116" calcext:value-type="float">
            <text:p>0.0112</text:p>
          </table:table-cell>
          <table:table-cell table:style-name="ce20"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1.1764705882353" calcext:value-type="float">
            <text:p>41.1765</text:p>
          </table:table-cell>
          <table:table-cell table:style-name="ce14" office:value-type="float" office:value="112.249721603218" calcext:value-type="float">
            <text:p>112.2497</text:p>
          </table:table-cell>
          <table:table-cell table:style-name="ce20" office:value-type="float" office:value="0.862745098039216" calcext:value-type="float">
            <text:p>0.86274509803921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64.7058823529412" calcext:value-type="float">
            <text:p>64.7059</text:p>
          </table:table-cell>
          <table:table-cell table:style-name="ce14" office:value-type="float" office:value="140.712472794703" calcext:value-type="float">
            <text:p>140.7125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158.745078663875" calcext:value-type="float">
            <text:p>158.7451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1.764705882353" calcext:value-type="float">
            <text:p>111.7647</text:p>
          </table:table-cell>
          <table:table-cell table:style-name="ce14" office:value-type="float" office:value="240" calcext:value-type="float">
            <text:p>240.0000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92.8633333333333" calcext:value-type="float">
            <text:p>92.8633</text:p>
          </table:table-cell>
          <table:table-cell table:style-name="ce14" office:value-type="float" office:value="251.160990637479" calcext:value-type="float">
            <text:p>251.1610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23.529411764706" calcext:value-type="float">
            <text:p>123.5294</text:p>
          </table:table-cell>
          <table:table-cell table:style-name="ce14" office:value-type="float" office:value="194.422220952236" calcext:value-type="float">
            <text:p>194.4222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2549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3" calcext:value-type="float">
            <text:p>10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5.88372549019609" calcext:value-type="float">
            <text:p>5.8837</text:p>
          </table:table-cell>
          <table:table-cell table:style-name="ce14" office:value-type="float" office:value="24.5006130127391" calcext:value-type="float">
            <text:p>24.5006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96156862745098" calcext:value-type="float">
            <text:p>1.9616</text:p>
          </table:table-cell>
          <table:table-cell table:style-name="ce14" office:value-type="float" office:value="14.1477924779804" calcext:value-type="float">
            <text:p>14.147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5" calcext:value-type="float">
            <text:p>100.05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.7672549019608" calcext:value-type="float">
            <text:p>11.7673</text:p>
          </table:table-cell>
          <table:table-cell table:style-name="ce14" office:value-type="float" office:value="34.6485221329857" calcext:value-type="float">
            <text:p>34.648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3921568628" calcext:value-type="float">
            <text:p>19.6104</text:p>
          </table:table-cell>
          <table:table-cell table:style-name="ce14" office:value-type="float" office:value="44.7271734184042" calcext:value-type="float">
            <text:p>44.7272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5882352941" calcext:value-type="float">
            <text:p>19.6106</text:p>
          </table:table-cell>
          <table:table-cell table:style-name="ce14" office:value-type="float" office:value="44.7276207728514" calcext:value-type="float">
            <text:p>44.7276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3.5341176470588" calcext:value-type="float">
            <text:p>23.5341</text:p>
          </table:table-cell>
          <table:table-cell table:style-name="ce14" office:value-type="float" office:value="48.9995931003514" calcext:value-type="float">
            <text:p>48.9996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1.5709803921569" calcext:value-type="float">
            <text:p>21.5710</text:p>
          </table:table-cell>
          <table:table-cell table:style-name="ce14" office:value-type="float" office:value="46.9092744774422" calcext:value-type="float">
            <text:p>46.9093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1.3778431372549" calcext:value-type="float">
            <text:p>31.3778</text:p>
          </table:table-cell>
          <table:table-cell table:style-name="ce14" office:value-type="float" office:value="83.6827363199842" calcext:value-type="float">
            <text:p>83.6827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95.5639215686275" calcext:value-type="float">
            <text:p>95.5639</text:p>
          </table:table-cell>
          <table:table-cell table:style-name="ce14" office:value-type="float" office:value="337.577568351334" calcext:value-type="float">
            <text:p>337.5776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66.103137254902" calcext:value-type="float">
            <text:p>66.1031</text:p>
          </table:table-cell>
          <table:table-cell table:style-name="ce14" office:value-type="float" office:value="159.20081923156" calcext:value-type="float">
            <text:p>159.200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700000000001637" calcext:value-type="float">
            <text:p>0.0700</text:p>
          </table:table-cell>
          <table:table-cell table:style-name="ce14" office:value-type="float" office:value="130.938235294118" calcext:value-type="float">
            <text:p>130.9382</text:p>
          </table:table-cell>
          <table:table-cell table:style-name="ce14" office:value-type="float" office:value="223.780756022496" calcext:value-type="float">
            <text:p>223.780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113.057843137255" calcext:value-type="float">
            <text:p>113.0578</text:p>
          </table:table-cell>
          <table:table-cell table:style-name="ce14" office:value-type="float" office:value="210.537180844619" calcext:value-type="float">
            <text:p>210.5372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500000000001819" calcext:value-type="float">
            <text:p>0.0500</text:p>
          </table:table-cell>
          <table:table-cell table:style-name="ce14" office:value-type="float" office:value="166.911764705882" calcext:value-type="float">
            <text:p>166.9118</text:p>
          </table:table-cell>
          <table:table-cell table:style-name="ce14" office:value-type="float" office:value="294.622485954484" calcext:value-type="float">
            <text:p>294.6225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71.980784313725" calcext:value-type="float">
            <text:p>171.9808</text:p>
          </table:table-cell>
          <table:table-cell table:style-name="ce14" office:value-type="float" office:value="258.808994171377" calcext:value-type="float">
            <text:p>258.809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18.906078431372" calcext:value-type="float">
            <text:p>218.9061</text:p>
          </table:table-cell>
          <table:table-cell table:style-name="ce14" office:value-type="float" office:value="256.668454906324" calcext:value-type="float">
            <text:p>256.6685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57.426078431372" calcext:value-type="float">
            <text:p>257.4261</text:p>
          </table:table-cell>
          <table:table-cell table:style-name="ce14" office:value-type="float" office:value="225.58586161371" calcext:value-type="float">
            <text:p>225.5859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6" calcext:value-type="float">
            <text:p>227.5600</text:p>
          </table:table-cell>
          <table:table-cell table:style-name="ce14" office:value-type="float" office:value="216.07" calcext:value-type="float">
            <text:p>216.0700</text:p>
          </table:table-cell>
          <table:table-cell table:style-name="ce14" office:value-type="float" office:value="203.060196078431" calcext:value-type="float">
            <text:p>203.0602</text:p>
          </table:table-cell>
          <table:table-cell table:style-name="ce14" office:value-type="float" office:value="38.2742222651224" calcext:value-type="float">
            <text:p>38.27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03" calcext:value-type="float">
            <text:p>228.0300</text:p>
          </table:table-cell>
          <table:table-cell table:style-name="ce14" office:value-type="float" office:value="201.3" calcext:value-type="float">
            <text:p>201.3000</text:p>
          </table:table-cell>
          <table:table-cell table:style-name="ce14" office:value-type="float" office:value="191.472941176471" calcext:value-type="float">
            <text:p>191.4729</text:p>
          </table:table-cell>
          <table:table-cell table:style-name="ce14" office:value-type="float" office:value="34.3136056106029" calcext:value-type="float">
            <text:p>34.313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28.01" calcext:value-type="float">
            <text:p>228.0100</text:p>
          </table:table-cell>
          <table:table-cell table:style-name="ce14" office:value-type="float" office:value="201.33" calcext:value-type="float">
            <text:p>201.3300</text:p>
          </table:table-cell>
          <table:table-cell table:style-name="ce14" office:value-type="float" office:value="200.479411764706" calcext:value-type="float">
            <text:p>200.4794</text:p>
          </table:table-cell>
          <table:table-cell table:style-name="ce14" office:value-type="float" office:value="31.179553428489" calcext:value-type="float">
            <text:p>31.17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7" calcext:value-type="float">
            <text:p>227.5700</text:p>
          </table:table-cell>
          <table:table-cell table:style-name="ce14" office:value-type="float" office:value="201.32" calcext:value-type="float">
            <text:p>201.3200</text:p>
          </table:table-cell>
          <table:table-cell table:style-name="ce14" office:value-type="float" office:value="195.673333333333" calcext:value-type="float">
            <text:p>195.6733</text:p>
          </table:table-cell>
          <table:table-cell table:style-name="ce14" office:value-type="float" office:value="32.9557734547378" calcext:value-type="float">
            <text:p>32.95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7" calcext:value-type="float">
            <text:p>228.7000</text:p>
          </table:table-cell>
          <table:table-cell table:style-name="ce14" office:value-type="float" office:value="223.86" calcext:value-type="float">
            <text:p>223.8600</text:p>
          </table:table-cell>
          <table:table-cell table:style-name="ce14" office:value-type="float" office:value="204.206666666667" calcext:value-type="float">
            <text:p>204.2067</text:p>
          </table:table-cell>
          <table:table-cell table:style-name="ce14" office:value-type="float" office:value="38.5439657534095" calcext:value-type="float">
            <text:p>38.5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9.22" calcext:value-type="float">
            <text:p>229.2200</text:p>
          </table:table-cell>
          <table:table-cell table:style-name="ce14" office:value-type="float" office:value="211.31" calcext:value-type="float">
            <text:p>211.3100</text:p>
          </table:table-cell>
          <table:table-cell table:style-name="ce14" office:value-type="float" office:value="201.511960784314" calcext:value-type="float">
            <text:p>201.5120</text:p>
          </table:table-cell>
          <table:table-cell table:style-name="ce14" office:value-type="float" office:value="41.7721298954219" calcext:value-type="float">
            <text:p>41.77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47" calcext:value-type="float">
            <text:p>230.4700</text:p>
          </table:table-cell>
          <table:table-cell table:style-name="ce14" office:value-type="float" office:value="211.34" calcext:value-type="float">
            <text:p>211.3400</text:p>
          </table:table-cell>
          <table:table-cell table:style-name="ce14" office:value-type="float" office:value="200.392549019608" calcext:value-type="float">
            <text:p>200.3925</text:p>
          </table:table-cell>
          <table:table-cell table:style-name="ce14" office:value-type="float" office:value="33.7236818274636" calcext:value-type="float">
            <text:p>33.7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21" calcext:value-type="float">
            <text:p>230.2100</text:p>
          </table:table-cell>
          <table:table-cell table:style-name="ce14" office:value-type="float" office:value="211.3" calcext:value-type="float">
            <text:p>211.3000</text:p>
          </table:table-cell>
          <table:table-cell table:style-name="ce14" office:value-type="float" office:value="200.800196078431" calcext:value-type="float">
            <text:p>200.8002</text:p>
          </table:table-cell>
          <table:table-cell table:style-name="ce14" office:value-type="float" office:value="43.8018811924784" calcext:value-type="float">
            <text:p>43.801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25" calcext:value-type="float">
            <text:p>395.2500</text:p>
          </table:table-cell>
          <table:table-cell table:style-name="ce14" office:value-type="float" office:value="394.7" calcext:value-type="float">
            <text:p>394.7000</text:p>
          </table:table-cell>
          <table:table-cell table:style-name="ce14" office:value-type="float" office:value="394.740196078431" calcext:value-type="float">
            <text:p>394.7402</text:p>
          </table:table-cell>
          <table:table-cell table:style-name="ce14" office:value-type="float" office:value="0.160978259401735" calcext:value-type="float">
            <text:p>0.1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23" calcext:value-type="float">
            <text:p>395.2300</text:p>
          </table:table-cell>
          <table:table-cell table:style-name="ce14" office:value-type="float" office:value="394.77" calcext:value-type="float">
            <text:p>394.7700</text:p>
          </table:table-cell>
          <table:table-cell table:style-name="ce14" office:value-type="float" office:value="394.780392156863" calcext:value-type="float">
            <text:p>394.7804</text:p>
          </table:table-cell>
          <table:table-cell table:style-name="ce14" office:value-type="float" office:value="0.212541760602445" calcext:value-type="float">
            <text:p>0.212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07" calcext:value-type="float">
            <text:p>395.0700</text:p>
          </table:table-cell>
          <table:table-cell table:style-name="ce14" office:value-type="float" office:value="394.74" calcext:value-type="float">
            <text:p>394.7400</text:p>
          </table:table-cell>
          <table:table-cell table:style-name="ce14" office:value-type="float" office:value="394.752549019608" calcext:value-type="float">
            <text:p>394.7525</text:p>
          </table:table-cell>
          <table:table-cell table:style-name="ce14" office:value-type="float" office:value="0.15480310074415" calcext:value-type="float">
            <text:p>0.15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17" calcext:value-type="float">
            <text:p>395.17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48431372549" calcext:value-type="float">
            <text:p>394.8484</text:p>
          </table:table-cell>
          <table:table-cell table:style-name="ce14" office:value-type="float" office:value="0.158612735932568" calcext:value-type="float">
            <text:p>0.158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2" calcext:value-type="float">
            <text:p>394.5200</text:p>
          </table:table-cell>
          <table:table-cell table:style-name="ce14" office:value-type="float" office:value="395.63" calcext:value-type="float">
            <text:p>395.63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95882352941" calcext:value-type="float">
            <text:p>394.8959</text:p>
          </table:table-cell>
          <table:table-cell table:style-name="ce14" office:value-type="float" office:value="0.354208977864707" calcext:value-type="float">
            <text:p>0.35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4" calcext:value-type="float">
            <text:p>394.5400</text:p>
          </table:table-cell>
          <table:table-cell table:style-name="ce14" office:value-type="float" office:value="395.32" calcext:value-type="float">
            <text:p>395.3200</text:p>
          </table:table-cell>
          <table:table-cell table:style-name="ce14" office:value-type="float" office:value="394.85" calcext:value-type="float">
            <text:p>394.8500</text:p>
          </table:table-cell>
          <table:table-cell table:style-name="ce14" office:value-type="float" office:value="394.868039215686" calcext:value-type="float">
            <text:p>394.8680</text:p>
          </table:table-cell>
          <table:table-cell table:style-name="ce14" office:value-type="float" office:value="0.238805360073877" calcext:value-type="float">
            <text:p>0.238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9" calcext:value-type="float">
            <text:p>394.5900</text:p>
          </table:table-cell>
          <table:table-cell table:style-name="ce14" office:value-type="float" office:value="395.42" calcext:value-type="float">
            <text:p>395.4200</text:p>
          </table:table-cell>
          <table:table-cell table:style-name="ce14" office:value-type="float" office:value="394.84" calcext:value-type="float">
            <text:p>394.8400</text:p>
          </table:table-cell>
          <table:table-cell table:style-name="ce14" office:value-type="float" office:value="394.880196078431" calcext:value-type="float">
            <text:p>394.8802</text:p>
          </table:table-cell>
          <table:table-cell table:style-name="ce14" office:value-type="float" office:value="0.263457776503309" calcext:value-type="float">
            <text:p>0.26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7" calcext:value-type="float">
            <text:p>394.5700</text:p>
          </table:table-cell>
          <table:table-cell table:style-name="ce14" office:value-type="float" office:value="396.52" calcext:value-type="float">
            <text:p>396.5200</text:p>
          </table:table-cell>
          <table:table-cell table:style-name="ce14" office:value-type="float" office:value="394.87" calcext:value-type="float">
            <text:p>394.8700</text:p>
          </table:table-cell>
          <table:table-cell table:style-name="ce14" office:value-type="float" office:value="394.914117647059" calcext:value-type="float">
            <text:p>394.9141</text:p>
          </table:table-cell>
          <table:table-cell table:style-name="ce14" office:value-type="float" office:value="0.337372198024573" calcext:value-type="float">
            <text:p>0.337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19</text:p>
          </table:table-cell>
          <table:table-cell table:style-name="Default" table:formula="of:=AVERAGE([.F158:.F187])" office:value-type="float" office:value="4399.72760819128" calcext:value-type="float">
            <text:p>4399.72760819128</text:p>
          </table:table-cell>
          <table:table-cell table:style-name="Default" table:formula="of:=AVERAGE([.G158:.G187])" office:value-type="float" office:value="0.105228758169935" calcext:value-type="float">
            <text:p>0.105228758169935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333</text:p>
          </table:table-cell>
          <table:table-cell table:style-name="Default" table:formula="of:=AVERAGE([.L158:.L187])" office:value-type="float" office:value="66.2951176470588" calcext:value-type="float">
            <text:p>66.2951176470588</text:p>
          </table:table-cell>
          <table:table-cell table:style-name="Default" table:formula="of:=AVERAGE([.M158:.M187])" office:value-type="float" office:value="26.1882135760405" calcext:value-type="float">
            <text:p>26.1882135760405</text:p>
          </table:table-cell>
          <table:table-cell table:style-name="Default" table:formula="of:=AVERAGE([.N158:.N187])" office:value-type="float" office:value="0.702614379084967" calcext:value-type="float">
            <text:p>0.702614379084967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333</text:p>
          </table:table-cell>
          <table:table-cell table:style-name="Default" table:formula="of:=AVERAGE([.R158:.R187])" office:value-type="float" office:value="46.5953333333333" calcext:value-type="float">
            <text:p>46.5953333333333</text:p>
          </table:table-cell>
          <table:table-cell table:style-name="Default" table:formula="of:=AVERAGE([.S158:.S187])" office:value-type="float" office:value="44.0542418300654" calcext:value-type="float">
            <text:p>44.0542418300654</text:p>
          </table:table-cell>
          <table:table-cell table:style-name="Default" table:formula="of:=AVERAGE([.T158:.T187])" office:value-type="float" office:value="14.8113447062786" calcext:value-type="float">
            <text:p>14.8113447062786</text:p>
          </table:table-cell>
          <table:table-cell table:style-name="Default" table:formula="of:=AVERAGE([.U158:.U187])" office:value-type="float" office:value="0.828104575163399" calcext:value-type="float">
            <text:p>0.828104575163399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6667</text:p>
          </table:table-cell>
          <table:table-cell table:style-name="Default" table:formula="of:=AVERAGE([.X158:.X187])" office:value-type="float" office:value="46.9656666666667" calcext:value-type="float">
            <text:p>46.9656666666667</text:p>
          </table:table-cell>
          <table:table-cell table:style-name="Default" table:formula="of:=AVERAGE([.Y158:.Y187])" office:value-type="float" office:value="33.3153333333333" calcext:value-type="float">
            <text:p>33.3153333333333</text:p>
          </table:table-cell>
          <table:table-cell table:style-name="Default" table:formula="of:=AVERAGE([.Z158:.Z187])" office:value-type="float" office:value="27.9147189542484" calcext:value-type="float">
            <text:p>27.9147189542484</text:p>
          </table:table-cell>
          <table:table-cell table:style-name="Default" table:formula="of:=AVERAGE([.AA158:.AA187])" office:value-type="float" office:value="14.4480149408921" calcext:value-type="float">
            <text:p>14.4480149408921</text:p>
          </table:table-cell>
          <table:table-cell table:style-name="Default" table:formula="of:=AVERAGE([.AB158:.AB187])" office:value-type="float" office:value="0.865359477124183" calcext:value-type="float">
            <text:p>0.865359477124183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6667</text:p>
          </table:table-cell>
          <table:table-cell table:formula="of:=AVERAGE([.AE158:.AE187])" office:value-type="float" office:value="47.0193333333333" calcext:value-type="float">
            <text:p>47.0193333333333</text:p>
          </table:table-cell>
          <table:table-cell table:formula="of:=AVERAGE([.AF158:.AF187])" office:value-type="float" office:value="20.3673333333333" calcext:value-type="float">
            <text:p>20.3673333333333</text:p>
          </table:table-cell>
          <table:table-cell table:formula="of:=AVERAGE([.AG158:.AG187])" office:value-type="float" office:value="24.6878888888889" calcext:value-type="float">
            <text:p>24.6878888888889</text:p>
          </table:table-cell>
          <table:table-cell table:formula="of:=AVERAGE([.AH158:.AH187])" office:value-type="float" office:value="17.103258408875" calcext:value-type="float">
            <text:p>17.103258408875</text:p>
          </table:table-cell>
          <table:table-cell table:formula="of:=AVERAGE([.AI158:.AI187])" office:value-type="float" office:value="0.852941176470588" calcext:value-type="float">
            <text:p>0.852941176470588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333</text:p>
          </table:table-cell>
          <table:table-cell table:formula="of:=AVERAGE([.AO158:.AO187])" office:value-type="float" office:value="19.8793333333333" calcext:value-type="float">
            <text:p>19.8793333333333</text:p>
          </table:table-cell>
          <table:table-cell table:formula="of:=AVERAGE([.AP158:.AP187])" office:value-type="float" office:value="23.9785137254902" calcext:value-type="float">
            <text:p>23.9785137254902</text:p>
          </table:table-cell>
          <table:table-cell table:formula="of:=AVERAGE([.AQ158:.AQ187])" office:value-type="float" office:value="11.639826217584" calcext:value-type="float">
            <text:p>11.639826217584</text:p>
          </table:table-cell>
          <table:table-cell table:formula="of:=AVERAGE([.AR158:.AR187])" office:value-type="float" office:value="0.837254901960784" calcext:value-type="float">
            <text:p>0.837254901960784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333</text:p>
          </table:table-cell>
          <table:table-cell table:formula="of:=AVERAGE([.AW158:.AW187])" office:value-type="float" office:value="47.0990666666667" calcext:value-type="float">
            <text:p>47.0990666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4706</text:p>
          </table:table-cell>
          <table:table-cell table:formula="of:=AVERAGE([.AZ158:.AZ187])" office:value-type="float" office:value="14.9893703886961" calcext:value-type="float">
            <text:p>14.9893703886961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0261</text:p>
          </table:table-cell>
          <table:table-cell table:formula="of:=AVERAGE([.BG158:.BG187])" office:value-type="float" office:value="17.6878856281697" calcext:value-type="float">
            <text:p>17.6878856281697</text:p>
          </table:table-cell>
          <table:table-cell table:formula="of:=AVERAGE([.BH158:.BH187])" office:value-type="float" office:value="0.769934640522876" calcext:value-type="float">
            <text:p>0.769934640522876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333</text:p>
          </table:table-cell>
          <table:table-cell table:formula="of:=AVERAGE([.BK158:.BK187])" office:value-type="float" office:value="47.2689666666667" calcext:value-type="float">
            <text:p>47.2689666666667</text:p>
          </table:table-cell>
          <table:table-cell table:formula="of:=AVERAGE([.BL158:.BL187])" office:value-type="float" office:value="20.6799333333333" calcext:value-type="float">
            <text:p>20.6799333333333</text:p>
          </table:table-cell>
          <table:table-cell table:formula="of:=AVERAGE([.BM158:.BM187])" office:value-type="float" office:value="29.3420274509804" calcext:value-type="float">
            <text:p>29.3420274509804</text:p>
          </table:table-cell>
          <table:table-cell table:formula="of:=AVERAGE([.BN158:.BN187])" office:value-type="float" office:value="21.0356412754632" calcext:value-type="float">
            <text:p>21.0356412754632</text:p>
          </table:table-cell>
          <table:table-cell table:formula="of:=AVERAGE([.BO158:.BO187])" office:value-type="float" office:value="0.769934640522876" calcext:value-type="float">
            <text:p>0.769934640522876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333</text:p>
          </table:table-cell>
          <table:table-cell table:formula="of:=AVERAGE([.BS158:.BS187])" office:value-type="float" office:value="20.2778666666667" calcext:value-type="float">
            <text:p>20.2778666666667</text:p>
          </table:table-cell>
          <table:table-cell table:formula="of:=AVERAGE([.BT158:.BT187])" office:value-type="float" office:value="30.6779490196078" calcext:value-type="float">
            <text:p>30.6779490196078</text:p>
          </table:table-cell>
          <table:table-cell table:formula="of:=AVERAGE([.BU158:.BU187])" office:value-type="float" office:value="18.7317603582845" calcext:value-type="float">
            <text:p>18.7317603582845</text:p>
          </table:table-cell>
          <table:table-cell table:formula="of:=AVERAGE([.BV158:.BV187])" office:value-type="float" office:value="0.758823529411765" calcext:value-type="float">
            <text:p>0.758823529411765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6667</text:p>
          </table:table-cell>
          <table:table-cell table:formula="of:=AVERAGE([.BY158:.BY187])" office:value-type="float" office:value="47.2787666666667" calcext:value-type="float">
            <text:p>47.2787666666667</text:p>
          </table:table-cell>
          <table:table-cell table:formula="of:=AVERAGE([.BZ158:.BZ187])" office:value-type="float" office:value="33.1843333333333" calcext:value-type="float">
            <text:p>33.1843333333333</text:p>
          </table:table-cell>
          <table:table-cell table:formula="of:=AVERAGE([.CA158:.CA187])" office:value-type="float" office:value="32.65267124183" calcext:value-type="float">
            <text:p>32.65267124183</text:p>
          </table:table-cell>
          <table:table-cell table:formula="of:=AVERAGE([.CB158:.CB187])" office:value-type="float" office:value="18.2337469135649" calcext:value-type="float">
            <text:p>18.2337469135649</text:p>
          </table:table-cell>
          <table:table-cell table:formula="of:=AVERAGE([.CC158:.CC187])" office:value-type="float" office:value="0.741176470588235" calcext:value-type="float">
            <text:p>0.741176470588235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6667</text:p>
          </table:table-cell>
          <table:table-cell table:formula="of:=AVERAGE([.CG158:.CG187])" office:value-type="float" office:value="33.1947666666667" calcext:value-type="float">
            <text:p>33.1947666666667</text:p>
          </table:table-cell>
          <table:table-cell table:formula="of:=AVERAGE([.CH158:.CH187])" office:value-type="float" office:value="34.380948366013" calcext:value-type="float">
            <text:p>34.380948366013</text:p>
          </table:table-cell>
          <table:table-cell table:formula="of:=AVERAGE([.CI158:.CI187])" office:value-type="float" office:value="19.3249693498455" calcext:value-type="float">
            <text:p>19.3249693498455</text:p>
          </table:table-cell>
          <table:table-cell table:formula="of:=AVERAGE([.CJ158:.CJ187])" office:value-type="float" office:value="0.734640522875817" calcext:value-type="float">
            <text:p>0.734640522875817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58:.E18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58:.L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58:.S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58:.Z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58:.AG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P158:.AP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Y158:.AY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F158:.BF188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M158:.BM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T158:.BT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A158:.CA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H158:.CH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B158:.B187];&quot;0&quot;)" office:value-type="float" office:value="9" calcext:value-type="float">
            <text:p>9</text:p>
          </table:table-cell>
          <table:table-cell table:style-name="ce10" table:number-columns-repeated="2"/>
          <table:table-cell table:style-name="ce19"/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I158:.I187];&quot;0&quot;)" office:value-type="float" office:value="25" calcext:value-type="float">
            <text:p>25</text:p>
          </table:table-cell>
          <table:table-cell table:style-name="ce10" table:number-columns-repeated="2"/>
          <table:table-cell table:style-name="ce19"/>
          <table:table-cell table:style-name="Default"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36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4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JSO</text:p>
          </table:table-cell>
          <table:covered-table-cell table:number-columns-repeated="2" table:style-name="ce40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169935</text:p>
          </table:table-cell>
          <table:table-cell table:style-name="Default" office:value-type="float" office:value="0.702614379084967" calcext:value-type="float">
            <text:p>0.702614379084967</text:p>
          </table:table-cell>
          <table:table-cell table:style-name="Default" office:value-type="float" office:value="0.828104575163399" calcext:value-type="float">
            <text:p>0.828104575163399</text:p>
          </table:table-cell>
          <table:table-cell table:style-name="Default" office:value-type="float" office:value="0.865359477124183" calcext:value-type="float">
            <text:p>0.865359477124183</text:p>
          </table:table-cell>
          <table:table-cell table:style-name="Default" office:value-type="float" office:value="0.852941176470588" calcext:value-type="float">
            <text:p>0.852941176470588</text:p>
          </table:table-cell>
          <table:table-cell table:style-name="Default" office:value-type="float" office:value="0.837254901960784" calcext:value-type="float">
            <text:p>0.837254901960784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22876</text:p>
          </table:table-cell>
          <table:table-cell table:style-name="Default" office:value-type="float" office:value="0.758823529411765" calcext:value-type="float">
            <text:p>0.758823529411765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table:style-name="Default" office:value-type="float" office:value="0.734640522875817" calcext:value-type="float">
            <text:p>0.734640522875817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number-columns-repeated="2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Default" table:number-columns-repeated="8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99:.Q228])" office:value-type="float" office:value="36" calcext:value-type="float">
            <text:p>36</text:p>
          </table:table-cell>
          <table:table-cell table:style-name="ce22" table:formula="of:=SUM([.R199:.R228])" office:value-type="float" office:value="22" calcext:value-type="float">
            <text:p>22</text:p>
          </table:table-cell>
          <table:table-cell table:style-name="ce22" table:formula="of:=SUM([.S199:.S228])" office:value-type="float" office:value="2" calcext:value-type="float">
            <text:p>2</text:p>
          </table:table-cell>
          <table:table-cell table:style-name="ce22" table:formula="of:=SUM([.T199:.T228])" office:value-type="float" office:value="22" calcext:value-type="float">
            <text:p>22</text:p>
          </table:table-cell>
          <table:table-cell table:style-name="ce22" table:formula="of:=SUM([.U199:.U228])" office:value-type="float" office:value="32" calcext:value-type="float">
            <text:p>32</text:p>
          </table:table-cell>
          <table:table-cell table:style-name="ce22" table:formula="of:=SUM([.V199:.V228])" office:value-type="float" office:value="6" calcext:value-type="float">
            <text:p>6</text:p>
          </table:table-cell>
          <table:table-cell table:style-name="ce22" table:formula="of:=SUM([.W199:.W228])" office:value-type="float" office:value="25" calcext:value-type="float">
            <text:p>25</text:p>
          </table:table-cell>
          <table:table-cell table:style-name="ce22" table:formula="of:=SUM([.X199:.X228])" office:value-type="float" office:value="29" calcext:value-type="float">
            <text:p>29</text:p>
          </table:table-cell>
          <table:table-cell table:style-name="ce22" table:formula="of:=SUM([.Y199:.Y228])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60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-single objective (benchmark CEC14)" table:style-name="ta1">
        <table:shapes>
          <draw:frame draw:z-index="0" draw:style-name="gr2" draw:text-style-name="P1" svg:width="5.67pt" svg:height="13.44pt" svg:x="511.99pt" svg:y="2495.99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45.22pt" svg:y="2535.93pt">
            <draw:object draw:notify-on-update-of-ranges="'CEC16-single objective (benchmark CEC14)'.B187:'CEC16-single objective (benchmark CEC14)'.M187 'CEC16-single objective (benchmark CEC14)'.A188:'CEC16-single objective (benchmark CEC14)'.A188 'CEC16-single objective (benchmark CEC14)'.B188:'CEC16-single objective (benchmark CEC14)'.M1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6"/>
          <table:table-cell table:style-name="ce19"/>
          <table:table-cell/>
          <table:table-cell table:style-name="ce30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3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Worst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string" calcext:value-type="string">
            <text:p>$f_1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string" calcext:value-type="string">
            <text:p>$f_2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string" calcext:value-type="string">
            <text:p>$f_3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34.780275" calcext:value-type="float">
            <text:p>34.78</text:p>
          </table:table-cell>
          <table:table-cell table:style-name="ce25" office:value-type="float" office:value="32.1374182803922" calcext:value-type="float">
            <text:p>32.14</text:p>
          </table:table-cell>
          <table:table-cell table:style-name="ce25" office:value-type="float" office:value="9.54556709315626" calcext:value-type="float">
            <text:p>9.55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3" calcext:value-type="float">
            <text:p>3</text:p>
          </table:table-cell>
          <table:table-cell table:style-name="ce6" office:value-type="string" calcext:value-type="string">
            <text:p>$f_4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9.995" calcext:value-type="float">
            <text:p>19.995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782588235294118" calcext:value-type="float">
            <text:p>0.7826</text:p>
          </table:table-cell>
          <table:table-cell table:style-name="ce12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.847268" calcext:value-type="float">
            <text:p>19.8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774347411764706" calcext:value-type="float">
            <text:p>0.77</text:p>
          </table:table-cell>
          <table:table-cell table:style-name="ce25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316862" calcext:value-type="float">
            <text:p>2.3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680789091764118" calcext:value-type="float">
            <text:p>0.07</text:p>
          </table:table-cell>
          <table:table-cell table:style-name="ce25" office:value-type="float" office:value="0.366120691749114" calcext:value-type="float">
            <text:p>0.37</text:p>
          </table:table-cell>
          <table:table-cell table:style-name="ce25" office:value-type="float" office:value="0.941176470588235" calcext:value-type="float">
            <text:p>0.94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2" calcext:value-type="float">
            <text:p>2</text:p>
          </table:table-cell>
          <table:table-cell table:style-name="ce6" office:value-type="string" calcext:value-type="string">
            <text:p>$f_5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string" calcext:value-type="string">
            <text:p>$f_6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359999999999445" calcext:value-type="float">
            <text:p>3.60E-02</text:p>
          </table:table-cell>
          <table:table-cell table:style-name="ce56" office:value-type="float" office:value="0.0040000000000191" calcext:value-type="float">
            <text:p>4.00E-03</text:p>
          </table:table-cell>
          <table:table-cell table:style-name="ce56" office:value-type="float" office:value="0.00739215686274194" calcext:value-type="float">
            <text:p>7.39E-03</text:p>
          </table:table-cell>
          <table:table-cell table:style-name="ce56" office:value-type="float" office:value="0.0115256236273881" calcext:value-type="float">
            <text:p>1.15E-02</text:p>
          </table:table-cell>
          <table:table-cell table:style-name="ce57" office:value-type="float" office:value="0.392156862745098" calcext:value-type="float">
            <text:p>3.92E-0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1" calcext:value-type="float">
            <text:p>1</text:p>
          </table:table-cell>
          <table:table-cell table:style-name="ce6" office:value-type="string" calcext:value-type="string">
            <text:p>$f_7$</text:p>
          </table:table-cell>
          <table:table-cell table:style-name="ce56" office:value-type="float" office:value="0.0199999999999818" calcext:value-type="float">
            <text:p>2.00E-02</text:p>
          </table:table-cell>
          <table:table-cell table:style-name="ce56" office:value-type="float" office:value="0.101999999999975" calcext:value-type="float">
            <text:p>1.02E-01</text:p>
          </table:table-cell>
          <table:table-cell table:style-name="ce56" office:value-type="float" office:value="0.0589999999999691" calcext:value-type="float">
            <text:p>5.90E-02</text:p>
          </table:table-cell>
          <table:table-cell table:style-name="ce56" office:value-type="float" office:value="0.0577254901960821" calcext:value-type="float">
            <text:p>5.77E-02</text:p>
          </table:table-cell>
          <table:table-cell table:style-name="ce56" office:value-type="float" office:value="0.0492877266669603" calcext:value-type="float">
            <text:p>4.93E-02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1" calcext:value-type="float">
            <text:p>1</text:p>
          </table:table-cell>
          <table:table-cell table:style-name="ce6" office:value-type="string" calcext:value-type="string">
            <text:p>$f_8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9848772" calcext:value-type="float">
            <text:p>2.98</text:p>
          </table:table-cell>
          <table:table-cell table:style-name="ce25" office:value-type="float" office:value="0.99495906" calcext:value-type="float">
            <text:p>0.99</text:p>
          </table:table-cell>
          <table:table-cell table:style-name="ce25" office:value-type="float" office:value="1.32661207294118" calcext:value-type="float">
            <text:p>1.33</text:p>
          </table:table-cell>
          <table:table-cell table:style-name="ce25" office:value-type="float" office:value="0.73114259433413" calcext:value-type="float">
            <text:p>0.73</text:p>
          </table:table-cell>
          <table:table-cell table:style-name="ce25" office:value-type="float" office:value="0.0784313725490196" calcext:value-type="float">
            <text:p>0.08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3" calcext:value-type="float">
            <text:p>3</text:p>
          </table:table-cell>
          <table:table-cell table:style-name="ce6" office:value-type="string" calcext:value-type="string">
            <text:p>$f_9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329411764705672" calcext:value-type="float">
            <text:p>0.0329</text:p>
          </table:table-cell>
          <table:table-cell table:style-name="ce12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1" calcext:value-type="float">
            <text:p>1</text:p>
          </table:table-cell>
          <table:table-cell table:style-name="ce6" office:value-type="string" calcext:value-type="string">
            <text:p>$f_{10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77" calcext:value-type="float">
            <text:p>11.77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1.39764705882352" calcext:value-type="float">
            <text:p>1.3976</text:p>
          </table:table-cell>
          <table:table-cell table:style-name="ce12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5" office:value-type="float" office:value="0.12490888" calcext:value-type="float">
            <text:p>0.12</text:p>
          </table:table-cell>
          <table:table-cell table:style-name="ce25" office:value-type="float" office:value="18.596992" calcext:value-type="float">
            <text:p>18.60</text:p>
          </table:table-cell>
          <table:table-cell table:style-name="ce25" office:value-type="float" office:value="6.8923758" calcext:value-type="float">
            <text:p>6.89</text:p>
          </table:table-cell>
          <table:table-cell table:style-name="ce25" office:value-type="float" office:value="7.80383641392157" calcext:value-type="float">
            <text:p>7.80</text:p>
          </table:table-cell>
          <table:table-cell table:style-name="ce25" office:value-type="float" office:value="8.87533461002669" calcext:value-type="float">
            <text:p>8.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3];([.AH13]~[.AQ13]~[.AZ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0.37475361" calcext:value-type="float">
            <text:p>0.37</text:p>
          </table:table-cell>
          <table:table-cell table:style-name="ce25" office:value-type="float" office:value="30.176703" calcext:value-type="float">
            <text:p>30.18</text:p>
          </table:table-cell>
          <table:table-cell table:style-name="ce25" office:value-type="float" office:value="10.307337" calcext:value-type="float">
            <text:p>10.31</text:p>
          </table:table-cell>
          <table:table-cell table:style-name="ce25" office:value-type="float" office:value="10.4567005656863" calcext:value-type="float">
            <text:p>10.46</text:p>
          </table:table-cell>
          <table:table-cell table:style-name="ce25" office:value-type="float" office:value="7.92659939300766" calcext:value-type="float">
            <text:p>7.93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3" calcext:value-type="float">
            <text:p>3</text:p>
          </table:table-cell>
          <table:table-cell table:style-name="ce6" office:value-type="string" calcext:value-type="string">
            <text:p>$f_{11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599999999999454" calcext:value-type="float">
            <text:p>6.00E-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588235294117112" calcext:value-type="float">
            <text:p>5.88E-03</text:p>
          </table:table-cell>
          <table:table-cell table:style-name="ce56" office:value-type="float" office:value="0.018973665960993" calcext:value-type="float">
            <text:p>1.90E-02</text:p>
          </table:table-cell>
          <table:table-cell table:style-name="ce57" office:value-type="float" office:value="0.901960784313726" calcext:value-type="float">
            <text:p>9.02E-0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9999999999272" calcext:value-type="float">
            <text:p>0.08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784313725489483" calcext:value-type="float">
            <text:p>0.0078</text:p>
          </table:table-cell>
          <table:table-cell table:style-name="ce12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814522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380813600902" calcext:value-type="float">
            <text:p>0.00</text:p>
          </table:table-cell>
          <table:table-cell table:style-name="ce25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.0011619941" calcext:value-type="float">
            <text:p>0.00</text:p>
          </table:table-cell>
          <table:table-cell table:style-name="ce25" office:value-type="float" office:value="0.019633033" calcext:value-type="float">
            <text:p>0.02</text:p>
          </table:table-cell>
          <table:table-cell table:style-name="ce25" office:value-type="float" office:value="0.0070596413" calcext:value-type="float">
            <text:p>0.01</text:p>
          </table:table-cell>
          <table:table-cell table:style-name="ce25" office:value-type="float" office:value="0.0078593354" calcext:value-type="float">
            <text:p>0.01</text:p>
          </table:table-cell>
          <table:table-cell table:style-name="ce25" office:value-type="float" office:value="0.00599778022223603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3" calcext:value-type="float">
            <text:p>3</text:p>
          </table:table-cell>
          <table:table-cell table:style-name="ce6" office:value-type="string" calcext:value-type="string">
            <text:p>$f_{12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0.0299999999999727" calcext:value-type="float">
            <text:p>0.0300</text:p>
          </table:table-cell>
          <table:table-cell table:style-name="ce12" office:value-type="float" office:value="0.0278431372548766" calcext:value-type="float">
            <text:p>0.0278</text:p>
          </table:table-cell>
          <table:table-cell table:style-name="ce12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.0043107777" calcext:value-type="float">
            <text:p>0.00</text:p>
          </table:table-cell>
          <table:table-cell table:style-name="ce25" office:value-type="float" office:value="0.023665434" calcext:value-type="float">
            <text:p>0.02</text:p>
          </table:table-cell>
          <table:table-cell table:style-name="ce25" office:value-type="float" office:value="0.012527198" calcext:value-type="float">
            <text:p>0.01</text:p>
          </table:table-cell>
          <table:table-cell table:style-name="ce25" office:value-type="float" office:value="0.012245254154902" calcext:value-type="float">
            <text:p>0.01</text:p>
          </table:table-cell>
          <table:table-cell table:style-name="ce25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);1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.0039631336" calcext:value-type="float">
            <text:p>0.00</text:p>
          </table:table-cell>
          <table:table-cell table:style-name="ce25" office:value-type="float" office:value="0.027816352" calcext:value-type="float">
            <text:p>0.03</text:p>
          </table:table-cell>
          <table:table-cell table:style-name="ce25" office:value-type="float" office:value="0.010959691" calcext:value-type="float">
            <text:p>0.01</text:p>
          </table:table-cell>
          <table:table-cell table:style-name="ce25" office:value-type="float" office:value="0.0119450657196078" calcext:value-type="float">
            <text:p>0.01</text:p>
          </table:table-cell>
          <table:table-cell table:style-name="ce25" office:value-type="float" office:value="0.00529090243819087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1" calcext:value-type="float">
            <text:p>1</text:p>
          </table:table-cell>
          <table:table-cell table:style-name="ce6" office:value-type="string" calcext:value-type="string">
            <text:p>$f_{13}$</text:p>
          </table:table-cell>
          <table:table-cell table:style-name="ce56" office:value-type="float" office:value="0.00999999999999091" calcext:value-type="float">
            <text:p>1.00E-02</text:p>
          </table:table-cell>
          <table:table-cell table:style-name="ce56" office:value-type="float" office:value="0.0799999999999272" calcext:value-type="float">
            <text:p>8.00E-02</text:p>
          </table:table-cell>
          <table:table-cell table:style-name="ce56" office:value-type="float" office:value="0.0499999999999545" calcext:value-type="float">
            <text:p>5.00E-02</text:p>
          </table:table-cell>
          <table:table-cell table:style-name="ce56" office:value-type="float" office:value="0.0466666666666242" calcext:value-type="float">
            <text:p>4.67E-02</text:p>
          </table:table-cell>
          <table:table-cell table:style-name="ce56" office:value-type="float" office:value="0.0260384331325594" calcext:value-type="float">
            <text:p>2.60E-02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109803921568528" calcext:value-type="float">
            <text:p>0.0110</text:p>
          </table:table-cell>
          <table:table-cell table:style-name="ce12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5" office:value-type="float" office:value="0.0015062337" calcext:value-type="float">
            <text:p>0.00</text:p>
          </table:table-cell>
          <table:table-cell table:style-name="ce25" office:value-type="float" office:value="0.018952475" calcext:value-type="float">
            <text:p>0.02</text:p>
          </table:table-cell>
          <table:table-cell table:style-name="ce25" office:value-type="float" office:value="0.0058409463" calcext:value-type="float">
            <text:p>0.01</text:p>
          </table:table-cell>
          <table:table-cell table:style-name="ce25" office:value-type="float" office:value="0.00672852531568627" calcext:value-type="float">
            <text:p>0.01</text:p>
          </table:table-cell>
          <table:table-cell table:style-name="ce25" office:value-type="float" office:value="0.0071761955300740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0.010190366" calcext:value-type="float">
            <text:p>0.01</text:p>
          </table:table-cell>
          <table:table-cell table:style-name="ce25" office:value-type="float" office:value="0.05877183" calcext:value-type="float">
            <text:p>0.06</text:p>
          </table:table-cell>
          <table:table-cell table:style-name="ce25" office:value-type="float" office:value="0.028127797" calcext:value-type="float">
            <text:p>0.03</text:p>
          </table:table-cell>
          <table:table-cell table:style-name="ce25" office:value-type="float" office:value="0.0276832570196078" calcext:value-type="float">
            <text:p>0.03</text:p>
          </table:table-cell>
          <table:table-cell table:style-name="ce25" office:value-type="float" office:value="0.0103922490592443" calcext:value-type="float">
            <text:p>0.01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2" calcext:value-type="float">
            <text:p>2</text:p>
          </table:table-cell>
          <table:table-cell table:style-name="ce6" office:value-type="string" calcext:value-type="string">
            <text:p>$f_{14}$</text:p>
          </table:table-cell>
          <table:table-cell table:style-name="ce56" office:value-type="float" office:value="0.00999999999999091" calcext:value-type="float">
            <text:p>1.00E-02</text:p>
          </table:table-cell>
          <table:table-cell table:style-name="ce56" office:value-type="float" office:value="0.0499999999999545" calcext:value-type="float">
            <text:p>5.00E-02</text:p>
          </table:table-cell>
          <table:table-cell table:style-name="ce56" office:value-type="float" office:value="0.0299999999999727" calcext:value-type="float">
            <text:p>3.00E-02</text:p>
          </table:table-cell>
          <table:table-cell table:style-name="ce56" office:value-type="float" office:value="0.0282352941176214" calcext:value-type="float">
            <text:p>2.82E-02</text:p>
          </table:table-cell>
          <table:table-cell table:style-name="ce56" office:value-type="float" office:value="0.0213072757526431" calcext:value-type="float">
            <text:p>2.13E-02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599999999999" calcext:value-type="float">
            <text:p>0.36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0.172549019607838" calcext:value-type="float">
            <text:p>0.1725</text:p>
          </table:table-cell>
          <table:table-cell table:style-name="ce12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98646721" calcext:value-type="float">
            <text:p>0.10</text:p>
          </table:table-cell>
          <table:table-cell table:style-name="ce25" office:value-type="float" office:value="0.26828475" calcext:value-type="float">
            <text:p>0.27</text:p>
          </table:table-cell>
          <table:table-cell table:style-name="ce25" office:value-type="float" office:value="0.15439764" calcext:value-type="float">
            <text:p>0.15</text:p>
          </table:table-cell>
          <table:table-cell table:style-name="ce25" office:value-type="float" office:value="0.157524589098039" calcext:value-type="float">
            <text:p>0.16</text:p>
          </table:table-cell>
          <table:table-cell table:style-name="ce25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.15783476" calcext:value-type="float">
            <text:p>0.16</text:p>
          </table:table-cell>
          <table:table-cell table:style-name="ce25" office:value-type="float" office:value="0.38423978" calcext:value-type="float">
            <text:p>0.38</text:p>
          </table:table-cell>
          <table:table-cell table:style-name="ce25" office:value-type="float" office:value="0.28111413" calcext:value-type="float">
            <text:p>0.28</text:p>
          </table:table-cell>
          <table:table-cell table:style-name="ce25" office:value-type="float" office:value="0.27561214" calcext:value-type="float">
            <text:p>0.28</text:p>
          </table:table-cell>
          <table:table-cell table:style-name="ce25" office:value-type="float" office:value="0.0591677892348309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3" calcext:value-type="float">
            <text:p>3</text:p>
          </table:table-cell>
          <table:table-cell table:style-name="ce6" office:value-type="string" calcext:value-type="string">
            <text:p>$f_{15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470000000000027" calcext:value-type="float">
            <text:p>4.70E-01</text:p>
          </table:table-cell>
          <table:table-cell table:style-name="ce56" office:value-type="float" office:value="0.220000000000027" calcext:value-type="float">
            <text:p>2.20E-01</text:p>
          </table:table-cell>
          <table:table-cell table:style-name="ce56" office:value-type="float" office:value="0.198823529411744" calcext:value-type="float">
            <text:p>1.99E-01</text:p>
          </table:table-cell>
          <table:table-cell table:style-name="ce56" office:value-type="float" office:value="0.155003225772935" calcext:value-type="float">
            <text:p>1.55E-01</text:p>
          </table:table-cell>
          <table:table-cell table:style-name="ce57" office:value-type="float" office:value="0.0196078431372549" calcext:value-type="float">
            <text:p>1.96E-02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80000000000109" calcext:value-type="float">
            <text:p>0.3800</text:p>
          </table:table-cell>
          <table:table-cell table:style-name="ce12" office:value-type="float" office:value="0.0899999999999181" calcext:value-type="float">
            <text:p>0.0900</text:p>
          </table:table-cell>
          <table:table-cell table:style-name="ce12" office:value-type="float" office:value="0.0898039215686037" calcext:value-type="float">
            <text:p>0.0898</text:p>
          </table:table-cell>
          <table:table-cell table:style-name="ce12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1943182" calcext:value-type="float">
            <text:p>0.02</text:p>
          </table:table-cell>
          <table:table-cell table:style-name="ce25" office:value-type="float" office:value="0.57868752" calcext:value-type="float">
            <text:p>0.58</text:p>
          </table:table-cell>
          <table:table-cell table:style-name="ce25" office:value-type="float" office:value="0.077727283" calcext:value-type="float">
            <text:p>0.08</text:p>
          </table:table-cell>
          <table:table-cell table:style-name="ce25" office:value-type="float" office:value="0.103542614333333" calcext:value-type="float">
            <text:p>0.10</text:p>
          </table:table-cell>
          <table:table-cell table:style-name="ce25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97162174" calcext:value-type="float">
            <text:p>0.10</text:p>
          </table:table-cell>
          <table:table-cell table:style-name="ce25" office:value-type="float" office:value="0.9955345" calcext:value-type="float">
            <text:p>1.00</text:p>
          </table:table-cell>
          <table:table-cell table:style-name="ce25" office:value-type="float" office:value="0.38672469" calcext:value-type="float">
            <text:p>0.39</text:p>
          </table:table-cell>
          <table:table-cell table:style-name="ce25" office:value-type="float" office:value="0.415016513803922" calcext:value-type="float">
            <text:p>0.42</text:p>
          </table:table-cell>
          <table:table-cell table:style-name="ce25" office:value-type="float" office:value="0.201608533623687" calcext:value-type="float">
            <text:p>0.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string" calcext:value-type="string">
            <text:p>$f_{16}$</text:p>
          </table:table-cell>
          <table:table-cell table:style-name="ce56" office:value-type="float" office:value="0.0399999999999636" calcext:value-type="float">
            <text:p>4.00E-02</text:p>
          </table:table-cell>
          <table:table-cell table:style-name="ce56" office:value-type="float" office:value="0.150000000000091" calcext:value-type="float">
            <text:p>1.50E-01</text:p>
          </table:table-cell>
          <table:table-cell table:style-name="ce56" office:value-type="float" office:value="0.0799999999999272" calcext:value-type="float">
            <text:p>8.00E-02</text:p>
          </table:table-cell>
          <table:table-cell table:style-name="ce56" office:value-type="float" office:value="0.0847058823528731" calcext:value-type="float">
            <text:p>8.47E-02</text:p>
          </table:table-cell>
          <table:table-cell table:style-name="ce56" office:value-type="float" office:value="0.0495782210251308" calcext:value-type="float">
            <text:p>4.96E-02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420000000000073" calcext:value-type="float">
            <text:p>0.42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172941176470618" calcext:value-type="float">
            <text:p>0.1729</text:p>
          </table:table-cell>
          <table:table-cell table:style-name="ce12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1980611" calcext:value-type="float">
            <text:p>2.20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0.462657168039216" calcext:value-type="float">
            <text:p>0.46</text:p>
          </table:table-cell>
          <table:table-cell table:style-name="ce25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8.41132" calcext:value-type="float">
            <text:p>168.41</text:p>
          </table:table-cell>
          <table:table-cell table:style-name="ce25" office:value-type="float" office:value="1.411245" calcext:value-type="float">
            <text:p>1.41</text:p>
          </table:table-cell>
          <table:table-cell table:style-name="ce25" office:value-type="float" office:value="18.1785358997952" calcext:value-type="float">
            <text:p>18.18</text:p>
          </table:table-cell>
          <table:table-cell table:style-name="ce25" office:value-type="float" office:value="41.0871047052347" calcext:value-type="float">
            <text:p>41.09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3" calcext:value-type="float">
            <text:p>3</text:p>
          </table:table-cell>
          <table:table-cell table:style-name="ce6" office:value-type="string" calcext:value-type="string">
            <text:p>$f_{17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0784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4041333" calcext:value-type="float">
            <text:p>0.00</text:p>
          </table:table-cell>
          <table:table-cell table:style-name="ce25" office:value-type="float" office:value="0.99538819" calcext:value-type="float">
            <text:p>1.00</text:p>
          </table:table-cell>
          <table:table-cell table:style-name="ce25" office:value-type="float" office:value="0.00139544" calcext:value-type="float">
            <text:p>0.00</text:p>
          </table:table-cell>
          <table:table-cell table:style-name="ce25" office:value-type="float" office:value="0.0316603259727255" calcext:value-type="float">
            <text:p>0.03</text:p>
          </table:table-cell>
          <table:table-cell table:style-name="ce25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.00014940903" calcext:value-type="float">
            <text:p>0.00</text:p>
          </table:table-cell>
          <table:table-cell table:style-name="ce25" office:value-type="float" office:value="0.49780986" calcext:value-type="float">
            <text:p>0.50</text:p>
          </table:table-cell>
          <table:table-cell table:style-name="ce25" office:value-type="float" office:value="0.060686676" calcext:value-type="float">
            <text:p>0.06</text:p>
          </table:table-cell>
          <table:table-cell table:style-name="ce25" office:value-type="float" office:value="0.158606567122549" calcext:value-type="float">
            <text:p>0.16</text:p>
          </table:table-cell>
          <table:table-cell table:style-name="ce25" office:value-type="float" office:value="0.225392651170707" calcext:value-type="float">
            <text:p>0.2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string" calcext:value-type="string">
            <text:p>$f_{18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199999999999818" calcext:value-type="float">
            <text:p>2.00E-02</text:p>
          </table:table-cell>
          <table:table-cell table:style-name="ce56" office:value-type="float" office:value="0.00999999999999091" calcext:value-type="float">
            <text:p>1.00E-02</text:p>
          </table:table-cell>
          <table:table-cell table:style-name="ce56" office:value-type="float" office:value="0.00764705882352246" calcext:value-type="float">
            <text:p>7.65E-03</text:p>
          </table:table-cell>
          <table:table-cell table:style-name="ce56" office:value-type="float" office:value="0.00632455532033101" calcext:value-type="float">
            <text:p>6.32E-03</text:p>
          </table:table-cell>
          <table:table-cell table:style-name="ce57" office:value-type="float" office:value="0.313725490196078" calcext:value-type="float">
            <text:p>3.14E-01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0980392156861853" calcext:value-type="float">
            <text:p>0.0010</text:p>
          </table:table-cell>
          <table:table-cell table:style-name="ce12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6169293" calcext:value-type="float">
            <text:p>0.2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30137167549291" calcext:value-type="float">
            <text:p>0.01</text:p>
          </table:table-cell>
          <table:table-cell table:style-name="ce25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);1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9986869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34486712191335" calcext:value-type="float">
            <text:p>0.07</text:p>
          </table:table-cell>
          <table:table-cell table:style-name="ce25" office:value-type="float" office:value="0.252837232947221" calcext:value-type="float">
            <text:p>0.25</text:p>
          </table:table-cell>
          <table:table-cell table:style-name="ce25" office:value-type="float" office:value="0.588235294117647" calcext:value-type="float">
            <text:p>0.59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3" calcext:value-type="float">
            <text:p>3</text:p>
          </table:table-cell>
          <table:table-cell table:style-name="ce6" office:value-type="string" calcext:value-type="string">
            <text:p>$f_{19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7642156" calcext:value-type="float">
            <text:p>0.08</text:p>
          </table:table-cell>
          <table:table-cell table:style-name="ce25" office:value-type="float" office:value="0.0041786926" calcext:value-type="float">
            <text:p>0.00</text:p>
          </table:table-cell>
          <table:table-cell table:style-name="ce25" office:value-type="float" office:value="0.0108908030596229" calcext:value-type="float">
            <text:p>0.01</text:p>
          </table:table-cell>
          <table:table-cell table:style-name="ce25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0000081844314" calcext:value-type="float">
            <text:p>0.00</text:p>
          </table:table-cell>
          <table:table-cell table:style-name="ce25" office:value-type="float" office:value="0.62170849" calcext:value-type="float">
            <text:p>0.62</text:p>
          </table:table-cell>
          <table:table-cell table:style-name="ce25" office:value-type="float" office:value="0.028769981" calcext:value-type="float">
            <text:p>0.03</text:p>
          </table:table-cell>
          <table:table-cell table:style-name="ce25" office:value-type="float" office:value="0.0825134662129047" calcext:value-type="float">
            <text:p>0.08</text:p>
          </table:table-cell>
          <table:table-cell table:style-name="ce25" office:value-type="float" office:value="0.155850495127751" calcext:value-type="float">
            <text:p>0.1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string" calcext:value-type="string">
            <text:p>$f_{20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20000000000164" calcext:value-type="float">
            <text:p>0.3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2156862745002" calcext:value-type="float">
            <text:p>0.0792</text:p>
          </table:table-cell>
          <table:table-cell table:style-name="ce12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0.000000024888777" calcext:value-type="float">
            <text:p>0.00</text:p>
          </table:table-cell>
          <table:table-cell table:style-name="ce25" office:value-type="float" office:value="0.32781562" calcext:value-type="float">
            <text:p>0.33</text:p>
          </table:table-cell>
          <table:table-cell table:style-name="ce25" office:value-type="float" office:value="0.0001598858" calcext:value-type="float">
            <text:p>0.00</text:p>
          </table:table-cell>
          <table:table-cell table:style-name="ce25" office:value-type="float" office:value="0.0385433608851996" calcext:value-type="float">
            <text:p>0.04</text:p>
          </table:table-cell>
          <table:table-cell table:style-name="ce25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0.0000013157482" calcext:value-type="float">
            <text:p>0.00</text:p>
          </table:table-cell>
          <table:table-cell table:style-name="ce25" office:value-type="float" office:value="0.9874107" calcext:value-type="float">
            <text:p>0.99</text:p>
          </table:table-cell>
          <table:table-cell table:style-name="ce25" office:value-type="float" office:value="0.31798285" calcext:value-type="float">
            <text:p>0.32</text:p>
          </table:table-cell>
          <table:table-cell table:style-name="ce25" office:value-type="float" office:value="0.346151219199141" calcext:value-type="float">
            <text:p>0.35</text:p>
          </table:table-cell>
          <table:table-cell table:style-name="ce25" office:value-type="float" office:value="0.458751407701894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string" calcext:value-type="string">
            <text:p>$f_{21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630000000000109" calcext:value-type="float">
            <text:p>0.63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190784313725464" calcext:value-type="float">
            <text:p>0.1908</text:p>
          </table:table-cell>
          <table:table-cell table:style-name="ce12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5" office:value-type="float" office:value="0.00000097856764" calcext:value-type="float">
            <text:p>0.00</text:p>
          </table:table-cell>
          <table:table-cell table:style-name="ce25" office:value-type="float" office:value="0.031530729" calcext:value-type="float">
            <text:p>0.03</text:p>
          </table:table-cell>
          <table:table-cell table:style-name="ce25" office:value-type="float" office:value="0.0015189704" calcext:value-type="float">
            <text:p>0.00</text:p>
          </table:table-cell>
          <table:table-cell table:style-name="ce25" office:value-type="float" office:value="0.00420114369901647" calcext:value-type="float">
            <text:p>0.00</text:p>
          </table:table-cell>
          <table:table-cell table:style-name="ce25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0.00000015612613" calcext:value-type="float">
            <text:p>0.00</text:p>
          </table:table-cell>
          <table:table-cell table:style-name="ce25" office:value-type="float" office:value="0.33226127" calcext:value-type="float">
            <text:p>0.33</text:p>
          </table:table-cell>
          <table:table-cell table:style-name="ce25" office:value-type="float" office:value="0.019169336" calcext:value-type="float">
            <text:p>0.02</text:p>
          </table:table-cell>
          <table:table-cell table:style-name="ce25" office:value-type="float" office:value="0.025584240647532" calcext:value-type="float">
            <text:p>0.03</text:p>
          </table:table-cell>
          <table:table-cell table:style-name="ce25" office:value-type="float" office:value="0.063032224367154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3" calcext:value-type="float">
            <text:p>3</text:p>
          </table:table-cell>
          <table:table-cell table:style-name="ce6" office:value-type="string" calcext:value-type="string">
            <text:p>$f_{22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300000000002001" calcext:value-type="float">
            <text:p>3.00E-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372549019611517" calcext:value-type="float">
            <text:p>3.73E-03</text:p>
          </table:table-cell>
          <table:table-cell table:style-name="ce56" office:value-type="float" office:value="0.0276405499223428" calcext:value-type="float">
            <text:p>2.76E-02</text:p>
          </table:table-cell>
          <table:table-cell table:style-name="ce57" office:value-type="float" office:value="0.764705882352941" calcext:value-type="float">
            <text:p>7.65E-0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29.46" calcext:value-type="float">
            <text:p>329.46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490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string" calcext:value-type="string">
            <text:p>$f_{23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100" calcext:value-type="float">
            <text:p>1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25.4901960784314" calcext:value-type="float">
            <text:p>2.55E+01</text:p>
          </table:table-cell>
          <table:table-cell table:style-name="ce56" office:value-type="float" office:value="50.9901951359278" calcext:value-type="float">
            <text:p>5.10E+01</text:p>
          </table:table-cell>
          <table:table-cell table:style-name="ce57" office:value-type="float" office:value="0.745098039215686" calcext:value-type="float">
            <text:p>7.45E-01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7.43279" calcext:value-type="float">
            <text:p>107.4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401759411765" calcext:value-type="float">
            <text:p>100.40</text:p>
          </table:table-cell>
          <table:table-cell table:style-name="ce25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8.62461" calcext:value-type="float">
            <text:p>108.62</text:p>
          </table:table-cell>
          <table:table-cell table:style-name="ce25" office:value-type="float" office:value="106.59502" calcext:value-type="float">
            <text:p>106.60</text:p>
          </table:table-cell>
          <table:table-cell table:style-name="ce25" office:value-type="float" office:value="105.624503921569" calcext:value-type="float">
            <text:p>105.62</text:p>
          </table:table-cell>
          <table:table-cell table:style-name="ce25" office:value-type="float" office:value="3.14243709383497" calcext:value-type="float">
            <text:p>3.1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string" calcext:value-type="string">
            <text:p>$f_{24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690000000000055" calcext:value-type="float">
            <text:p>6.9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260784313725476" calcext:value-type="float">
            <text:p>2.61E-02</text:p>
          </table:table-cell>
          <table:table-cell table:style-name="ce56" office:value-type="float" office:value="0.133093951778427" calcext:value-type="float">
            <text:p>1.33E-01</text:p>
          </table:table-cell>
          <table:table-cell table:style-name="ce57" office:value-type="float" office:value="0.96078431372549" calcext:value-type="float">
            <text:p>9.61E-0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41813" calcext:value-type="float">
            <text:p>111.42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753904901961" calcext:value-type="float">
            <text:p>100.75</text:p>
          </table:table-cell>
          <table:table-cell table:style-name="ce25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14.37935" calcext:value-type="float">
            <text:p>114.38</text:p>
          </table:table-cell>
          <table:table-cell table:style-name="ce25" office:value-type="float" office:value="126.836102352941" calcext:value-type="float">
            <text:p>126.84</text:p>
          </table:table-cell>
          <table:table-cell table:style-name="ce25" office:value-type="float" office:value="41.4623639630981" calcext:value-type="float">
            <text:p>41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3" calcext:value-type="float">
            <text:p>3</text:p>
          </table:table-cell>
          <table:table-cell table:style-name="ce6" office:value-type="string" calcext:value-type="string">
            <text:p>$f_{25}$</text:p>
          </table:table-cell>
          <table:table-cell table:number-columns-repeated="4" table:style-name="ce56" office:value-type="float" office:value="100" calcext:value-type="float">
            <text:p>1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100.01" calcext:value-type="float">
            <text:p>100.0100</text:p>
          </table:table-cell>
          <table:table-cell table:style-name="ce12" office:value-type="float" office:value="100.06" calcext:value-type="float">
            <text:p>100.0600</text:p>
          </table:table-cell>
          <table:table-cell table:style-name="ce12" office:value-type="float" office:value="100.03" calcext:value-type="float">
            <text:p>100.0300</text:p>
          </table:table-cell>
          <table:table-cell table:style-name="ce12" office:value-type="float" office:value="100.030784313726" calcext:value-type="float">
            <text:p>100.0308</text:p>
          </table:table-cell>
          <table:table-cell table:style-name="ce12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100.00567" calcext:value-type="float">
            <text:p>100.01</text:p>
          </table:table-cell>
          <table:table-cell table:style-name="ce25" office:value-type="float" office:value="100.02406" calcext:value-type="float">
            <text:p>100.02</text:p>
          </table:table-cell>
          <table:table-cell table:style-name="ce25" office:value-type="float" office:value="100.01122" calcext:value-type="float">
            <text:p>100.01</text:p>
          </table:table-cell>
          <table:table-cell table:style-name="ce25" office:value-type="float" office:value="100.012669607843" calcext:value-type="float">
            <text:p>100.01</text:p>
          </table:table-cell>
          <table:table-cell table:style-name="ce25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25" office:value-type="float" office:value="100.00318" calcext:value-type="float">
            <text:p>100.00</text:p>
          </table:table-cell>
          <table:table-cell table:style-name="ce25" office:value-type="float" office:value="100.02642" calcext:value-type="float">
            <text:p>100.03</text:p>
          </table:table-cell>
          <table:table-cell table:style-name="ce25" office:value-type="float" office:value="100.01095" calcext:value-type="float">
            <text:p>100.01</text:p>
          </table:table-cell>
          <table:table-cell table:style-name="ce25" office:value-type="float" office:value="100.012037254902" calcext:value-type="float">
            <text:p>100.01</text:p>
          </table:table-cell>
          <table:table-cell table:style-name="ce25" office:value-type="float" office:value="0.00781901310907859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2" calcext:value-type="float">
            <text:p>2</text:p>
          </table:table-cell>
          <table:table-cell table:style-name="ce6" office:value-type="string" calcext:value-type="string">
            <text:p>$f_{26}$</text:p>
          </table:table-cell>
          <table:table-cell table:style-name="ce56" office:value-type="float" office:value="0.0799999999999272" calcext:value-type="float">
            <text:p>8.00E-02</text:p>
          </table:table-cell>
          <table:table-cell table:style-name="ce56" office:value-type="float" office:value="100.08" calcext:value-type="float">
            <text:p>1.00E+02</text:p>
          </table:table-cell>
          <table:table-cell table:style-name="ce56" office:value-type="float" office:value="52.8600000000001" calcext:value-type="float">
            <text:p>5.29E+01</text:p>
          </table:table-cell>
          <table:table-cell table:style-name="ce56" office:value-type="float" office:value="51.9945098039215" calcext:value-type="float">
            <text:p>5.20E+01</text:p>
          </table:table-cell>
          <table:table-cell table:style-name="ce56" office:value-type="float" office:value="31.8935821757293" calcext:value-type="float">
            <text:p>3.19E+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" office:value-type="float" office:value="0.0399999999999636" calcext:value-type="float">
            <text:p>0.0400</text:p>
          </table:table-cell>
          <table:table-cell table:style-name="ce12" office:value-type="float" office:value="400" calcext:value-type="float">
            <text:p>400.00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139.320392156863" calcext:value-type="float">
            <text:p>139.3204</text:p>
          </table:table-cell>
          <table:table-cell table:style-name="ce12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0.012213847" calcext:value-type="float">
            <text:p>0.01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0.54868579" calcext:value-type="float">
            <text:p>0.55</text:p>
          </table:table-cell>
          <table:table-cell table:style-name="ce25" office:value-type="float" office:value="12.266764194451" calcext:value-type="float">
            <text:p>12.27</text:p>
          </table:table-cell>
          <table:table-cell table:style-name="ce25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0.00099" calcext:value-type="float">
            <text:p>200.00</text:p>
          </table:table-cell>
          <table:table-cell table:style-name="ce25" office:value-type="float" office:value="0.74062897" calcext:value-type="float">
            <text:p>0.74</text:p>
          </table:table-cell>
          <table:table-cell table:style-name="ce25" office:value-type="float" office:value="49.0077089541823" calcext:value-type="float">
            <text:p>49.01</text:p>
          </table:table-cell>
          <table:table-cell table:style-name="ce25" office:value-type="float" office:value="98.2639709732518" calcext:value-type="float">
            <text:p>98.26</text:p>
          </table:table-cell>
          <table:table-cell table:style-name="ce25" office:value-type="float" office:value="0.235294117647059" calcext:value-type="float">
            <text:p>0.24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3" calcext:value-type="float">
            <text:p>3</text:p>
          </table:table-cell>
          <table:table-cell table:style-name="ce6" office:value-type="string" calcext:value-type="string">
            <text:p>$f_{27}$</text:p>
          </table:table-cell>
          <table:table-cell table:style-name="ce56" office:value-type="float" office:value="0.25" calcext:value-type="float">
            <text:p>2.50E-01</text:p>
          </table:table-cell>
          <table:table-cell table:style-name="ce56" office:value-type="float" office:value="0.909999999999854" calcext:value-type="float">
            <text:p>9.10E-01</text:p>
          </table:table-cell>
          <table:table-cell table:style-name="ce56" office:value-type="float" office:value="0.539999999999964" calcext:value-type="float">
            <text:p>5.40E-01</text:p>
          </table:table-cell>
          <table:table-cell table:style-name="ce56" office:value-type="float" office:value="0.560392156862753" calcext:value-type="float">
            <text:p>5.60E-01</text:p>
          </table:table-cell>
          <table:table-cell table:style-name="ce56" office:value-type="float" office:value="0.291592180965185" calcext:value-type="float">
            <text:p>2.92E-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342.72" calcext:value-type="float">
            <text:p>342.7200</text:p>
          </table:table-cell>
          <table:table-cell table:number-columns-repeated="2" table:style-name="ce12" office:value-type="float" office:value="356.83" calcext:value-type="float">
            <text:p>356.8300</text:p>
          </table:table-cell>
          <table:table-cell table:style-name="ce12" office:value-type="float" office:value="354.539803921569" calcext:value-type="float">
            <text:p>354.5398</text:p>
          </table:table-cell>
          <table:table-cell table:style-name="ce12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1" calcext:value-type="float">
            <text:p>1</text:p>
          </table:table-cell>
          <table:table-cell table:style-name="ce6" office:value-type="string" calcext:value-type="string">
            <text:p>$f_{28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56.83" calcext:value-type="float">
            <text:p>3.57E+02</text:p>
          </table:table-cell>
          <table:table-cell table:style-name="ce56" office:value-type="float" office:value="342.72" calcext:value-type="float">
            <text:p>3.43E+02</text:p>
          </table:table-cell>
          <table:table-cell table:style-name="ce56" office:value-type="float" office:value="275.992156862745" calcext:value-type="float">
            <text:p>2.76E+02</text:p>
          </table:table-cell>
          <table:table-cell table:style-name="ce56" office:value-type="float" office:value="160.352964768351" calcext:value-type="float">
            <text:p>1.60E+02</text:p>
          </table:table-cell>
          <table:table-cell table:style-name="ce57" office:value-type="float" office:value="0.196078431372549" calcext:value-type="float">
            <text:p>1.96E-0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178.17392" calcext:value-type="float">
            <text:p>178.17</text:p>
          </table:table-cell>
          <table:table-cell table:style-name="ce25" office:value-type="float" office:value="223.23904" calcext:value-type="float">
            <text:p>223.24</text:p>
          </table:table-cell>
          <table:table-cell table:style-name="ce25" office:value-type="float" office:value="221.76056" calcext:value-type="float">
            <text:p>221.76</text:p>
          </table:table-cell>
          <table:table-cell table:style-name="ce25" office:value-type="float" office:value="216.277620196079" calcext:value-type="float">
            <text:p>216.28</text:p>
          </table:table-cell>
          <table:table-cell table:style-name="ce25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2" calcext:value-type="float">
            <text:p>2</text:p>
          </table:table-cell>
          <table:table-cell table:style-name="ce6" office:value-type="string" calcext:value-type="string">
            <text:p>$f_{29}$</text:p>
          </table:table-cell>
          <table:table-cell table:number-columns-repeated="4" table:style-name="ce56" office:value-type="float" office:value="100" calcext:value-type="float">
            <text:p>1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184.35" calcext:value-type="float">
            <text:p>184.3500</text:p>
          </table:table-cell>
          <table:table-cell table:style-name="ce12" office:value-type="float" office:value="476.37" calcext:value-type="float">
            <text:p>476.3700</text:p>
          </table:table-cell>
          <table:table-cell table:style-name="ce12" office:value-type="float" office:value="196.52" calcext:value-type="float">
            <text:p>196.5200</text:p>
          </table:table-cell>
          <table:table-cell table:style-name="ce12" office:value-type="float" office:value="200.749803921569" calcext:value-type="float">
            <text:p>200.7498</text:p>
          </table:table-cell>
          <table:table-cell table:style-name="ce12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01.29427" calcext:value-type="float">
            <text:p>501.29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47.222139019608" calcext:value-type="float">
            <text:p>447.22</text:p>
          </table:table-cell>
          <table:table-cell table:style-name="ce25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50.72761" calcext:value-type="float">
            <text:p>550.73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01.073916078432" calcext:value-type="float">
            <text:p>401.07</text:p>
          </table:table-cell>
          <table:table-cell table:style-name="ce25" office:value-type="float" office:value="140.906117817505" calcext:value-type="float">
            <text:p>140.9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2" calcext:value-type="float">
            <text:p>2</text:p>
          </table:table-cell>
          <table:table-cell table:style-name="ce6" office:value-type="string" calcext:value-type="string">
            <text:p>$f_{30}$</text:p>
          </table:table-cell>
          <table:table-cell table:style-name="ce56" office:value-type="float" office:value="184.35" calcext:value-type="float">
            <text:p>1.84E+02</text:p>
          </table:table-cell>
          <table:table-cell table:style-name="ce56" office:value-type="float" office:value="184.48" calcext:value-type="float">
            <text:p>1.84E+02</text:p>
          </table:table-cell>
          <table:table-cell table:style-name="ce56" office:value-type="float" office:value="184.35" calcext:value-type="float">
            <text:p>1.84E+02</text:p>
          </table:table-cell>
          <table:table-cell table:style-name="ce56" office:value-type="float" office:value="184.373921568628" calcext:value-type="float">
            <text:p>1.84E+02</text:p>
          </table:table-cell>
          <table:table-cell table:style-name="ce56" office:value-type="float" office:value="0.0325269119346145" calcext:value-type="float">
            <text:p>3.25E-02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11" table:formula="of:=AVERAGE([.B3:.B32])" office:value-type="float" office:value="41.8863333333333" calcext:value-type="float">
            <text:p>41.8863333333333</text:p>
          </table:table-cell>
          <table:table-cell table:style-name="ce11" table:formula="of:=AVERAGE([.C3:.C32])" office:value-type="float" office:value="66.5631666666667" calcext:value-type="float">
            <text:p>66.5631666666667</text:p>
          </table:table-cell>
          <table:table-cell table:style-name="ce11" table:formula="of:=AVERAGE([.D3:.D32])" office:value-type="float" office:value="42.7976666666667" calcext:value-type="float">
            <text:p>42.7976666666667</text:p>
          </table:table-cell>
          <table:table-cell table:style-name="ce11" table:formula="of:=AVERAGE([.E3:.E32])" office:value-type="float" office:value="47.5688967320262" calcext:value-type="float">
            <text:p>47.5688967320262</text:p>
          </table:table-cell>
          <table:table-cell table:style-name="ce11" table:formula="of:=AVERAGE([.F3:.F32])" office:value-type="float" office:value="9.67474982795928" calcext:value-type="float">
            <text:p>9.67474982795928</text:p>
          </table:table-cell>
          <table:table-cell table:style-name="ce11" table:formula="of:=AVERAGE([.G3:.G32])" office:value-type="float" office:value="0.509150326797386" calcext:value-type="float">
            <text:p>0.509150326797386</text:p>
          </table:table-cell>
          <table:table-cell table:style-name="ce11"/>
          <table:table-cell table:style-name="ce11" table:formula="of:=AVERAGE([.I3:.I32])" office:value-type="float" office:value="40.9956666666667" calcext:value-type="float">
            <text:p>40.9956666666667</text:p>
          </table:table-cell>
          <table:table-cell table:style-name="ce11" table:formula="of:=AVERAGE([.J3:.J32])" office:value-type="float" office:value="41.9263333333333" calcext:value-type="float">
            <text:p>41.9263333333333</text:p>
          </table:table-cell>
          <table:table-cell table:style-name="ce11" table:formula="of:=AVERAGE([.K3:.K32])" office:value-type="float" office:value="41.9044666666667" calcext:value-type="float">
            <text:p>41.9044666666667</text:p>
          </table:table-cell>
          <table:table-cell table:style-name="Default" table:formula="of:=AVERAGE([.L3:.L32])" office:value-type="float" office:value="41.8876725490196" calcext:value-type="float">
            <text:p>41.8876725490196</text:p>
          </table:table-cell>
          <table:table-cell table:style-name="Default" table:formula="of:=AVERAGE([.M3:.M32])" office:value-type="float" office:value="0.139455287676384" calcext:value-type="float">
            <text:p>0.139455287676384</text:p>
          </table:table-cell>
          <table:table-cell table:style-name="Default" table:formula="of:=AVERAGE([.N3:.N32])" office:value-type="float" office:value="0.56078431372549" calcext:value-type="float">
            <text:p>0.56078431372549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6667</text:p>
          </table:table-cell>
          <table:table-cell table:style-name="Default" table:formula="of:=AVERAGE([.T3:.T32])" office:value-type="float" office:value="1.63422466110144" calcext:value-type="float">
            <text:p>1.63422466110144</text:p>
          </table:table-cell>
          <table:table-cell table:style-name="Default" table:formula="of:=AVERAGE([.U3:.U32])" office:value-type="float" office:value="0.552941176470588" calcext:value-type="float">
            <text:p>0.552941176470588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333</text:p>
          </table:table-cell>
          <table:table-cell table:style-name="Default" table:formula="of:=AVERAGE([.Y3:.Y32])" office:value-type="float" office:value="41.9177333333333" calcext:value-type="float">
            <text:p>41.9177333333333</text:p>
          </table:table-cell>
          <table:table-cell table:style-name="Default" table:formula="of:=AVERAGE([.Z3:.Z32])" office:value-type="float" office:value="40.864185620915" calcext:value-type="float">
            <text:p>40.864185620915</text:p>
          </table:table-cell>
          <table:table-cell table:style-name="Default" table:formula="of:=AVERAGE([.AA3:.AA32])" office:value-type="float" office:value="4.78231603228239" calcext:value-type="float">
            <text:p>4.78231603228239</text:p>
          </table:table-cell>
          <table:table-cell table:style-name="Default" table:formula="of:=AVERAGE([.AB3:.AB32])" office:value-type="float" office:value="0.529411764705882" calcext:value-type="float">
            <text:p>0.529411764705882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35.948020777473" calcext:value-type="float">
            <text:p>35.95</text:p>
          </table:table-cell>
          <table:table-cell table:style-name="ce25" table:formula="of:=AVERAGE([.AF3:.AF32])" office:value-type="float" office:value="56.2217472042333" calcext:value-type="float">
            <text:p>56.22</text:p>
          </table:table-cell>
          <table:table-cell table:style-name="ce25" table:formula="of:=AVERAGE([.AG3:.AG32])" office:value-type="float" office:value="46.3995183542033" calcext:value-type="float">
            <text:p>46.40</text:p>
          </table:table-cell>
          <table:table-cell table:style-name="ce25" table:formula="of:=AVERAGE([.AH3:.AH32])" office:value-type="float" office:value="46.2118476490769" calcext:value-type="float">
            <text:p>46.21</text:p>
          </table:table-cell>
          <table:table-cell table:style-name="ce25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25" table:formula="of:=AVERAGE([.AN3:.AN32])" office:value-type="float" office:value="36.6882799245682" calcext:value-type="float">
            <text:p>36.69</text:p>
          </table:table-cell>
          <table:table-cell table:style-name="ce25" table:formula="of:=AVERAGE([.AO3:.AO32])" office:value-type="float" office:value="66.7657846638333" calcext:value-type="float">
            <text:p>66.77</text:p>
          </table:table-cell>
          <table:table-cell table:style-name="ce25" table:formula="of:=AVERAGE([.AP3:.AP32])" office:value-type="float" office:value="47.7555726607433" calcext:value-type="float">
            <text:p>47.76</text:p>
          </table:table-cell>
          <table:table-cell table:style-name="ce25" table:formula="of:=AVERAGE([.AQ3:.AQ32])" office:value-type="float" office:value="48.2048678255454" calcext:value-type="float">
            <text:p>48.20</text:p>
          </table:table-cell>
          <table:table-cell table:style-name="ce25" table:formula="of:=AVERAGE([.AR3:.AR32])" office:value-type="float" office:value="11.4959188201391" calcext:value-type="float">
            <text:p>11.50</text:p>
          </table:table-cell>
          <table:table-cell table:style-name="ce25" table:formula="of:=AVERAGE([.AS3:.AS32])" office:value-type="float" office:value="0.298692810457516" calcext:value-type="float">
            <text:p>0.30</text:p>
          </table:table-cell>
          <table:table-cell table:style-name="ce25" table:number-columns-repeated="2"/>
          <table:table-cell table:style-name="ce6"/>
          <table:table-cell table:formula="of:=AVERAGE([.AW3:.AW32])" office:value-type="float" office:value="12.8253333333333" calcext:value-type="float">
            <text:p>12.8253333333333</text:p>
          </table:table-cell>
          <table:table-cell table:formula="of:=AVERAGE([.AX3:.AX32])" office:value-type="float" office:value="31.4662666666667" calcext:value-type="float">
            <text:p>31.4662666666667</text:p>
          </table:table-cell>
          <table:table-cell table:formula="of:=AVERAGE([.AY3:.AY32])" office:value-type="float" office:value="26.0307666666667" calcext:value-type="float">
            <text:p>26.0307666666667</text:p>
          </table:table-cell>
          <table:table-cell table:formula="of:=AVERAGE([.AZ3:.AZ32])" office:value-type="float" office:value="24.629268627451" calcext:value-type="float">
            <text:p>24.629268627451</text:p>
          </table:table-cell>
          <table:table-cell table:formula="of:=AVERAGE([.BA3:.BA32])" office:value-type="float" office:value="8.13532114672892" calcext:value-type="float">
            <text:p>8.13532114672892</text:p>
          </table:table-cell>
          <table:table-cell table:formula="of:=AVERAGE([.BB3:.BB32])" office:value-type="float" office:value="0.576470588235294" calcext:value-type="float">
            <text:p>0.576470588235294</text:p>
          </table:table-cell>
          <table:table-cell table:number-columns-repeated="3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number-columns-repeated="30"/>
        </table:table-row>
        <table:table-row table:style-name="ro1"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19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1</text:p>
          </table:table-cell>
          <table:table-cell table:formula="of:=SUM([.AI3:.AI32])" office:value-type="float" office:value="142.944830755392" calcext:value-type="float">
            <text:p>142.944830755392</text:p>
          </table:table-cell>
          <table:table-cell table:formula="of:=SUM([.AJ3:.AJ32])" office:value-type="float" office:value="11.2745098039216" calcext:value-type="float">
            <text:p>11.2745098039216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2" calcext:value-type="float">
            <text:p>52</text:p>
          </table:table-cell>
          <table:table-cell/>
          <table:table-cell table:formula="of:=SUM([.AN3:.AN32])" office:value-type="float" office:value="1100.64839773705" calcext:value-type="float">
            <text:p>1100.64839773705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36</text:p>
          </table:table-cell>
          <table:table-cell table:formula="of:=SUM([.AR3:.AR32])" office:value-type="float" office:value="344.877564604174" calcext:value-type="float">
            <text:p>344.877564604174</text:p>
          </table:table-cell>
          <table:table-cell table:formula="of:=SUM([.AS3:.AS32])" office:value-type="float" office:value="8.96078431372549" calcext:value-type="float">
            <text:p>8.96078431372549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6" calcext:value-type="float">
            <text:p>66</text:p>
          </table:table-cell>
          <table:table-cell/>
          <table:table-cell table:formula="of:=SUM([.AW3:.AW32])" office:value-type="float" office:value="384.76" calcext:value-type="float">
            <text:p>384.76</text:p>
          </table:table-cell>
          <table:table-cell table:formula="of:=SUM([.AX3:.AX32])" office:value-type="float" office:value="943.988" calcext:value-type="float">
            <text:p>943.988</text:p>
          </table:table-cell>
          <table:table-cell table:formula="of:=SUM([.AY3:.AY32])" office:value-type="float" office:value="780.923" calcext:value-type="float">
            <text:p>780.923</text:p>
          </table:table-cell>
          <table:table-cell table:formula="of:=SUM([.AZ3:.AZ32])" office:value-type="float" office:value="738.87805882353" calcext:value-type="float">
            <text:p>738.87805882353</text:p>
          </table:table-cell>
          <table:table-cell table:formula="of:=SUM([.BA3:.BA32])" office:value-type="float" office:value="244.059634401868" calcext:value-type="float">
            <text:p>244.059634401868</text:p>
          </table:table-cell>
          <table:table-cell table:formula="of:=SUM([.BB3:.BB32])" office:value-type="float" office:value="17.2941176470588" calcext:value-type="float">
            <text:p>17.2941176470588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41" calcext:value-type="float">
            <text:p>41</text:p>
          </table:table-cell>
          <table:table-cell table:number-columns-repeated="28"/>
        </table:table-row>
        <table:table-row table:style-name="ro3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41" calcext:value-type="float">
            <text:p>41.00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39.4230769230769" calcext:value-type="float">
            <text:p>39.4230769230769</text:p>
          </table:table-cell>
          <table:table-cell table:formula="of:=(1-([.AU35]-[.AG40])/[.AU35])*50" office:value-type="float" office:value="31.0606060606061" calcext:value-type="float">
            <text:p>31.0606060606061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41.6540152593559" calcext:value-type="float">
            <text:p>41.6540152593559</text:p>
          </table:table-cell>
          <table:table-cell table:formula="of:=[.AJ44]+[.AP44]" office:value-type="float" office:value="45.8436200453029" calcext:value-type="float">
            <text:p>45.8436200453029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03922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"/>
          <table:table-cell table:style-name="ce48" office:value-type="string" calcext:value-type="string" table:number-columns-spanned="1" table:number-rows-spanned="2">
            <text:p>Algorithms</text:p>
          </table:table-cell>
          <table:table-cell table:style-name="ce48" office:value-type="string" calcext:value-type="string" table:number-columns-spanned="1" table:number-rows-spanned="2">
            <text:p>Always Solved</text:p>
          </table:table-cell>
          <table:table-cell table:style-name="ce48" office:value-type="string" calcext:value-type="string" table:number-columns-spanned="1" table:number-rows-spanned="2">
            <text:p>At least one time solved</text:p>
          </table:table-cell>
          <table:table-cell table:style-name="ce48" office:value-type="string" calcext:value-type="string" table:number-columns-spanned="1" table:number-rows-spanned="2">
            <text:p>Score</text:p>
          </table:table-cell>
          <table:table-cell table:style-name="ce54" office:value-type="string" calcext:value-type="string" table:number-columns-spanned="3" table:number-rows-spanned="1">
            <text:p>Statistical tests</text:p>
          </table:table-cell>
          <table:covered-table-cell table:style-name="ce54"/>
          <table:covered-table-cell table:style-name="ce48"/>
          <table:table-cell table:number-columns-repeated="4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2"/>
          <table:covered-table-cell table:style-name="ce45"/>
          <table:covered-table-cell table:number-columns-repeated="3" table:style-name="ce48"/>
          <table:table-cell table:style-name="ce55" office:value-type="string" calcext:value-type="string">
            <text:p>$\uparrow$</text:p>
          </table:table-cell>
          <table:table-cell table:style-name="ce55" office:value-type="string" calcext:value-type="string">
            <text:p>$\downarrow$</text:p>
          </table:table-cell>
          <table:table-cell table:style-name="ce55" office:value-type="string" calcext:value-type="string">
            <text:p>$\longleftrightarrow $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"/>
          <table:table-cell table:style-name="ce53" office:value-type="string" calcext:value-type="string">
            <text:p>UMOEAsII</text:p>
          </table:table-cell>
          <table:table-cell table:style-name="ce44" table:formula="of:=COUNTIF([.AH3:.AH32];&quot;0&quot;)" office:value-type="float" office:value="9" calcext:value-type="float">
            <text:p>9</text:p>
          </table:table-cell>
          <table:table-cell table:style-name="ce44" table:formula="of:=COUNTIF([.AE3:.AE32];&quot;0&quot;)" office:value-type="float" office:value="14" calcext:value-type="float">
            <text:p>14</text:p>
          </table:table-cell>
          <table:table-cell table:style-name="ce52" table:formula="of:=[.AK49]" office:value-type="float" office:value="41.6540152593559" calcext:value-type="float">
            <text:p>41.65</text:p>
          </table:table-cell>
          <table:table-cell table:style-name="ce44" table:formula="of:=[.T219]" office:value-type="float" office:value="19" calcext:value-type="float">
            <text:p>19</text:p>
          </table:table-cell>
          <table:table-cell table:style-name="ce44" table:formula="of:=[.U219]" office:value-type="float" office:value="31" calcext:value-type="float">
            <text:p>31</text:p>
          </table:table-cell>
          <table:table-cell table:style-name="ce44" table:formula="of:=[.V219]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2"/>
          <table:table-cell table:style-name="ce48" office:value-type="string" calcext:value-type="string">
            <text:p>L-SHADE-Epsilon</text:p>
          </table:table-cell>
          <table:table-cell table:style-name="ce44" table:formula="of:=COUNTIF([.AQ3:.AQ32];&quot;0&quot;)" office:value-type="float" office:value="7" calcext:value-type="float">
            <text:p>7</text:p>
          </table:table-cell>
          <table:table-cell table:style-name="ce44" table:formula="of:=COUNTIF([.AN3:.AN32];&quot;0&quot;)" office:value-type="float" office:value="13" calcext:value-type="float">
            <text:p>13</text:p>
          </table:table-cell>
          <table:table-cell table:style-name="ce52" table:formula="of:=[.AL49]" office:value-type="float" office:value="45.843620045303" calcext:value-type="float">
            <text:p>45.84</text:p>
          </table:table-cell>
          <table:table-cell table:style-name="ce44" table:formula="of:=[.W219]" office:value-type="float" office:value="25" calcext:value-type="float">
            <text:p>25</text:p>
          </table:table-cell>
          <table:table-cell table:style-name="ce44" table:formula="of:=[.X219]" office:value-type="float" office:value="23" calcext:value-type="float">
            <text:p>23</text:p>
          </table:table-cell>
          <table:table-cell table:style-name="ce44" table:formula="of:=[.Y219]" office:value-type="float" office:value="12" calcext:value-type="float">
            <text:p>12</text:p>
          </table:table-cell>
          <table:table-cell table:number-columns-repeated="4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352941</text:p>
          </table:table-cell>
          <table:table-cell table:number-columns-repeated="2"/>
          <table:table-cell table:style-name="ce48" office:value-type="string" calcext:value-type="string">
            <text:p>Proposal</text:p>
          </table:table-cell>
          <table:table-cell table:style-name="ce44" table:formula="of:=COUNTIF([.AZ3:.AZ32];&quot;0&quot;)" office:value-type="float" office:value="13" calcext:value-type="float">
            <text:p>13</text:p>
          </table:table-cell>
          <table:table-cell table:style-name="ce44" table:formula="of:=COUNTIF([.AW3:.AW32];&quot;0&quot;)" office:value-type="float" office:value="21" calcext:value-type="float">
            <text:p>21</text:p>
          </table:table-cell>
          <table:table-cell table:style-name="ce52" table:formula="of:=[.AM49]" office:value-type="float" office:value="100" calcext:value-type="float">
            <text:p>100.00</text:p>
          </table:table-cell>
          <table:table-cell table:style-name="ce44" table:formula="of:=[.Q219]" office:value-type="float" office:value="31" calcext:value-type="float">
            <text:p>31</text:p>
          </table:table-cell>
          <table:table-cell table:style-name="ce44" table:formula="of:=[.R219]" office:value-type="float" office:value="21" calcext:value-type="float">
            <text:p>21</text:p>
          </table:table-cell>
          <table:table-cell table:style-name="ce44" table:formula="of:=[.S219]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6667</text:p>
          </table:table-cell>
          <table:table-cell table:style-name="Default" table:formula="of:=AVERAGE([.C38:.C67])" office:value-type="float" office:value="35.2908333333333" calcext:value-type="float">
            <text:p>35.2908333333333</text:p>
          </table:table-cell>
          <table:table-cell table:style-name="Default" table:formula="of:=AVERAGE([.D38:.D67])" office:value-type="float" office:value="30.4193333333333" calcext:value-type="float">
            <text:p>30.4193333333333</text:p>
          </table:table-cell>
          <table:table-cell table:style-name="Default" table:formula="of:=AVERAGE([.E38:.E67])" office:value-type="float" office:value="29.0411921568628" calcext:value-type="float">
            <text:p>29.0411921568628</text:p>
          </table:table-cell>
          <table:table-cell table:style-name="Default" table:formula="of:=AVERAGE([.F38:.F67])" office:value-type="float" office:value="5.68300851566738" calcext:value-type="float">
            <text:p>5.68300851566738</text:p>
          </table:table-cell>
          <table:table-cell table:style-name="Default" table:formula="of:=AVERAGE([.G38:.G67])" office:value-type="float" office:value="0.528104575163399" calcext:value-type="float">
            <text:p>0.528104575163399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6667</text:p>
          </table:table-cell>
          <table:table-cell table:style-name="Default" table:formula="of:=AVERAGE([.J38:.J67])" office:value-type="float" office:value="31.4686333333333" calcext:value-type="float">
            <text:p>31.4686333333333</text:p>
          </table:table-cell>
          <table:table-cell table:style-name="Default" table:formula="of:=AVERAGE([.K38:.K67])" office:value-type="float" office:value="29.2188666666667" calcext:value-type="float">
            <text:p>29.2188666666667</text:p>
          </table:table-cell>
          <table:table-cell table:style-name="Default" table:formula="of:=AVERAGE([.L38:.L67])" office:value-type="float" office:value="27.0619620915032" calcext:value-type="float">
            <text:p>27.0619620915032</text:p>
          </table:table-cell>
          <table:table-cell table:style-name="Default" table:formula="of:=AVERAGE([.M38:.M67])" office:value-type="float" office:value="7.3269304383342" calcext:value-type="float">
            <text:p>7.3269304383342</text:p>
          </table:table-cell>
          <table:table-cell table:style-name="Default" table:formula="of:=AVERAGE([.N38:.N67])" office:value-type="float" office:value="0.558823529411765" calcext:value-type="float">
            <text:p>0.558823529411765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333</text:p>
          </table:table-cell>
          <table:table-cell table:style-name="Default" table:formula="of:=AVERAGE([.R38:.R67])" office:value-type="float" office:value="26.7091333333333" calcext:value-type="float">
            <text:p>26.7091333333333</text:p>
          </table:table-cell>
          <table:table-cell table:style-name="Default" table:formula="of:=AVERAGE([.S38:.S67])" office:value-type="float" office:value="23.7107379084967" calcext:value-type="float">
            <text:p>23.7107379084967</text:p>
          </table:table-cell>
          <table:table-cell table:style-name="Default" table:formula="of:=AVERAGE([.T38:.T67])" office:value-type="float" office:value="10.0588612885411" calcext:value-type="float">
            <text:p>10.0588612885411</text:p>
          </table:table-cell>
          <table:table-cell table:style-name="Default" table:formula="of:=AVERAGE([.U38:.U67])" office:value-type="float" office:value="0.557516339869281" calcext:value-type="float">
            <text:p>0.557516339869281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333</text:p>
          </table:table-cell>
          <table:table-cell table:style-name="Default" table:formula="of:=AVERAGE([.Z38:.Z67])" office:value-type="float" office:value="16.7677352941176" calcext:value-type="float">
            <text:p>16.7677352941176</text:p>
          </table:table-cell>
          <table:table-cell table:style-name="Default" table:formula="of:=AVERAGE([.AA38:.AA67])" office:value-type="float" office:value="9.44580548900873" calcext:value-type="float">
            <text:p>9.44580548900873</text:p>
          </table:table-cell>
          <table:table-cell table:style-name="Default" table:formula="of:=AVERAGE([.AB38:.AB67])" office:value-type="float" office:value="0.565359477124183" calcext:value-type="float">
            <text:p>0.565359477124183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number-columns-repeated="56"/>
        </table:table-row>
        <table:table-row table:style-name="ro1"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1764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09804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568627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6666</text:p>
          </table:table-cell>
          <table:table-cell table:style-name="Default" table:formula="of:=AVERAGE([.E73:.E102])" office:value-type="float" office:value="30.3829725490196" calcext:value-type="float">
            <text:p>30.3829725490196</text:p>
          </table:table-cell>
          <table:table-cell table:style-name="Default" table:formula="of:=AVERAGE([.F73:.F102])" office:value-type="float" office:value="3.83748268045171" calcext:value-type="float">
            <text:p>3.83748268045171</text:p>
          </table:table-cell>
          <table:table-cell table:style-name="Default" table:formula="of:=AVERAGE([.G73:.G102])" office:value-type="float" office:value="0.441176470588235" calcext:value-type="float">
            <text:p>0.441176470588235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6667</text:p>
          </table:table-cell>
          <table:table-cell table:style-name="Default" table:formula="of:=AVERAGE([.J73:.J102])" office:value-type="float" office:value="31.6388333333333" calcext:value-type="float">
            <text:p>31.6388333333333</text:p>
          </table:table-cell>
          <table:table-cell table:style-name="Default" table:formula="of:=AVERAGE([.K73:.K102])" office:value-type="float" office:value="30.2866333333333" calcext:value-type="float">
            <text:p>30.2866333333333</text:p>
          </table:table-cell>
          <table:table-cell table:style-name="Default" table:formula="of:=AVERAGE([.L73:.L102])" office:value-type="float" office:value="29.4590692810458" calcext:value-type="float">
            <text:p>29.4590692810458</text:p>
          </table:table-cell>
          <table:table-cell table:style-name="Default" table:formula="of:=AVERAGE([.M73:.M102])" office:value-type="float" office:value="3.03419214677568" calcext:value-type="float">
            <text:p>3.03419214677568</text:p>
          </table:table-cell>
          <table:table-cell table:style-name="Default" table:formula="of:=AVERAGE([.N73:.N102])" office:value-type="float" office:value="0.508496732026144" calcext:value-type="float">
            <text:p>0.508496732026144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6667</text:p>
          </table:table-cell>
          <table:table-cell table:style-name="Default" table:formula="of:=AVERAGE([.Q73:.Q102])" office:value-type="float" office:value="32.5484333333333" calcext:value-type="float">
            <text:p>32.5484333333333</text:p>
          </table:table-cell>
          <table:table-cell table:style-name="Default" table:formula="of:=AVERAGE([.R73:.R102])" office:value-type="float" office:value="30.5569666666667" calcext:value-type="float">
            <text:p>30.5569666666667</text:p>
          </table:table-cell>
          <table:table-cell table:style-name="Default" table:formula="of:=AVERAGE([.S73:.S102])" office:value-type="float" office:value="27.0500267973856" calcext:value-type="float">
            <text:p>27.0500267973856</text:p>
          </table:table-cell>
          <table:table-cell table:style-name="Default" table:formula="of:=AVERAGE([.T73:.T102])" office:value-type="float" office:value="9.22642256367815" calcext:value-type="float">
            <text:p>9.22642256367815</text:p>
          </table:table-cell>
          <table:table-cell table:style-name="Default" table:formula="of:=AVERAGE([.U73:.U102])" office:value-type="float" office:value="0.502614379084967" calcext:value-type="float">
            <text:p>0.502614379084967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464</text:p>
          </table:table-cell>
          <table:table-cell table:style-name="Default" table:formula="of:=AVERAGE([.AA73:.AA102])" office:value-type="float" office:value="15.3280295664676" calcext:value-type="float">
            <text:p>15.3280295664676</text:p>
          </table:table-cell>
          <table:table-cell table:style-name="Default" table:formula="of:=AVERAGE([.AB73:.AB102])" office:value-type="float" office:value="0.503921568627451" calcext:value-type="float">
            <text:p>0.503921568627451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6"/>
          <table:table-cell table:style-name="ce19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37255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01961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333</text:p>
          </table:table-cell>
          <table:table-cell table:style-name="Default" table:formula="of:=AVERAGE([.E107:.E136])" office:value-type="float" office:value="30.5335934640523" calcext:value-type="float">
            <text:p>30.5335934640523</text:p>
          </table:table-cell>
          <table:table-cell table:style-name="Default" table:formula="of:=AVERAGE([.F107:.F136])" office:value-type="float" office:value="2.82274055149601" calcext:value-type="float">
            <text:p>2.82274055149601</text:p>
          </table:table-cell>
          <table:table-cell table:style-name="Default" table:formula="of:=AVERAGE([.G107:.G136])" office:value-type="float" office:value="0.411111111111111" calcext:value-type="float">
            <text:p>0.411111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333</text:p>
          </table:table-cell>
          <table:table-cell table:style-name="Default" table:formula="of:=AVERAGE([.J107:.J136])" office:value-type="float" office:value="32.5955666666667" calcext:value-type="float">
            <text:p>32.5955666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1765</text:p>
          </table:table-cell>
          <table:table-cell table:style-name="Default" table:formula="of:=AVERAGE([.M107:.M136])" office:value-type="float" office:value="7.60317606993912" calcext:value-type="float">
            <text:p>7.60317606993912</text:p>
          </table:table-cell>
          <table:table-cell table:style-name="Default" table:formula="of:=AVERAGE([.N107:.N136])" office:value-type="float" office:value="0.47516339869281" calcext:value-type="float">
            <text:p>0.47516339869281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333</text:p>
          </table:table-cell>
          <table:table-cell table:style-name="Default" table:formula="of:=AVERAGE([.Q107:.Q136])" office:value-type="float" office:value="32.8063333333333" calcext:value-type="float">
            <text:p>32.806333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471</text:p>
          </table:table-cell>
          <table:table-cell table:style-name="Default" table:formula="of:=AVERAGE([.T107:.T136])" office:value-type="float" office:value="9.22294384202118" calcext:value-type="float">
            <text:p>9.22294384202118</text:p>
          </table:table-cell>
          <table:table-cell table:style-name="Default" table:formula="of:=AVERAGE([.U107:.U136])" office:value-type="float" office:value="0.460130718954248" calcext:value-type="float">
            <text:p>0.460130718954248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333</text:p>
          </table:table-cell>
          <table:table-cell table:style-name="Default" table:formula="of:=AVERAGE([.Y107:.Y136])" office:value-type="float" office:value="17.0446333333333" calcext:value-type="float">
            <text:p>17.0446333333333</text:p>
          </table:table-cell>
          <table:table-cell table:style-name="Default" table:formula="of:=AVERAGE([.Z107:.Z136])" office:value-type="float" office:value="23.0827470588235" calcext:value-type="float">
            <text:p>23.0827470588235</text:p>
          </table:table-cell>
          <table:table-cell table:style-name="Default" table:formula="of:=AVERAGE([.AA107:.AA136])" office:value-type="float" office:value="13.9091065916159" calcext:value-type="float">
            <text:p>13.9091065916159</text:p>
          </table:table-cell>
          <table:table-cell table:style-name="Default" table:formula="of:=AVERAGE([.AB107:.AB136])" office:value-type="float" office:value="0.456862745098039" calcext:value-type="float">
            <text:p>0.456862745098039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6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2156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8819999999999" calcext:value-type="float">
            <text:p>19.88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7356862745098" calcext:value-type="float">
            <text:p>0.7736</text:p>
          </table:table-cell>
          <table:table-cell table:style-name="ce14" office:value-type="float" office:value="3.94532336824246" calcext:value-type="float">
            <text:p>3.9453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71" calcext:value-type="float">
            <text:p>19.97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.27419607843137" calcext:value-type="float">
            <text:p>4.2742</text:p>
          </table:table-cell>
          <table:table-cell table:style-name="ce14" office:value-type="float" office:value="9.29587605769354" calcext:value-type="float">
            <text:p>9.2959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86" calcext:value-type="float">
            <text:p>19.986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.20627450980392" calcext:value-type="float">
            <text:p>8.2063</text:p>
          </table:table-cell>
          <table:table-cell table:style-name="ce14" office:value-type="float" office:value="12.915871746034" calcext:value-type="float">
            <text:p>12.9159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97" calcext:value-type="float">
            <text:p>19.9970</text:p>
          </table:table-cell>
          <table:table-cell table:style-name="ce14" office:value-type="float" office:value="19.764" calcext:value-type="float">
            <text:p>19.7640</text:p>
          </table:table-cell>
          <table:table-cell table:style-name="ce14" office:value-type="float" office:value="11.659431372549" calcext:value-type="float">
            <text:p>11.6594</text:p>
          </table:table-cell>
          <table:table-cell table:style-name="ce14" office:value-type="float" office:value="12.9563936556435" calcext:value-type="float">
            <text:p>12.9564</text:p>
          </table:table-cell>
          <table:table-cell table:style-name="ce20" office:value-type="float" office:value="0.411764705882353" calcext:value-type="float">
            <text:p>0.411764705882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45098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9999999999973" calcext:value-type="float">
            <text:p>0.053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104509803921549" calcext:value-type="float">
            <text:p>0.0105</text:p>
          </table:table-cell>
          <table:table-cell table:style-name="ce14" office:value-type="float" office:value="0.014703741020577" calcext:value-type="float">
            <text:p>0.0147</text:p>
          </table:table-cell>
          <table:table-cell table:style-name="ce20" office:value-type="float" office:value="0.470588235294118" calcext:value-type="float">
            <text:p>0.470588235294118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39999999999736" calcext:value-type="float">
            <text:p>0.054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0988235294117462" calcext:value-type="float">
            <text:p>0.0099</text:p>
          </table:table-cell>
          <table:table-cell table:style-name="ce14" office:value-type="float" office:value="0.0161307160411332" calcext:value-type="float">
            <text:p>0.016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0000000000073" calcext:value-type="float">
            <text:p>0.067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19607843137093" calcext:value-type="float">
            <text:p>0.0062</text:p>
          </table:table-cell>
          <table:table-cell table:style-name="ce14" office:value-type="float" office:value="0.0318342582762384" calcext:value-type="float">
            <text:p>0.0318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299999999997" calcext:value-type="float">
            <text:p>0.08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6274509803918" calcext:value-type="float">
            <text:p>0.0089</text:p>
          </table:table-cell>
          <table:table-cell table:style-name="ce14" office:value-type="float" office:value="0.0179320941331436" calcext:value-type="float">
            <text:p>0.0179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0000000000209" calcext:value-type="float">
            <text:p>0.05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335" calcext:value-type="float">
            <text:p>0.0059</text:p>
          </table:table-cell>
          <table:table-cell table:style-name="ce14" office:value-type="float" office:value="0.0130782261794145" calcext:value-type="float">
            <text:p>0.0131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80000000000018" calcext:value-type="float">
            <text:p>0.0480</text:p>
          </table:table-cell>
          <table:table-cell table:style-name="ce14" office:value-type="float" office:value="0.000999999999976353" calcext:value-type="float">
            <text:p>0.0010</text:p>
          </table:table-cell>
          <table:table-cell table:style-name="ce14" office:value-type="float" office:value="0.00703921568627301" calcext:value-type="float">
            <text:p>0.0070</text:p>
          </table:table-cell>
          <table:table-cell table:style-name="ce14" office:value-type="float" office:value="0.0135329228180767" calcext:value-type="float">
            <text:p>0.0135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10000000000173" calcext:value-type="float">
            <text:p>0.08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796078431372003" calcext:value-type="float">
            <text:p>0.0080</text:p>
          </table:table-cell>
          <table:table-cell table:style-name="ce14" office:value-type="float" office:value="0.0312854598815249" calcext:value-type="float">
            <text:p>0.031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79999999999927" calcext:value-type="float">
            <text:p>0.05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96078431373205" calcext:value-type="float">
            <text:p>0.0090</text:p>
          </table:table-cell>
          <table:table-cell table:style-name="ce14" office:value-type="float" office:value="0.0168279529355268" calcext:value-type="float">
            <text:p>0.0168</text:p>
          </table:table-cell>
          <table:table-cell table:style-name="ce20" office:value-type="float" office:value="0.588235294117647" calcext:value-type="float">
            <text:p>0.588235294117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19999999999436" calcext:value-type="float">
            <text:p>0.0120</text:p>
          </table:table-cell>
          <table:table-cell table:style-name="ce14" office:value-type="float" office:value="0.145999999999958" calcext:value-type="float">
            <text:p>0.146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686078431372509" calcext:value-type="float">
            <text:p>0.0686</text:p>
          </table:table-cell>
          <table:table-cell table:style-name="ce14" office:value-type="float" office:value="0.0608374884425167" calcext:value-type="float">
            <text:p>0.060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70000000000528" calcext:value-type="float">
            <text:p>0.0170</text:p>
          </table:table-cell>
          <table:table-cell table:style-name="ce14" office:value-type="float" office:value="0.129999999999995" calcext:value-type="float">
            <text:p>0.130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549019607716" calcext:value-type="float">
            <text:p>0.0743</text:p>
          </table:table-cell>
          <table:table-cell table:style-name="ce14" office:value-type="float" office:value="0.0389037273278573" calcext:value-type="float">
            <text:p>0.038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38000000000034" calcext:value-type="float">
            <text:p>0.138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745098039173" calcext:value-type="float">
            <text:p>0.0743</text:p>
          </table:table-cell>
          <table:table-cell table:style-name="ce14" office:value-type="float" office:value="0.0582650838839211" calcext:value-type="float">
            <text:p>0.058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52000000000044" calcext:value-type="float">
            <text:p>0.152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61568627450983" calcext:value-type="float">
            <text:p>0.0762</text:p>
          </table:table-cell>
          <table:table-cell table:style-name="ce14" office:value-type="float" office:value="0.0638444985883612" calcext:value-type="float">
            <text:p>0.06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48000000000025" calcext:value-type="float">
            <text:p>0.148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52745098039204" calcext:value-type="float">
            <text:p>0.0753</text:p>
          </table:table-cell>
          <table:table-cell table:style-name="ce14" office:value-type="float" office:value="0.0389520217703831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33529411764681" calcext:value-type="float">
            <text:p>0.0734</text:p>
          </table:table-cell>
          <table:table-cell table:style-name="ce14" office:value-type="float" office:value="0.0329302292734244" calcext:value-type="float">
            <text:p>0.032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57058823529477" calcext:value-type="float">
            <text:p>0.0757</text:p>
          </table:table-cell>
          <table:table-cell table:style-name="ce14" office:value-type="float" office:value="0.0348574238864489" calcext:value-type="float">
            <text:p>0.03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71960784313728" calcext:value-type="float">
            <text:p>0.0772</text:p>
          </table:table-cell>
          <table:table-cell table:style-name="ce14" office:value-type="float" office:value="0.0383562250488574" calcext:value-type="float">
            <text:p>0.038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13726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9411764705765" calcext:value-type="float">
            <text:p>0.0129</text:p>
          </table:table-cell>
          <table:table-cell table:style-name="ce14" office:value-type="float" office:value="0.028142494558915" calcext:value-type="float">
            <text:p>0.0281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80392156862305" calcext:value-type="float">
            <text:p>0.0680</text:p>
          </table:table-cell>
          <table:table-cell table:style-name="ce14" office:value-type="float" office:value="0.0545160526817365" calcext:value-type="float">
            <text:p>0.054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.260196078431345" calcext:value-type="float">
            <text:p>0.2602</text:p>
          </table:table-cell>
          <table:table-cell table:style-name="ce14" office:value-type="float" office:value="0.491597396250205" calcext:value-type="float">
            <text:p>0.491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73000000000002" calcext:value-type="float">
            <text:p>3.73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513725490196066" calcext:value-type="float">
            <text:p>0.5137</text:p>
          </table:table-cell>
          <table:table-cell table:style-name="ce14" office:value-type="float" office:value="0.964191889615318" calcext:value-type="float">
            <text:p>0.96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6.82999999999993" calcext:value-type="float">
            <text:p>6.83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998235294117635" calcext:value-type="float">
            <text:p>0.9982</text:p>
          </table:table-cell>
          <table:table-cell table:style-name="ce14" office:value-type="float" office:value="1.83793906319005" calcext:value-type="float">
            <text:p>1.83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11.8299999999999" calcext:value-type="float">
            <text:p>11.83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2.22078431372548" calcext:value-type="float">
            <text:p>2.2208</text:p>
          </table:table-cell>
          <table:table-cell table:style-name="ce14" office:value-type="float" office:value="3.3264278137365" calcext:value-type="float">
            <text:p>3.32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2.0799999999999" calcext:value-type="float">
            <text:p>12.0800</text:p>
          </table:table-cell>
          <table:table-cell table:style-name="ce14" office:value-type="float" office:value="3.48000000000002" calcext:value-type="float">
            <text:p>3.4800</text:p>
          </table:table-cell>
          <table:table-cell table:style-name="ce14" office:value-type="float" office:value="2.80294117647057" calcext:value-type="float">
            <text:p>2.8029</text:p>
          </table:table-cell>
          <table:table-cell table:style-name="ce14" office:value-type="float" office:value="3.8532300735876" calcext:value-type="float">
            <text:p>3.853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5.6500000000001" calcext:value-type="float">
            <text:p>15.65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4.25882352941175" calcext:value-type="float">
            <text:p>4.2588</text:p>
          </table:table-cell>
          <table:table-cell table:style-name="ce14" office:value-type="float" office:value="5.69281213461322" calcext:value-type="float">
            <text:p>5.692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09803921568255" calcext:value-type="float">
            <text:p>0.0410</text:p>
          </table:table-cell>
          <table:table-cell table:style-name="ce14" office:value-type="float" office:value="0.01643167672514" calcext:value-type="float">
            <text:p>0.01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10237960416095" calcext:value-type="float">
            <text:p>0.02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58069758011044" calcext:value-type="float">
            <text:p>0.02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84313725489756" calcext:value-type="float">
            <text:p>0.0484</text:p>
          </table:table-cell>
          <table:table-cell table:style-name="ce14" office:value-type="float" office:value="0.0472016948847809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592156862744559" calcext:value-type="float">
            <text:p>0.0592</text:p>
          </table:table-cell>
          <table:table-cell table:style-name="ce14" office:value-type="float" office:value="0.0275317997958474" calcext:value-type="float">
            <text:p>0.02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558823529411301" calcext:value-type="float">
            <text:p>0.0559</text:p>
          </table:table-cell>
          <table:table-cell table:style-name="ce14" office:value-type="float" office:value="0.0401248052954469" calcext:value-type="float">
            <text:p>0.040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68627450979966" calcext:value-type="float">
            <text:p>0.0469</text:p>
          </table:table-cell>
          <table:table-cell table:style-name="ce14" office:value-type="float" office:value="0.0237486841740542" calcext:value-type="float">
            <text:p>0.0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507843137254485" calcext:value-type="float">
            <text:p>0.0508</text:p>
          </table:table-cell>
          <table:table-cell table:style-name="ce14" office:value-type="float" office:value="0.0424028300942016" calcext:value-type="float">
            <text:p>0.042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17647058823241" calcext:value-type="float">
            <text:p>0.0318</text:p>
          </table:table-cell>
          <table:table-cell table:style-name="ce14" office:value-type="float" office:value="0.015231546211714" calcext:value-type="float">
            <text:p>0.015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37254901960478" calcext:value-type="float">
            <text:p>0.0337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50980392156544" calcext:value-type="float">
            <text:p>0.0351</text:p>
          </table:table-cell>
          <table:table-cell table:style-name="ce14" office:value-type="float" office:value="0.0209284495364373" calcext:value-type="float">
            <text:p>0.020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4901960784282" calcext:value-type="float">
            <text:p>0.0349</text:p>
          </table:table-cell>
          <table:table-cell table:style-name="ce14" office:value-type="float" office:value="0.028390139133131" calcext:value-type="float">
            <text:p>0.028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33333333332939" calcext:value-type="float">
            <text:p>0.0433</text:p>
          </table:table-cell>
          <table:table-cell table:style-name="ce14" office:value-type="float" office:value="0.0162480768092571" calcext:value-type="float">
            <text:p>0.016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78431372548675" calcext:value-type="float">
            <text:p>0.0378</text:p>
          </table:table-cell>
          <table:table-cell table:style-name="ce14" office:value-type="float" office:value="0.0137840487520777" calcext:value-type="float">
            <text:p>0.01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number-columns-repeated="2" table:style-name="ce14" office:value-type="float" office:value="0.0399999999999636" calcext:value-type="float">
            <text:p>0.0400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29411764705492" calcext:value-type="float">
            <text:p>0.0429</text:p>
          </table:table-cell>
          <table:table-cell table:style-name="ce14" office:value-type="float" office:value="0.0186547581061607" calcext:value-type="float">
            <text:p>0.018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269999999999982" calcext:value-type="float">
            <text:p>0.2700</text:p>
          </table:table-cell>
          <table:table-cell table:style-name="ce14" office:value-type="float" office:value="0.256078431372548" calcext:value-type="float">
            <text:p>0.2561</text:p>
          </table:table-cell>
          <table:table-cell table:style-name="ce14" office:value-type="float" office:value="0.181256724013287" calcext:value-type="float">
            <text:p>0.181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19999999999982" calcext:value-type="float">
            <text:p>0.52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263333333333344" calcext:value-type="float">
            <text:p>0.2633</text:p>
          </table:table-cell>
          <table:table-cell table:style-name="ce14" office:value-type="float" office:value="0.196733322037793" calcext:value-type="float">
            <text:p>0.1967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69999999999891" calcext:value-type="float">
            <text:p>0.3700</text:p>
          </table:table-cell>
          <table:table-cell table:style-name="ce14" office:value-type="float" office:value="0.336078431372555" calcext:value-type="float">
            <text:p>0.3361</text:p>
          </table:table-cell>
          <table:table-cell table:style-name="ce14" office:value-type="float" office:value="0.226764194704538" calcext:value-type="float">
            <text:p>0.2268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49999999999955" calcext:value-type="float">
            <text:p>0.5500</text:p>
          </table:table-cell>
          <table:table-cell table:style-name="ce14" office:value-type="float" office:value="0.279999999999973" calcext:value-type="float">
            <text:p>0.2800</text:p>
          </table:table-cell>
          <table:table-cell table:style-name="ce14" office:value-type="float" office:value="0.259803921568619" calcext:value-type="float">
            <text:p>0.2598</text:p>
          </table:table-cell>
          <table:table-cell table:style-name="ce14" office:value-type="float" office:value="0.30562395194094" calcext:value-type="float">
            <text:p>0.3056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99999999999909" calcext:value-type="float">
            <text:p>0.6000</text:p>
          </table:table-cell>
          <table:table-cell table:style-name="ce14" office:value-type="float" office:value="0.329999999999927" calcext:value-type="float">
            <text:p>0.3300</text:p>
          </table:table-cell>
          <table:table-cell table:style-name="ce14" office:value-type="float" office:value="0.302549019607813" calcext:value-type="float">
            <text:p>0.3025</text:p>
          </table:table-cell>
          <table:table-cell table:style-name="ce14" office:value-type="float" office:value="0.150539031483524" calcext:value-type="float">
            <text:p>0.1505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39999999999918" calcext:value-type="float">
            <text:p>0.3400</text:p>
          </table:table-cell>
          <table:table-cell table:style-name="ce14" office:value-type="float" office:value="0.307450980392158" calcext:value-type="float">
            <text:p>0.3075</text:p>
          </table:table-cell>
          <table:table-cell table:style-name="ce14" office:value-type="float" office:value="0.214895323355388" calcext:value-type="float">
            <text:p>0.21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29999999999973" calcext:value-type="float">
            <text:p>0.5300</text:p>
          </table:table-cell>
          <table:table-cell table:style-name="ce14" office:value-type="float" office:value="0.349999999999909" calcext:value-type="float">
            <text:p>0.3500</text:p>
          </table:table-cell>
          <table:table-cell table:style-name="ce14" office:value-type="float" office:value="0.319411764705891" calcext:value-type="float">
            <text:p>0.3194</text:p>
          </table:table-cell>
          <table:table-cell table:style-name="ce14" office:value-type="float" office:value="0.182148291235454" calcext:value-type="float">
            <text:p>0.18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60000000000082" calcext:value-type="float">
            <text:p>0.6600</text:p>
          </table:table-cell>
          <table:table-cell table:style-name="ce14" office:value-type="float" office:value="0.380000000000109" calcext:value-type="float">
            <text:p>0.3800</text:p>
          </table:table-cell>
          <table:table-cell table:style-name="ce14" office:value-type="float" office:value="0.35470588235294" calcext:value-type="float">
            <text:p>0.3547</text:p>
          </table:table-cell>
          <table:table-cell table:style-name="ce14" office:value-type="float" office:value="0.292820764290998" calcext:value-type="float">
            <text:p>0.2928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919607843136508" calcext:value-type="float">
            <text:p>0.0920</text:p>
          </table:table-cell>
          <table:table-cell table:style-name="ce14" office:value-type="float" office:value="0.0203469899493752" calcext:value-type="float">
            <text:p>0.020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08627450980356" calcext:value-type="float">
            <text:p>0.1086</text:p>
          </table:table-cell>
          <table:table-cell table:style-name="ce14" office:value-type="float" office:value="0.0246576560119604" calcext:value-type="float">
            <text:p>0.024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1764705882323" calcext:value-type="float">
            <text:p>0.1118</text:p>
          </table:table-cell>
          <table:table-cell table:style-name="ce14" office:value-type="float" office:value="0.0437264222182276" calcext:value-type="float">
            <text:p>0.04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2745098039189" calcext:value-type="float">
            <text:p>0.1127</text:p>
          </table:table-cell>
          <table:table-cell table:style-name="ce14" office:value-type="float" office:value="0.0356089876296557" calcext:value-type="float">
            <text:p>0.035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59999999999991" calcext:value-type="float">
            <text:p>0.26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0784313725452" calcext:value-type="float">
            <text:p>0.1208</text:p>
          </table:table-cell>
          <table:table-cell table:style-name="ce14" office:value-type="float" office:value="0.0471593044902763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5294117647043" calcext:value-type="float">
            <text:p>0.1253</text:p>
          </table:table-cell>
          <table:table-cell table:style-name="ce14" office:value-type="float" office:value="0.0459565011724168" calcext:value-type="float">
            <text:p>0.046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31176470588241" calcext:value-type="float">
            <text:p>0.1312</text:p>
          </table:table-cell>
          <table:table-cell table:style-name="ce14" office:value-type="float" office:value="0.0389871773793392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480000000000018" calcext:value-type="float">
            <text:p>0.48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4568627450981" calcext:value-type="float">
            <text:p>0.1457</text:p>
          </table:table-cell>
          <table:table-cell table:style-name="ce14" office:value-type="float" office:value="0.0677347768875395" calcext:value-type="float">
            <text:p>0.067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3529411764727" calcext:value-type="float">
            <text:p>0.0124</text:p>
          </table:table-cell>
          <table:table-cell table:style-name="ce14" office:value-type="float" office:value="0.0514392845984556" calcext:value-type="float">
            <text:p>0.051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47058823529455" calcext:value-type="float">
            <text:p>0.0247</text:p>
          </table:table-cell>
          <table:table-cell table:style-name="ce14" office:value-type="float" office:value="0.0727461339179055" calcext:value-type="float">
            <text:p>0.0727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19607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823529411763957" calcext:value-type="float">
            <text:p>0.0082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901960784312905" calcext:value-type="float">
            <text:p>0.0090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745098039215009" calcext:value-type="float">
            <text:p>0.0075</text:p>
          </table:table-cell>
          <table:table-cell table:style-name="ce14" office:value-type="float" office:value="0.0103923048454038" calcext:value-type="float">
            <text:p>0.0104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3725490195975" calcext:value-type="float">
            <text:p>0.0114</text:p>
          </table:table-cell>
          <table:table-cell table:style-name="ce14" office:value-type="float" office:value="0.00989949493660266" calcext:value-type="float">
            <text:p>0.009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7647058823422" calcext:value-type="float">
            <text:p>0.0118</text:p>
          </table:table-cell>
          <table:table-cell table:style-name="ce14" office:value-type="float" office:value="0.0154919333848156" calcext:value-type="float">
            <text:p>0.015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9607843137146" calcext:value-type="float">
            <text:p>0.0120</text:p>
          </table:table-cell>
          <table:table-cell table:style-name="ce14" office:value-type="float" office:value="0.0171464281994666" calcext:value-type="float">
            <text:p>0.0171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2156862745087" calcext:value-type="float">
            <text:p>0.0122</text:p>
          </table:table-cell>
          <table:table-cell table:style-name="ce14" office:value-type="float" office:value="0.0169705627484617" calcext:value-type="float">
            <text:p>0.0170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27279220613463" calcext:value-type="float">
            <text:p>0.0127</text:p>
          </table:table-cell>
          <table:table-cell table:style-name="ce20" office:value-type="float" office:value="0.254901960784314" calcext:value-type="float">
            <text:p>0.254901960784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282842712474362" calcext:value-type="float">
            <text:p>0.002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05401" calcext:value-type="float">
            <text:p>0.005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112" calcext:value-type="float">
            <text:p>0.0059</text:p>
          </table:table-cell>
          <table:table-cell table:style-name="ce14" office:value-type="float" office:value="0.0174355957741468" calcext:value-type="float">
            <text:p>0.01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2352941175668" calcext:value-type="float">
            <text:p>0.0088</text:p>
          </table:table-cell>
          <table:table-cell table:style-name="ce14" office:value-type="float" office:value="0.0140712472794575" calcext:value-type="float">
            <text:p>0.0141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54901960784173" calcext:value-type="float">
            <text:p>0.0155</text:p>
          </table:table-cell>
          <table:table-cell table:style-name="ce14" office:value-type="float" office:value="0.018867962264096" calcext:value-type="float">
            <text:p>0.018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34907375632198" calcext:value-type="float">
            <text:p>0.0135</text:p>
          </table:table-cell>
          <table:table-cell table:style-name="ce20" office:value-type="float" office:value="0.392156862745098" calcext:value-type="float">
            <text:p>0.39215686274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469041575981916" calcext:value-type="float">
            <text:p>0.0047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65685424948723" calcext:value-type="float">
            <text:p>0.0057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48074069840197" calcext:value-type="float">
            <text:p>0.006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99999999999272" calcext:value-type="float">
            <text:p>0.008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30161" calcext:value-type="float">
            <text:p>0.0065</text:p>
          </table:table-cell>
          <table:table-cell table:style-name="ce14" office:value-type="float" office:value="0.0438862165149777" calcext:value-type="float">
            <text:p>0.0439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53658" calcext:value-type="float">
            <text:p>0.0004</text:p>
          </table:table-cell>
          <table:table-cell table:style-name="ce14" office:value-type="float" office:value="0.00200000000004366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66666666667844" calcext:value-type="float">
            <text:p>0.0067</text:p>
          </table:table-cell>
          <table:table-cell table:style-name="ce14" office:value-type="float" office:value="0.0439089968001956" calcext:value-type="float">
            <text:p>0.0439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5527" calcext:value-type="float">
            <text:p>0.0069</text:p>
          </table:table-cell>
          <table:table-cell table:style-name="ce14" office:value-type="float" office:value="0.0434971263418716" calcext:value-type="float">
            <text:p>0.0435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5490196078496" calcext:value-type="float">
            <text:p>0.0125</text:p>
          </table:table-cell>
          <table:table-cell table:style-name="ce14" office:value-type="float" office:value="0.0620322496770738" calcext:value-type="float">
            <text:p>0.0620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337" calcext:value-type="float">
            <text:p>0.0135</text:p>
          </table:table-cell>
          <table:table-cell table:style-name="ce14" office:value-type="float" office:value="0.0631030902571494" calcext:value-type="float">
            <text:p>0.0631</text:p>
          </table:table-cell>
          <table:table-cell table:style-name="ce20" office:value-type="float" office:value="0.843137254901961" calcext:value-type="float">
            <text:p>0.843137254901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352941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50980392161357" calcext:value-type="float">
            <text:p>0.0045</text:p>
          </table:table-cell>
          <table:table-cell table:style-name="ce14" office:value-type="float" office:value="0.00883176086638675" calcext:value-type="float">
            <text:p>0.0088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12088" calcext:value-type="float">
            <text:p>0.0053</text:p>
          </table:table-cell>
          <table:table-cell table:style-name="ce14" office:value-type="float" office:value="0.0104880884817744" calcext:value-type="float">
            <text:p>0.0105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90196078439397" calcext:value-type="float">
            <text:p>0.0049</text:p>
          </table:table-cell>
          <table:table-cell table:style-name="ce14" office:value-type="float" office:value="0.00836660026544729" calcext:value-type="float">
            <text:p>0.0084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31372549023674" calcext:value-type="float">
            <text:p>0.0043</text:p>
          </table:table-cell>
          <table:table-cell table:style-name="ce14" office:value-type="float" office:value="0.0100000000000546" calcext:value-type="float">
            <text:p>0.0100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26029" calcext:value-type="float">
            <text:p>0.0059</text:p>
          </table:table-cell>
          <table:table-cell table:style-name="ce14" office:value-type="float" office:value="0.00927361849561967" calcext:value-type="float">
            <text:p>0.009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30392156862827" calcext:value-type="float">
            <text:p>0.1304</text:p>
          </table:table-cell>
          <table:table-cell table:style-name="ce14" office:value-type="float" office:value="0.52019419450816" calcext:value-type="float">
            <text:p>0.5202</text:p>
          </table:table-cell>
          <table:table-cell table:style-name="ce20" office:value-type="float" office:value="0.509803921568627" calcext:value-type="float">
            <text:p>0.509803921568627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09803921573514" calcext:value-type="float">
            <text:p>0.0051</text:p>
          </table:table-cell>
          <table:table-cell table:style-name="ce14" office:value-type="float" office:value="0.0169705627484349" calcext:value-type="float">
            <text:p>0.0170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70588235294938" calcext:value-type="float">
            <text:p>0.0471</text:p>
          </table:table-cell>
          <table:table-cell table:style-name="ce14" office:value-type="float" office:value="0.299929991831415" calcext:value-type="float">
            <text:p>0.2999</text:p>
          </table:table-cell>
          <table:table-cell table:style-name="ce20" office:value-type="float" office:value="0.549019607843137" calcext:value-type="float">
            <text:p>0.5490196078431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0.9803921568627" calcext:value-type="float">
            <text:p>50.9804</text:p>
          </table:table-cell>
          <table:table-cell table:style-name="ce14" office:value-type="float" office:value="72.1110255092798" calcext:value-type="float">
            <text:p>72.1110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4.9019607843137" calcext:value-type="float">
            <text:p>54.9020</text:p>
          </table:table-cell>
          <table:table-cell table:style-name="ce14" office:value-type="float" office:value="74.8331477354788" calcext:value-type="float">
            <text:p>74.833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61.6441400296898" calcext:value-type="float">
            <text:p>61.6441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2.5490196078431" calcext:value-type="float">
            <text:p>72.5490</text:p>
          </table:table-cell>
          <table:table-cell table:style-name="ce14" office:value-type="float" office:value="52.9150262212918" calcext:value-type="float">
            <text:p>52.9150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4.5098039215686" calcext:value-type="float">
            <text:p>74.5098</text:p>
          </table:table-cell>
          <table:table-cell table:style-name="ce14" office:value-type="float" office:value="50.9901951359278" calcext:value-type="float">
            <text:p>50.9902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80" calcext:value-type="float">
            <text:p>80.0000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8.4313725490196" calcext:value-type="float">
            <text:p>78.4314</text:p>
          </table:table-cell>
          <table:table-cell table:style-name="ce14" office:value-type="float" office:value="89.4427190999916" calcext:value-type="float">
            <text:p>89.4427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42.4264068711929" calcext:value-type="float">
            <text:p>42.4264</text:p>
          </table:table-cell>
          <table:table-cell table:style-name="ce20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254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62745098039244" calcext:value-type="float">
            <text:p>0.0263</text:p>
          </table:table-cell>
          <table:table-cell table:style-name="ce14" office:value-type="float" office:value="0.134059688198966" calcext:value-type="float">
            <text:p>0.1341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4509803921579" calcext:value-type="float">
            <text:p>0.0675</text:p>
          </table:table-cell>
          <table:table-cell table:style-name="ce14" office:value-type="float" office:value="0.217568380055562" calcext:value-type="float">
            <text:p>0.2176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5882352941209" calcext:value-type="float">
            <text:p>0.0406</text:p>
          </table:table-cell>
          <table:table-cell table:style-name="ce14" office:value-type="float" office:value="0.169014792252053" calcext:value-type="float">
            <text:p>0.1690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8039215686314" calcext:value-type="float">
            <text:p>0.0398</text:p>
          </table:table-cell>
          <table:table-cell table:style-name="ce14" office:value-type="float" office:value="0.165813147850239" calcext:value-type="float">
            <text:p>0.1658</text:p>
          </table:table-cell>
          <table:table-cell table:style-name="ce20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00.06" calcext:value-type="float">
            <text:p>100.0600</text:p>
          </table:table-cell>
          <table:table-cell table:style-name="ce14" office:value-type="float" office:value="48.3000000000002" calcext:value-type="float">
            <text:p>48.3000</text:p>
          </table:table-cell>
          <table:table-cell table:style-name="ce14" office:value-type="float" office:value="53.9958823529412" calcext:value-type="float">
            <text:p>53.9959</text:p>
          </table:table-cell>
          <table:table-cell table:style-name="ce14" office:value-type="float" office:value="62.056778743341" calcext:value-type="float">
            <text:p>62.056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.9699999999998" calcext:value-type="float">
            <text:p>2.97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5.9899999999998" calcext:value-type="float">
            <text:p>65.9900</text:p>
          </table:table-cell>
          <table:table-cell table:style-name="ce14" office:value-type="float" office:value="66.2345098039216" calcext:value-type="float">
            <text:p>66.2345</text:p>
          </table:table-cell>
          <table:table-cell table:style-name="ce14" office:value-type="float" office:value="42.4449323712501" calcext:value-type="float">
            <text:p>42.44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920000000000073" calcext:value-type="float">
            <text:p>0.92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65.23" calcext:value-type="float">
            <text:p>65.2300</text:p>
          </table:table-cell>
          <table:table-cell table:style-name="ce14" office:value-type="float" office:value="65.6603921568627" calcext:value-type="float">
            <text:p>65.6604</text:p>
          </table:table-cell>
          <table:table-cell table:style-name="ce14" office:value-type="float" office:value="30.0397461041202" calcext:value-type="float">
            <text:p>30.039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9.79" calcext:value-type="float">
            <text:p>29.79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65.6700000000001" calcext:value-type="float">
            <text:p>65.6700</text:p>
          </table:table-cell>
          <table:table-cell table:style-name="ce14" office:value-type="float" office:value="69.7533333333333" calcext:value-type="float">
            <text:p>69.7533</text:p>
          </table:table-cell>
          <table:table-cell table:style-name="ce14" office:value-type="float" office:value="28.5809896259734" calcext:value-type="float">
            <text:p>28.58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2.0799999999999" calcext:value-type="float">
            <text:p>22.08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5.9899999999998" calcext:value-type="float">
            <text:p>85.9900</text:p>
          </table:table-cell>
          <table:table-cell table:style-name="ce14" office:value-type="float" office:value="76.5374509803922" calcext:value-type="float">
            <text:p>76.5375</text:p>
          </table:table-cell>
          <table:table-cell table:style-name="ce14" office:value-type="float" office:value="29.06941058914" calcext:value-type="float">
            <text:p>29.069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.38000000000011" calcext:value-type="float">
            <text:p>3.38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6.3699999999999" calcext:value-type="float">
            <text:p>66.3700</text:p>
          </table:table-cell>
          <table:table-cell table:style-name="ce14" office:value-type="float" office:value="66.1301960784314" calcext:value-type="float">
            <text:p>66.1302</text:p>
          </table:table-cell>
          <table:table-cell table:style-name="ce14" office:value-type="float" office:value="43.1498927229258" calcext:value-type="float">
            <text:p>43.149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5300000000002" calcext:value-type="float">
            <text:p>30.53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7.6300000000001" calcext:value-type="float">
            <text:p>87.6300</text:p>
          </table:table-cell>
          <table:table-cell table:style-name="ce14" office:value-type="float" office:value="78.5903921568628" calcext:value-type="float">
            <text:p>78.5904</text:p>
          </table:table-cell>
          <table:table-cell table:style-name="ce14" office:value-type="float" office:value="33.3622628728929" calcext:value-type="float">
            <text:p>33.362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8699999999999" calcext:value-type="float">
            <text:p>30.87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85.25" calcext:value-type="float">
            <text:p>85.2500</text:p>
          </table:table-cell>
          <table:table-cell table:style-name="ce14" office:value-type="float" office:value="79.0743137254902" calcext:value-type="float">
            <text:p>79.0743</text:p>
          </table:table-cell>
          <table:table-cell table:style-name="ce14" office:value-type="float" office:value="26.3191735812507" calcext:value-type="float">
            <text:p>26.3192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199999999999818" calcext:value-type="float">
            <text:p>0.2000</text:p>
          </table:table-cell>
          <table:table-cell table:style-name="ce14" office:value-type="float" office:value="1.25" calcext:value-type="float">
            <text:p>1.2500</text:p>
          </table:table-cell>
          <table:table-cell table:style-name="ce14" office:value-type="float" office:value="0.639999999999873" calcext:value-type="float">
            <text:p>0.6400</text:p>
          </table:table-cell>
          <table:table-cell table:style-name="ce14" office:value-type="float" office:value="0.655098039215683" calcext:value-type="float">
            <text:p>0.6551</text:p>
          </table:table-cell>
          <table:table-cell table:style-name="ce14" office:value-type="float" office:value="0.207894203863394" calcext:value-type="float">
            <text:p>0.20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30999999999995" calcext:value-type="float">
            <text:p>1.3100</text:p>
          </table:table-cell>
          <table:table-cell table:style-name="ce14" office:value-type="float" office:value="0.710000000000036" calcext:value-type="float">
            <text:p>0.7100</text:p>
          </table:table-cell>
          <table:table-cell table:style-name="ce14" office:value-type="float" office:value="0.737058823529441" calcext:value-type="float">
            <text:p>0.7371</text:p>
          </table:table-cell>
          <table:table-cell table:style-name="ce14" office:value-type="float" office:value="0.22379454863778" calcext:value-type="float">
            <text:p>0.22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" calcext:value-type="float">
            <text:p>1.5000</text:p>
          </table:table-cell>
          <table:table-cell table:style-name="ce14" office:value-type="float" office:value="0.889999999999873" calcext:value-type="float">
            <text:p>0.8900</text:p>
          </table:table-cell>
          <table:table-cell table:style-name="ce14" office:value-type="float" office:value="0.897254901960771" calcext:value-type="float">
            <text:p>0.8973</text:p>
          </table:table-cell>
          <table:table-cell table:style-name="ce14" office:value-type="float" office:value="0.660950830243835" calcext:value-type="float">
            <text:p>0.6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5000000000018" calcext:value-type="float">
            <text:p>1.5500</text:p>
          </table:table-cell>
          <table:table-cell table:style-name="ce14" office:value-type="float" office:value="0.940000000000055" calcext:value-type="float">
            <text:p>0.9400</text:p>
          </table:table-cell>
          <table:table-cell table:style-name="ce14" office:value-type="float" office:value="0.928039215686282" calcext:value-type="float">
            <text:p>0.9280</text:p>
          </table:table-cell>
          <table:table-cell table:style-name="ce14" office:value-type="float" office:value="0.571930065655038" calcext:value-type="float">
            <text:p>0.571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1.42000000000007" calcext:value-type="float">
            <text:p>1.4200</text:p>
          </table:table-cell>
          <table:table-cell table:style-name="ce14" office:value-type="float" office:value="0.9699999999998" calcext:value-type="float">
            <text:p>0.9700</text:p>
          </table:table-cell>
          <table:table-cell table:style-name="ce14" office:value-type="float" office:value="0.97568627450979" calcext:value-type="float">
            <text:p>0.9757</text:p>
          </table:table-cell>
          <table:table-cell table:style-name="ce14" office:value-type="float" office:value="0.256694370799191" calcext:value-type="float">
            <text:p>0.256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300000000002" calcext:value-type="float">
            <text:p>0.5300</text:p>
          </table:table-cell>
          <table:table-cell table:style-name="ce14" office:value-type="float" office:value="1.73000000000002" calcext:value-type="float">
            <text:p>1.7300</text:p>
          </table:table-cell>
          <table:table-cell table:style-name="ce14" office:value-type="float" office:value="1.03999999999996" calcext:value-type="float">
            <text:p>1.0400</text:p>
          </table:table-cell>
          <table:table-cell table:style-name="ce14" office:value-type="float" office:value="1.03450980392157" calcext:value-type="float">
            <text:p>1.0345</text:p>
          </table:table-cell>
          <table:table-cell table:style-name="ce14" office:value-type="float" office:value="0.334245418816674" calcext:value-type="float">
            <text:p>0.33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1.63000000000011" calcext:value-type="float">
            <text:p>1.6300</text:p>
          </table:table-cell>
          <table:table-cell table:style-name="ce14" office:value-type="float" office:value="1.11000000000013" calcext:value-type="float">
            <text:p>1.1100</text:p>
          </table:table-cell>
          <table:table-cell table:style-name="ce14" office:value-type="float" office:value="1.05098039215684" calcext:value-type="float">
            <text:p>1.0510</text:p>
          </table:table-cell>
          <table:table-cell table:style-name="ce14" office:value-type="float" office:value="0.264786706614951" calcext:value-type="float">
            <text:p>0.26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1.59999999999991" calcext:value-type="float">
            <text:p>1.6000</text:p>
          </table:table-cell>
          <table:table-cell table:style-name="ce14" office:value-type="float" office:value="1.0300000000002" calcext:value-type="float">
            <text:p>1.0300</text:p>
          </table:table-cell>
          <table:table-cell table:style-name="ce14" office:value-type="float" office:value="1.04156862745095" calcext:value-type="float">
            <text:p>1.0416</text:p>
          </table:table-cell>
          <table:table-cell table:style-name="ce14" office:value-type="float" office:value="0.27262061550803" calcext:value-type="float">
            <text:p>0.2726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372549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56.83" calcext:value-type="float">
            <text:p>356.8300</text:p>
          </table:table-cell>
          <table:table-cell table:style-name="ce14" office:value-type="float" office:value="342.72" calcext:value-type="float">
            <text:p>342.7200</text:p>
          </table:table-cell>
          <table:table-cell table:style-name="ce14" office:value-type="float" office:value="321.315294117647" calcext:value-type="float">
            <text:p>321.3153</text:p>
          </table:table-cell>
          <table:table-cell table:style-name="ce14" office:value-type="float" office:value="84.9842712976936" calcext:value-type="float">
            <text:p>84.9843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1.317843137255" calcext:value-type="float">
            <text:p>331.3178</text:p>
          </table:table-cell>
          <table:table-cell table:style-name="ce14" office:value-type="float" office:value="87.8915652835925" calcext:value-type="float">
            <text:p>87.891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3.063529411765" calcext:value-type="float">
            <text:p>333.0635</text:p>
          </table:table-cell>
          <table:table-cell table:style-name="ce14" office:value-type="float" office:value="84.8697774947007" calcext:value-type="float">
            <text:p>84.869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315.9" calcext:value-type="float">
            <text:p>315.9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55.023529411765" calcext:value-type="float">
            <text:p>355.0235</text:p>
          </table:table-cell>
          <table:table-cell table:style-name="ce14" office:value-type="float" office:value="7.20959568907991" calcext:value-type="float">
            <text:p>7.20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41.286862745098" calcext:value-type="float">
            <text:p>341.2869</text:p>
          </table:table-cell>
          <table:table-cell table:style-name="ce14" office:value-type="float" office:value="71.7197636080878" calcext:value-type="float">
            <text:p>71.7198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523921568627" calcext:value-type="float">
            <text:p>330.5239</text:p>
          </table:table-cell>
          <table:table-cell table:style-name="ce14" office:value-type="float" office:value="94.6648021283518" calcext:value-type="float">
            <text:p>94.664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4.601176470588" calcext:value-type="float">
            <text:p>334.6012</text:p>
          </table:table-cell>
          <table:table-cell table:style-name="ce14" office:value-type="float" office:value="87.4965714642579" calcext:value-type="float">
            <text:p>87.496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327450980392" calcext:value-type="float">
            <text:p>330.3275</text:p>
          </table:table-cell>
          <table:table-cell table:style-name="ce14" office:value-type="float" office:value="94.6735528540046" calcext:value-type="float">
            <text:p>94.6736</text:p>
          </table:table-cell>
          <table:table-cell table:style-name="ce20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529150262217593" calcext:value-type="float">
            <text:p>0.005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784313726" calcext:value-type="float">
            <text:p>100.0008</text:p>
          </table:table-cell>
          <table:table-cell table:style-name="ce14" office:value-type="float" office:value="0.00282842712480793" calcext:value-type="float">
            <text:p>0.002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4721359550972" calcext:value-type="float">
            <text:p>0.004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176470588" calcext:value-type="float">
            <text:p>100.0012</text:p>
          </table:table-cell>
          <table:table-cell table:style-name="ce14" office:value-type="float" office:value="0.00346410161521337" calcext:value-type="float">
            <text:p>0.00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89897948563616" calcext:value-type="float">
            <text:p>0.004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1" calcext:value-type="float">
            <text:p>184.5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79607843137" calcext:value-type="float">
            <text:p>184.3796</text:p>
          </table:table-cell>
          <table:table-cell table:style-name="ce14" office:value-type="float" office:value="0.0484767985742177" calcext:value-type="float">
            <text:p>0.048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5" calcext:value-type="float">
            <text:p>184.55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89215686275" calcext:value-type="float">
            <text:p>184.3892</text:p>
          </table:table-cell>
          <table:table-cell table:style-name="ce14" office:value-type="float" office:value="0.082716382899719" calcext:value-type="float">
            <text:p>0.08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3" calcext:value-type="float">
            <text:p>184.5300</text:p>
          </table:table-cell>
          <table:table-cell table:style-name="ce14" office:value-type="float" office:value="184.39" calcext:value-type="float">
            <text:p>184.3900</text:p>
          </table:table-cell>
          <table:table-cell table:style-name="ce14" office:value-type="float" office:value="184.393137254902" calcext:value-type="float">
            <text:p>184.3931</text:p>
          </table:table-cell>
          <table:table-cell table:style-name="ce14" office:value-type="float" office:value="0.0439772668545283" calcext:value-type="float">
            <text:p>0.0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9" calcext:value-type="float">
            <text:p>184.69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6274509804" calcext:value-type="float">
            <text:p>184.4063</text:p>
          </table:table-cell>
          <table:table-cell table:style-name="ce14" office:value-type="float" office:value="0.0694550214167698" calcext:value-type="float">
            <text:p>0.069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96470588235" calcext:value-type="float">
            <text:p>184.3965</text:p>
          </table:table-cell>
          <table:table-cell table:style-name="ce14" office:value-type="float" office:value="0.0469041575981781" calcext:value-type="float">
            <text:p>0.046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1568627451" calcext:value-type="float">
            <text:p>184.4016</text:p>
          </table:table-cell>
          <table:table-cell table:style-name="ce14" office:value-type="float" office:value="0.0575152153781429" calcext:value-type="float">
            <text:p>0.05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71" calcext:value-type="float">
            <text:p>184.7100</text:p>
          </table:table-cell>
          <table:table-cell table:style-name="ce14" office:value-type="float" office:value="184.43" calcext:value-type="float">
            <text:p>184.4300</text:p>
          </table:table-cell>
          <table:table-cell table:style-name="ce14" office:value-type="float" office:value="184.44" calcext:value-type="float">
            <text:p>184.4400</text:p>
          </table:table-cell>
          <table:table-cell table:style-name="ce14" office:value-type="float" office:value="0.0866371744691823" calcext:value-type="float">
            <text:p>0.086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" calcext:value-type="float">
            <text:p>184.6000</text:p>
          </table:table-cell>
          <table:table-cell table:number-columns-repeated="2" table:style-name="ce14" office:value-type="float" office:value="184.43" calcext:value-type="float">
            <text:p>184.4300</text:p>
          </table:table-cell>
          <table:table-cell table:style-name="ce14" office:value-type="float" office:value="0.0822921624458195" calcext:value-type="float">
            <text:p>0.0823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334</text:p>
          </table:table-cell>
          <table:table-cell table:style-name="Default" table:formula="of:=AVERAGE([.C148:.C177])" office:value-type="float" office:value="646.788566666667" calcext:value-type="float">
            <text:p>646.788566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44</text:p>
          </table:table-cell>
          <table:table-cell table:style-name="Default" table:formula="of:=AVERAGE([.F148:.F177])" office:value-type="float" office:value="146.202847192707" calcext:value-type="float">
            <text:p>146.202847192707</text:p>
          </table:table-cell>
          <table:table-cell table:style-name="Default" table:formula="of:=AVERAGE([.G148:.G177])" office:value-type="float" office:value="0.0379084967320262" calcext:value-type="float">
            <text:p>0.037908496732026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6667</text:p>
          </table:table-cell>
          <table:table-cell table:style-name="Default" table:formula="of:=AVERAGE([.J148:.J177])" office:value-type="float" office:value="41.9263333333333" calcext:value-type="float">
            <text:p>41.9263333333333</text:p>
          </table:table-cell>
          <table:table-cell table:style-name="Default" table:formula="of:=AVERAGE([.K148:.K177])" office:value-type="float" office:value="41.9044666666667" calcext:value-type="float">
            <text:p>41.9044666666667</text:p>
          </table:table-cell>
          <table:table-cell table:style-name="Default" table:formula="of:=AVERAGE([.L148:.L177])" office:value-type="float" office:value="41.8876725490196" calcext:value-type="float">
            <text:p>41.8876725490196</text:p>
          </table:table-cell>
          <table:table-cell table:style-name="Default" table:formula="of:=AVERAGE([.M148:.M177])" office:value-type="float" office:value="0.139455287676384" calcext:value-type="float">
            <text:p>0.139455287676384</text:p>
          </table:table-cell>
          <table:table-cell table:style-name="Default" table:formula="of:=AVERAGE([.N148:.N177])" office:value-type="float" office:value="0.56078431372549" calcext:value-type="float">
            <text:p>0.56078431372549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6667</text:p>
          </table:table-cell>
          <table:table-cell table:style-name="Default" table:formula="of:=AVERAGE([.Q148:.Q177])" office:value-type="float" office:value="34.7630666666666" calcext:value-type="float">
            <text:p>34.7630666666666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268</text:p>
          </table:table-cell>
          <table:table-cell table:style-name="Default" table:formula="of:=AVERAGE([.T148:.T177])" office:value-type="float" office:value="2.39116404319708" calcext:value-type="float">
            <text:p>2.39116404319708</text:p>
          </table:table-cell>
          <table:table-cell table:style-name="Default" table:formula="of:=AVERAGE([.U148:.U177])" office:value-type="float" office:value="0.545751633986928" calcext:value-type="float">
            <text:p>0.545751633986928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333</text:p>
          </table:table-cell>
          <table:table-cell table:style-name="Default" table:formula="of:=AVERAGE([.X148:.X177])" office:value-type="float" office:value="31.4662666666667" calcext:value-type="float">
            <text:p>31.4662666666667</text:p>
          </table:table-cell>
          <table:table-cell table:style-name="Default" table:formula="of:=AVERAGE([.Y148:.Y177])" office:value-type="float" office:value="26.0307666666667" calcext:value-type="float">
            <text:p>26.0307666666667</text:p>
          </table:table-cell>
          <table:table-cell table:style-name="Default" table:formula="of:=AVERAGE([.Z148:.Z177])" office:value-type="float" office:value="24.629268627451" calcext:value-type="float">
            <text:p>24.629268627451</text:p>
          </table:table-cell>
          <table:table-cell table:style-name="Default" table:formula="of:=AVERAGE([.AA148:.AA177])" office:value-type="float" office:value="8.13532114672892" calcext:value-type="float">
            <text:p>8.13532114672892</text:p>
          </table:table-cell>
          <table:table-cell table:style-name="Default" table:formula="of:=AVERAGE([.AB148:.AB177])" office:value-type="float" office:value="0.576470588235294" calcext:value-type="float">
            <text:p>0.576470588235294</text:p>
          </table:table-cell>
          <table:table-cell/>
          <table:table-cell table:formula="of:=AVERAGE([.AD148:.AD177])" office:value-type="float" office:value="12.8240666666667" calcext:value-type="float">
            <text:p>12.8240666666667</text:p>
          </table:table-cell>
          <table:table-cell table:formula="of:=AVERAGE([.AE148:.AE177])" office:value-type="float" office:value="31.4686333333333" calcext:value-type="float">
            <text:p>31.4686333333333</text:p>
          </table:table-cell>
          <table:table-cell table:formula="of:=AVERAGE([.AF148:.AF177])" office:value-type="float" office:value="29.2188666666667" calcext:value-type="float">
            <text:p>29.2188666666667</text:p>
          </table:table-cell>
          <table:table-cell table:formula="of:=AVERAGE([.AG148:.AG177])" office:value-type="float" office:value="27.0619620915032" calcext:value-type="float">
            <text:p>27.0619620915032</text:p>
          </table:table-cell>
          <table:table-cell table:formula="of:=AVERAGE([.AH148:.AH177])" office:value-type="float" office:value="7.3269304383342" calcext:value-type="float">
            <text:p>7.3269304383342</text:p>
          </table:table-cell>
          <table:table-cell table:formula="of:=AVERAGE([.AI148:.AI177])" office:value-type="float" office:value="0.558823529411765" calcext:value-type="float">
            <text:p>0.558823529411765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333</text:p>
          </table:table-cell>
          <table:table-cell table:formula="of:=AVERAGE([.AL148:.AL177])" office:value-type="float" office:value="31.4944666666667" calcext:value-type="float">
            <text:p>31.4944666666667</text:p>
          </table:table-cell>
          <table:table-cell table:formula="of:=AVERAGE([.AM148:.AM177])" office:value-type="float" office:value="30.2845333333333" calcext:value-type="float">
            <text:p>30.2845333333333</text:p>
          </table:table-cell>
          <table:table-cell table:formula="of:=AVERAGE([.AN148:.AN177])" office:value-type="float" office:value="27.9404908496732" calcext:value-type="float">
            <text:p>27.9404908496732</text:p>
          </table:table-cell>
          <table:table-cell table:formula="of:=AVERAGE([.AO148:.AO177])" office:value-type="float" office:value="6.86551278693827" calcext:value-type="float">
            <text:p>6.86551278693827</text:p>
          </table:table-cell>
          <table:table-cell table:formula="of:=AVERAGE([.AP148:.AP177])" office:value-type="float" office:value="0.538562091503268" calcext:value-type="float">
            <text:p>0.538562091503268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333</text:p>
          </table:table-cell>
          <table:table-cell table:formula="of:=AVERAGE([.AS148:.AS177])" office:value-type="float" office:value="31.5945666666667" calcext:value-type="float">
            <text:p>31.5945666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281</text:p>
          </table:table-cell>
          <table:table-cell table:formula="of:=AVERAGE([.AV148:.AV177])" office:value-type="float" office:value="5.93963011747042" calcext:value-type="float">
            <text:p>5.93963011747042</text:p>
          </table:table-cell>
          <table:table-cell table:formula="of:=AVERAGE([.AW148:.AW177])" office:value-type="float" office:value="0.526797385620915" calcext:value-type="float">
            <text:p>0.526797385620915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6667</text:p>
          </table:table-cell>
          <table:table-cell table:formula="of:=AVERAGE([.AZ148:.AZ177])" office:value-type="float" office:value="31.6388333333333" calcext:value-type="float">
            <text:p>31.6388333333333</text:p>
          </table:table-cell>
          <table:table-cell table:formula="of:=AVERAGE([.BA148:.BA177])" office:value-type="float" office:value="30.2866333333333" calcext:value-type="float">
            <text:p>30.2866333333333</text:p>
          </table:table-cell>
          <table:table-cell table:formula="of:=AVERAGE([.BB148:.BB177])" office:value-type="float" office:value="29.4590692810458" calcext:value-type="float">
            <text:p>29.4590692810458</text:p>
          </table:table-cell>
          <table:table-cell table:formula="of:=AVERAGE([.BC148:.BC177])" office:value-type="float" office:value="3.03419214677568" calcext:value-type="float">
            <text:p>3.03419214677568</text:p>
          </table:table-cell>
          <table:table-cell table:formula="of:=AVERAGE([.BD148:.BD177])" office:value-type="float" office:value="0.508496732026144" calcext:value-type="float">
            <text:p>0.508496732026144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333</text:p>
          </table:table-cell>
          <table:table-cell table:formula="of:=AVERAGE([.BH148:.BH177])" office:value-type="float" office:value="30.9696333333333" calcext:value-type="float">
            <text:p>30.9696333333333</text:p>
          </table:table-cell>
          <table:table-cell table:formula="of:=AVERAGE([.BI148:.BI177])" office:value-type="float" office:value="29.3374908496732" calcext:value-type="float">
            <text:p>29.3374908496732</text:p>
          </table:table-cell>
          <table:table-cell table:formula="of:=AVERAGE([.BJ148:.BJ177])" office:value-type="float" office:value="5.2769208993655" calcext:value-type="float">
            <text:p>5.2769208993655</text:p>
          </table:table-cell>
          <table:table-cell table:formula="of:=AVERAGE([.BK148:.BK177])" office:value-type="float" office:value="0.50718954248366" calcext:value-type="float">
            <text:p>0.50718954248366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333</text:p>
          </table:table-cell>
          <table:table-cell table:formula="of:=AVERAGE([.BN148:.BN177])" office:value-type="float" office:value="32.6516333333333" calcext:value-type="float">
            <text:p>32.6516333333333</text:p>
          </table:table-cell>
          <table:table-cell table:formula="of:=AVERAGE([.BO148:.BO177])" office:value-type="float" office:value="30.3217333333333" calcext:value-type="float">
            <text:p>30.3217333333333</text:p>
          </table:table-cell>
          <table:table-cell table:formula="of:=AVERAGE([.BP148:.BP177])" office:value-type="float" office:value="28.4055843137255" calcext:value-type="float">
            <text:p>28.4055843137255</text:p>
          </table:table-cell>
          <table:table-cell table:formula="of:=AVERAGE([.BQ148:.BQ177])" office:value-type="float" office:value="7.73378044802024" calcext:value-type="float">
            <text:p>7.73378044802024</text:p>
          </table:table-cell>
          <table:table-cell table:formula="of:=AVERAGE([.BR148:.BR177])" office:value-type="float" office:value="0.490196078431373" calcext:value-type="float">
            <text:p>0.490196078431373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333</text:p>
          </table:table-cell>
          <table:table-cell table:formula="of:=AVERAGE([.BU148:.BU177])" office:value-type="float" office:value="32.5955666666667" calcext:value-type="float">
            <text:p>32.5955666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1765</text:p>
          </table:table-cell>
          <table:table-cell table:formula="of:=AVERAGE([.BX148:.BX177])" office:value-type="float" office:value="7.60317606993912" calcext:value-type="float">
            <text:p>7.60317606993912</text:p>
          </table:table-cell>
          <table:table-cell table:formula="of:=AVERAGE([.BY148:.BY177])" office:value-type="float" office:value="0.47516339869281" calcext:value-type="float">
            <text:p>0.47516339869281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333</text:p>
          </table:table-cell>
          <table:table-cell table:formula="of:=AVERAGE([.CD148:.CD177])" office:value-type="float" office:value="29.7994620915033" calcext:value-type="float">
            <text:p>29.7994620915033</text:p>
          </table:table-cell>
          <table:table-cell table:formula="of:=AVERAGE([.CE148:.CE177])" office:value-type="float" office:value="6.11811923990428" calcext:value-type="float">
            <text:p>6.11811923990428</text:p>
          </table:table-cell>
          <table:table-cell table:formula="of:=AVERAGE([.CF148:.CF177])" office:value-type="float" office:value="0.456209150326797" calcext:value-type="float">
            <text:p>0.456209150326797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48:.E17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48:.L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48:.S178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48:.Z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48:.AG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N148:.AN178];&quot;0&quot;)" office:value-type="float" office:value="11" calcext:value-type="float">
            <text:p>1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U148:.AU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B148:.BB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I148:.BI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P148:.BP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W148:.BW178];&quot;0&quot;)" office:value-type="float" office:value="7" calcext:value-type="float">
            <text:p>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D148:.CD178];&quot;0&quot;)" office:value-type="float" office:value="6" calcext:value-type="float">
            <text:p>6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26"/>
          <table:table-cell table:style-name="ce26" office:value-type="string" calcext:value-type="string">
            <text:p>Solved</text:p>
          </table:table-cell>
          <table:table-cell table:style-name="ce26" table:formula="of:=COUNTIF([.B148:.B177];&quot;0&quot;)" office:value-type="float" office:value="5" calcext:value-type="float">
            <text:p>5</text:p>
          </table:table-cell>
          <table:table-cell table:style-name="ce26" table:number-columns-repeated="2"/>
          <table:table-cell table:style-name="ce19"/>
          <table:table-cell table:style-name="ce8"/>
          <table:table-cell table:style-name="ce26"/>
          <table:table-cell table:style-name="ce26" office:value-type="string" calcext:value-type="string">
            <text:p>Solved</text:p>
          </table:table-cell>
          <table:table-cell table:style-name="ce26" table:formula="of:=COUNTIF([.I148:.I177];&quot;0&quot;)" office:value-type="float" office:value="21" calcext:value-type="float">
            <text:p>21</text:p>
          </table:table-cell>
          <table:table-cell table:style-name="ce26" table:number-columns-repeated="2"/>
          <table:table-cell table:style-name="ce19"/>
          <table:table-cell table:style-name="Default" table:number-columns-repeated="2"/>
          <table:table-cell table:style-name="ce26" office:value-type="string" calcext:value-type="string">
            <text:p>Solved</text:p>
          </table:table-cell>
          <table:table-cell table:style-name="ce26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26" office:value-type="string" calcext:value-type="string">
            <text:p>Solved</text:p>
          </table:table-cell>
          <table:table-cell table:style-name="ce26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4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40"/>
          <table:table-cell table:style-name="ce4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40"/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32026</text:p>
          </table:table-cell>
          <table:table-cell table:style-name="Default" office:value-type="float" office:value="0.56078431372549" calcext:value-type="float">
            <text:p>0.56078431372549</text:p>
          </table:table-cell>
          <table:table-cell table:style-name="Default" office:value-type="float" office:value="0.545751633986928" calcext:value-type="float">
            <text:p>0.545751633986928</text:p>
          </table:table-cell>
          <table:table-cell table:style-name="Default" office:value-type="float" office:value="0.576470588235294" calcext:value-type="float">
            <text:p>0.576470588235294</text:p>
          </table:table-cell>
          <table:table-cell table:style-name="Default" office:value-type="float" office:value="0.558823529411765" calcext:value-type="float">
            <text:p>0.558823529411765</text:p>
          </table:table-cell>
          <table:table-cell table:style-name="Default" office:value-type="float" office:value="0.538562091503268" calcext:value-type="float">
            <text:p>0.538562091503268</text:p>
          </table:table-cell>
          <table:table-cell table:style-name="Default" office:value-type="float" office:value="0.526797385620915" calcext:value-type="float">
            <text:p>0.526797385620915</text:p>
          </table:table-cell>
          <table:table-cell table:style-name="Default" office:value-type="float" office:value="0.508496732026144" calcext:value-type="float">
            <text:p>0.508496732026144</text:p>
          </table:table-cell>
          <table:table-cell table:style-name="Default" office:value-type="float" office:value="0.50718954248366" calcext:value-type="float">
            <text:p>0.50718954248366</text:p>
          </table:table-cell>
          <table:table-cell table:style-name="Default" office:value-type="float" office:value="0.490196078431373" calcext:value-type="float">
            <text:p>0.490196078431373</text:p>
          </table:table-cell>
          <table:table-cell table:style-name="Default" office:value-type="float" office:value="0.47516339869281" calcext:value-type="float">
            <text:p>0.47516339869281</text:p>
          </table:table-cell>
          <table:table-cell table:style-name="Default" office:value-type="float" office:value="0.456209150326797" calcext:value-type="float">
            <text:p>0.456209150326797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0" calcext:value-type="float">
            <text:p>3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89:.Q218])" office:value-type="float" office:value="31" calcext:value-type="float">
            <text:p>31</text:p>
          </table:table-cell>
          <table:table-cell table:style-name="ce22" table:formula="of:=SUM([.R189:.R218])" office:value-type="float" office:value="21" calcext:value-type="float">
            <text:p>21</text:p>
          </table:table-cell>
          <table:table-cell table:style-name="ce22" table:formula="of:=SUM([.S189:.S218])" office:value-type="float" office:value="8" calcext:value-type="float">
            <text:p>8</text:p>
          </table:table-cell>
          <table:table-cell table:style-name="ce22" table:formula="of:=SUM([.T189:.T218])" office:value-type="float" office:value="19" calcext:value-type="float">
            <text:p>19</text:p>
          </table:table-cell>
          <table:table-cell table:style-name="ce22" table:formula="of:=SUM([.U189:.U218])" office:value-type="float" office:value="31" calcext:value-type="float">
            <text:p>31</text:p>
          </table:table-cell>
          <table:table-cell table:style-name="ce22" table:formula="of:=SUM([.V189:.V218])" office:value-type="float" office:value="10" calcext:value-type="float">
            <text:p>10</text:p>
          </table:table-cell>
          <table:table-cell table:style-name="ce22" table:formula="of:=SUM([.W189:.W218])" office:value-type="float" office:value="25" calcext:value-type="float">
            <text:p>25</text:p>
          </table:table-cell>
          <table:table-cell table:style-name="ce22" table:formula="of:=SUM([.X189:.X218])" office:value-type="float" office:value="23" calcext:value-type="float">
            <text:p>23</text:p>
          </table:table-cell>
          <table:table-cell table:style-name="ce22" table:formula="of:=SUM([.Y189:.Y218])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56"/>
        </table:table-row>
      </table:table>
      <table:table table:name="Sheet4" table:style-name="ta1">
        <table:table-column table:style-name="co1" table:default-cell-style-name="ce24"/>
        <table:table-column table:style-name="co1" table:number-columns-repeated="5" table:default-cell-style-name="Default"/>
        <table:table-column table:style-name="co1" table:default-cell-style-name="ce24"/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office:value-type="string" calcext:value-type="string" table:number-columns-spanned="6" table:number-rows-spanned="1">
            <text:p>L-SHADE-Epsilon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8:11:13.673424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4-18T08:29:10.184470899</dc:date>
    <meta:editing-duration>P3DT15H12M45S</meta:editing-duration>
    <meta:editing-cycles>254</meta:editing-cycles>
    <meta:generator>LibreOffice/6.0.3.2$Linux_X86_64 LibreOffice_project/00m0$Build-2</meta:generator>
    <meta:document-statistic meta:table-count="4" meta:cell-count="156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592cm" svg:y="4.201cm" style:legend-expansion="high" chart:style-name="ch3"/>
        <chart:plot-area chart:style-name="ch4" table:cell-range-address="CEC17.A197:CEC17.M19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7.B197:CEC17.M1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592cm" svg:y="4.201cm" style:legend-expansion="high" chart:style-name="ch3"/>
        <chart:plot-area chart:style-name="ch4" table:cell-range-address="'CEC16-single objective (benchmark CEC14)'.A187:'CEC16-single objective (benchmark CEC14)'.M18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'CEC16-single objective (benchmark CEC14)'.B187:'CEC16-single objective (benchmark CEC14)'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'CEC16-single objective (benchmark CEC14)'.B188:'CEC16-single objective (benchmark CEC14)'.M188" chart:label-cell-address="'CEC16-single objective (benchmark CEC14)'.A188:'CEC16-single objective (benchmark CEC14)'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CEC16-single objective (benchmark CEC14)'.B187:'CEC16-single objective (benchmark CEC14)'.M18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'CEC16-single objective (benchmark CEC14)'.A188:'CEC16-single objective (benchmark CEC14)'.A188</svg:desc>
                </draw:g>
              </table:table-cell>
              <table:table-cell office:value-type="float" office:value="0.0379084967320262">
                <text:p>0.0379084967320262</text:p>
                <draw:g>
                  <svg:desc>'CEC16-single objective (benchmark CEC14)'.B188:'CEC16-single objective (benchmark CEC14)'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